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menubar.xm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Configurations/writermenubar.xml"/>
  <manifest:file-entry manifest:media-type="" manifest:full-path="Configurations/"/>
  <manifest:file-entry manifest:media-type="text/xml" manifest:full-path="content.xml"/>
  <manifest:file-entry manifest:media-type="text/xml" manifest:full-path="Basic/Standard/WPInteropStyles.xml"/>
  <manifest:file-entry manifest:media-type="text/xml" manifest:full-path="Basic/Standard/Module1.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charset="x-symbol"/>
    <style:font-face style:name="Tahoma2"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Helvetica-Narrow2" svg:font-family="Helvetica-Narrow" style:font-adornments="Bold" style:font-pitch="variable"/>
    <style:font-face style:name="Helvetica-Narrow3" svg:font-family="Helvetica-Narrow" style:font-adornments="Regular" style:font-pitch="variable"/>
    <style:font-face style:name="Lucida Sans Unicode" svg:font-family="'Lucida Sans Unicode'" style:font-pitch="variable"/>
    <style:font-face style:name="Tahoma" svg:font-family="Tahoma" style:font-pitch="variable"/>
    <style:font-face style:name="Tahoma1" svg:font-family="Tahoma, Lucidasans, 'Lucida Sans', 'Arial Unicode MS'"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Helvetica-Narrow" svg:font-family="Helvetica-Narrow" style:font-adornments="Bold" style:font-family-generic="swiss" style:font-pitch="variable"/>
    <style:font-face style:name="Helvetica-Narrow1" svg:font-family="Helvetica-Narrow" style:font-adornments="Regular" style:font-family-generic="swiss" style:font-pitch="variable"/>
  </office:font-face-decls>
  <office:automatic-styles>
    <style:style style:name="P1" style:family="paragraph" style:parent-style-name="Header_20_right">
      <style:paragraph-properties>
        <style:tab-stops>
          <style:tab-stop style:position="11.06cm"/>
          <style:tab-stop style:position="13.501cm"/>
          <style:tab-stop style:position="14.6cm" style:type="right"/>
        </style:tab-stops>
      </style:paragraph-properties>
    </style:style>
    <style:style style:name="P2" style:family="paragraph" style:parent-style-name="Header_20_left">
      <style:text-properties fo:font-weight="normal" style:font-weight-asian="normal" style:font-weight-complex="normal"/>
    </style:style>
    <style:style style:name="P3" style:family="paragraph" style:parent-style-name="Header_20_right">
      <style:paragraph-properties>
        <style:tab-stops>
          <style:tab-stop style:position="11.06cm"/>
          <style:tab-stop style:position="13.501cm"/>
          <style:tab-stop style:position="14.6cm" style:type="right"/>
        </style:tab-stops>
      </style:paragraph-properties>
    </style:style>
    <style:style style:name="P4" style:family="paragraph" style:parent-style-name="Header_20_right">
      <style:paragraph-properties fo:margin-top="0cm" fo:margin-bottom="0cm"/>
    </style:style>
    <style:style style:name="P5" style:family="paragraph" style:parent-style-name="Title" style:master-page-name="Standard">
      <style:paragraph-properties style:page-number="auto" fo:break-before="page"/>
    </style:style>
    <style:style style:name="T1" style:family="text"/>
  </office:automatic-styles>
  <office:body>
    <office:text>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List of readings</text:p>
      <text:p text:style-name="p"/>
      <text:p text:style-name="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Tahoma2"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Helvetica-Narrow2" svg:font-family="Helvetica-Narrow" style:font-adornments="Bold" style:font-pitch="variable"/>
    <style:font-face style:name="Helvetica-Narrow3" svg:font-family="Helvetica-Narrow" style:font-adornments="Regular" style:font-pitch="variable"/>
    <style:font-face style:name="Lucida Sans Unicode" svg:font-family="'Lucida Sans Unicode'" style:font-pitch="variable"/>
    <style:font-face style:name="Tahoma" svg:font-family="Tahoma" style:font-pitch="variable"/>
    <style:font-face style:name="Tahoma1" svg:font-family="Tahoma, Lucidasans, 'Lucida Sans', 'Arial Unicode MS'"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Helvetica-Narrow" svg:font-family="Helvetica-Narrow" style:font-adornments="Bold" style:font-family-generic="swiss" style:font-pitch="variable"/>
    <style:font-face style:name="Helvetica-Narrow1" svg:font-family="Helvetica-Narrow"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en" style:country-asian="US" style:font-size-complex="12pt" style:language-complex="en" style:country-complex="US"/>
    </style:default-style>
    <style:default-style style:family="paragraph">
      <style:paragraph-properties fo:hyphenation-ladder-count="no-limit" text:number-lines="false" text:line-number="0" style:text-autospace="ideograph-alpha" style:punctuation-wrap="hanging" style:line-break="strict" style:tab-stop-distance="1.252cm" style:writing-mode="page"/>
      <style:text-properties style:use-window-font-color="true" style:font-name="Times New Roman" fo:font-size="12pt" fo:language="en" fo:country="GB"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master-page-name="">
      <style:paragraph-properties fo:margin-top="0cm" fo:margin-bottom="0.423cm" fo:orphans="2" fo:widows="2" style:page-number="auto"/>
      <style:text-properties style:font-name="Times New Roman1" fo:font-size="11pt" fo:font-style="normal" style:font-style-asian="italic" style:font-style-complex="italic"/>
    </style:style>
    <style:style style:name="Text_20_body" style:display-name="Text body" style:family="paragraph" style:class="text" style:master-page-name="">
      <style:paragraph-properties fo:margin-top="0cm" fo:margin-bottom="0.423cm" fo:orphans="2" fo:widows="2" style:page-number="auto" text:number-lines="false" text:line-number="0" style:writing-mode="lr-tb"/>
      <style:text-properties style:font-name="Times New Roman1" fo:font-size="11pt"/>
    </style:style>
    <style:style style:name="First_20_line_20_indent" style:display-name="First line indent" style:family="paragraph" style:parent-style-name="Text_20_body" style:class="text" style:master-page-name="">
      <style:paragraph-properties fo:margin-left="0cm" fo:margin-right="0cm" fo:margin-top="0cm" fo:margin-bottom="0.423cm" fo:orphans="2" fo:widows="2" fo:text-indent="0.6cm" style:auto-text-indent="false" style:page-number="auto" text:number-lines="false" text:line-number="0" style:writing-mode="lr-tb"/>
    </style:style>
    <style:style style:name="Hanging_20_indent" style:display-name="Hanging indent" style:family="paragraph" style:parent-style-name="Text_20_body" style:class="text" style:master-page-name="">
      <style:paragraph-properties fo:margin-left="0.6cm" fo:margin-right="0cm" fo:orphans="2" fo:widows="2" fo:text-indent="-0.6cm" style:auto-text-indent="false" style:page-number="auto">
        <style:tab-stops/>
      </style:paragraph-properties>
    </style:style>
    <style:style style:name="Text_20_body_20_indent" style:display-name="Text body indent" style:family="paragraph" style:parent-style-name="Text_20_body" style:class="text">
      <style:paragraph-properties fo:margin-left="0.494cm" fo:margin-right="0cm" fo:text-indent="0cm" style:auto-text-indent="false"/>
    </style:style>
    <style:style style:name="Salutation" style:family="paragraph" style:parent-style-name="Standard" style:class="text">
      <style:paragraph-properties text:number-lines="false" text:line-number="0"/>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9cm" fo:margin-right="0cm" fo:margin-top="0cm" fo:margin-bottom="0.423cm" fo:text-indent="-4.516cm" style:auto-text-indent="false">
        <style:tab-stops/>
      </style:paragraph-properties>
    </style:style>
    <style:style style:name="Marginalia" style:family="paragraph" style:parent-style-name="Text_20_body" style:class="text">
      <style:paragraph-properties fo:margin-left="4.022cm" fo:margin-right="0cm" fo:margin-top="0cm" fo:margin-bottom="0.423cm" fo:text-indent="0cm" style:auto-text-indent="false"/>
    </style:style>
    <style:style style:name="Heading" style:family="paragraph" style:next-style-name="Text_20_body" style:class="text">
      <style:paragraph-properties fo:margin-top="0.423cm" fo:margin-bottom="0.212cm" fo:keep-with-next="always"/>
      <style:text-properties style:font-name="Arial" fo:font-size="14pt" style:font-name-asian="HG Mincho Light J" style:font-size-asian="14pt" style:font-name-complex="Tahoma1" style:font-size-complex="14pt"/>
    </style:style>
    <style:style style:name="Heading_20_1" style:display-name="Heading 1" style:family="paragraph" style:next-style-name="Text_20_body" style:class="text" style:master-page-name="">
      <style:paragraph-properties fo:margin-top="1.3cm" fo:margin-bottom="0.499cm" fo:keep-together="always" style:page-number="auto" fo:keep-with-next="always"/>
      <style:text-properties style:font-name="Helvetica-Narrow" fo:font-size="18pt" fo:font-style="normal" fo:font-weight="normal" style:font-size-asian="115%" style:font-weight-asian="bold" style:font-size-complex="115%" style:font-weight-complex="bold" style:text-scale="100%"/>
    </style:style>
    <style:style style:name="Heading_20_2" style:display-name="Heading 2" style:family="paragraph" style:next-style-name="Text_20_body" style:class="text" style:master-page-name="">
      <style:paragraph-properties fo:margin-top="0.917cm" fo:margin-bottom="0.353cm" fo:keep-together="always" style:page-number="auto" fo:keep-with-next="always"/>
      <style:text-properties style:font-name="Helvetica-Narrow" fo:font-size="16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next-style-name="Text_20_body" style:class="text" style:master-page-name="">
      <style:paragraph-properties fo:margin-top="0.635cm" fo:margin-bottom="0.212cm" fo:keep-together="always" style:page-number="auto" fo:keep-with-next="always"/>
      <style:text-properties style:font-name="Helvetica-Narrow1" fo:font-size="14pt" fo:font-weight="normal" style:font-size-asian="14pt" style:font-weight-asian="bold" style:font-size-complex="14pt" style:font-weight-complex="bold"/>
    </style:style>
    <style:style style:name="Heading_20_4" style:display-name="Heading 4" style:family="paragraph" style:next-style-name="Text_20_body" style:class="text" style:master-page-name="">
      <style:paragraph-properties fo:margin-top="0.423cm" fo:margin-bottom="0cm" fo:keep-together="always" style:page-number="auto" fo:keep-with-next="always"/>
      <style:text-properties style:font-name="Helvetica-Narrow1" fo:font-size="13pt" fo:font-style="normal" fo:font-weight="normal" style:font-size-asian="85%" style:font-style-asian="italic" style:font-weight-asian="bold" style:font-size-complex="85%" style:font-style-complex="italic" style:font-weight-complex="bold"/>
    </style:style>
    <style:style style:name="Heading_20_5" style:display-name="Heading 5" style:family="paragraph" style:next-style-name="Text_20_body" style:class="text" style:master-page-name="">
      <style:paragraph-properties fo:margin-top="0.423cm" fo:margin-bottom="0cm" fo:keep-together="always" style:page-number="auto" fo:keep-with-next="always"/>
      <style:text-properties style:font-name="Times New Roman2" fo:font-size="12pt" fo:font-weight="bold" style:font-size-asian="85%" style:font-weight-asian="bold" style:font-size-complex="85%" style:font-weight-complex="bold"/>
    </style:style>
    <style:style style:name="Heading_20_6" style:display-name="Heading 6" style:family="paragraph" style:next-style-name="p" style:class="text" style:master-page-name="">
      <style:paragraph-properties fo:margin-top="0cm" fo:margin-bottom="0.21cm" fo:keep-together="always" style:page-number="auto" style:shadow="none" fo:keep-with-next="always"/>
      <style:text-properties style:font-name="Helvetica-Narrow1" fo:font-size="16pt" style:text-underline-style="none"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List" style:family="paragraph" style:parent-style-name="Text_20_body" style:class="list">
      <style:paragraph-properties fo:margin-top="0cm" fo:margin-bottom="0.423cm" text:number-lines="false" text:line-number="0" style:writing-mode="lr-tb"/>
      <style:text-properties style:font-name-complex="Tahoma2"/>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fo:text-indent="0cm" style:auto-text-indent="false"/>
    </style:style>
    <style:style style:name="Numbering_20_2" style:display-name="Numbering 2" style:family="paragraph" style:parent-style-name="List" style:class="list">
      <style:paragraph-properties fo:margin-left="1.27cm" fo:margin-right="0cm" fo:margin-top="0cm" fo:margin-bottom="0.212cm" fo:text-indent="-0.635cm" style:auto-text-indent="false"/>
    </style:style>
    <style:style style:name="Numbering_20_3" style:display-name="Numbering 3" style:family="paragraph" style:parent-style-name="List" style:class="list">
      <style:paragraph-properties fo:margin-left="1.905cm" fo:margin-right="0cm" fo:margin-top="0cm" fo:margin-bottom="0.212cm" fo:text-indent="-0.635cm" style:auto-text-indent="false"/>
    </style:style>
    <style:style style:name="Numbering_20_4" style:display-name="Numbering 4" style:family="paragraph" style:parent-style-name="List" style:class="list">
      <style:paragraph-properties fo:margin-left="2.54cm" fo:margin-right="0cm" fo:margin-top="0cm" fo:margin-bottom="0.212cm" fo:text-indent="-0.635cm" style:auto-text-indent="false"/>
    </style:style>
    <style:style style:name="Numbering_20_5" style:display-name="Numbering 5" style:family="paragraph" style:parent-style-name="List" style:class="list">
      <style:paragraph-properties fo:margin-left="3.175cm" fo:margin-right="0cm" fo:margin-top="0cm" fo:margin-bottom="0.212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fo:text-indent="0cm" style:auto-text-indent="false"/>
    </style:style>
    <style:style style:name="List_20_2_20_Start" style:display-name="List 2 Start" style:family="paragraph" style:parent-style-name="List" style:class="list">
      <style:paragraph-properties fo:margin-left="1.27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List_20_2_20_End" style:display-name="List 2 End" style:family="paragraph" style:parent-style-name="List" style:class="list">
      <style:paragraph-properties fo:margin-left="1.27cm" fo:margin-right="0cm" fo:margin-top="0cm" fo:margin-bottom="0.423cm" fo:text-indent="-0.635cm" style:auto-text-indent="false"/>
    </style:style>
    <style:style style:name="List_20_2_20_Cont." style:display-name="List 2 Cont." style:family="paragraph" style:parent-style-name="List" style:class="list">
      <style:paragraph-properties fo:margin-left="1.27cm" fo:margin-right="0cm" fo:margin-top="0cm" fo:margin-bottom="0.212cm" fo:text-indent="0cm" style:auto-text-indent="false"/>
    </style:style>
    <style:style style:name="List_20_3_20_Start" style:display-name="List 3 Start" style:family="paragraph" style:parent-style-name="List" style:class="list">
      <style:paragraph-properties fo:margin-left="1.905cm" fo:margin-right="0cm" fo:margin-top="0.423cm" fo:margin-bottom="0.212cm" fo:text-indent="-0.635cm" style:auto-text-indent="false"/>
    </style:style>
    <style:style style:name="List_20_3" style:display-name="List 3" style:family="paragraph" style:parent-style-name="List" style:class="list">
      <style:paragraph-properties fo:margin-left="1.905cm" fo:margin-right="0cm" fo:margin-top="0cm" fo:margin-bottom="0.212cm" fo:text-indent="-0.635cm" style:auto-text-indent="false"/>
    </style:style>
    <style:style style:name="List_20_3_20_End" style:display-name="List 3 End" style:family="paragraph" style:parent-style-name="List" style:class="list">
      <style:paragraph-properties fo:margin-left="1.905cm" fo:margin-right="0cm" fo:margin-top="0cm" fo:margin-bottom="0.423cm" fo:text-indent="-0.635cm" style:auto-text-indent="false"/>
    </style:style>
    <style:style style:name="List_20_3_20_Cont." style:display-name="List 3 Cont." style:family="paragraph" style:parent-style-name="List" style:class="list">
      <style:paragraph-properties fo:margin-left="1.905cm" fo:margin-right="0cm" fo:margin-top="0cm" fo:margin-bottom="0.212cm" fo:text-indent="0cm" style:auto-text-indent="false"/>
    </style:style>
    <style:style style:name="List_20_4" style:display-name="List 4" style:family="paragraph" style:parent-style-name="List" style:class="list">
      <style:paragraph-properties fo:margin-left="2.54cm" fo:margin-right="0cm" fo:margin-top="0cm" fo:margin-bottom="0.212cm" fo:text-indent="-0.635cm" style:auto-text-indent="false"/>
    </style:style>
    <style:style style:name="List_20_4_20_End" style:display-name="List 4 End" style:family="paragraph" style:parent-style-name="List" style:class="list">
      <style:paragraph-properties fo:margin-left="2.54cm" fo:margin-right="0cm" fo:margin-top="0cm" fo:margin-bottom="0.423cm" fo:text-indent="-0.635cm" style:auto-text-indent="false"/>
    </style:style>
    <style:style style:name="List_20_4_20_Cont." style:display-name="List 4 Cont." style:family="paragraph" style:parent-style-name="List" style:class="list">
      <style:paragraph-properties fo:margin-left="2.54cm" fo:margin-right="0cm" fo:margin-top="0cm" fo:margin-bottom="0.212cm" fo:text-indent="0cm" style:auto-text-indent="false"/>
    </style:style>
    <style:style style:name="List_20_5" style:display-name="List 5" style:family="paragraph" style:parent-style-name="List" style:class="list">
      <style:paragraph-properties fo:margin-left="3.175cm" fo:margin-right="0cm" fo:margin-top="0cm" fo:margin-bottom="0.212cm" fo:text-indent="-0.635cm" style:auto-text-indent="false"/>
    </style:style>
    <style:style style:name="Header" style:family="paragraph" style:parent-style-name="Standard" style:class="extra">
      <style:paragraph-properties text:number-lines="false" text:line-number="0">
        <style:tab-stops>
          <style:tab-stop style:position="7.301cm" style:type="center"/>
          <style:tab-stop style:position="14.601cm" style:type="right"/>
        </style:tab-stops>
      </style:paragraph-properties>
    </style:style>
    <style:style style:name="Header_20_left" style:display-name="Header left" style:family="paragraph" style:parent-style-name="Standard" style:class="extra">
      <style:paragraph-properties fo:margin-top="0cm" fo:margin-bottom="0cm" text:number-lines="false" text:line-number="0">
        <style:tab-stops>
          <style:tab-stop style:position="0.7cm"/>
          <style:tab-stop style:position="14.601cm" style:type="right"/>
        </style:tab-stops>
      </style:paragraph-properties>
      <style:text-properties style:font-name="Arial1" fo:font-size="8.5pt" fo:font-style="normal"/>
    </style:style>
    <style:style style:name="Header_20_right" style:display-name="Header right" style:family="paragraph" style:parent-style-name="Standard" style:class="extra">
      <style:paragraph-properties fo:margin-top="0cm" fo:margin-bottom="0cm" fo:text-align="end" style:justify-single-word="false" text:number-lines="false" text:line-number="0">
        <style:tab-stops>
          <style:tab-stop style:position="9.751cm"/>
          <style:tab-stop style:position="13.501cm"/>
          <style:tab-stop style:position="14.6cm" style:type="right"/>
        </style:tab-stops>
      </style:paragraph-properties>
      <style:text-properties style:font-name="Arial1" fo:font-size="8.5pt" fo:font-style="normal"/>
    </style:style>
    <style:style style:name="Footer" style:family="paragraph" style:parent-style-name="Standard" style:class="extra">
      <style:paragraph-properties text:number-lines="false" text:line-number="0">
        <style:tab-stops>
          <style:tab-stop style:position="7.301cm" style:type="center"/>
          <style:tab-stop style:position="14.6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7.301cm" style:type="center"/>
          <style:tab-stop style:position="14.6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7.301cm" style:type="center"/>
          <style:tab-stop style:position="14.601cm" style:type="right"/>
        </style:tab-stops>
      </style:paragraph-properties>
    </style:style>
    <style:style style:name="Table_20_Contents" style:display-name="Table Contents" style:family="paragraph" style:parent-style-name="Text_20_body" style:class="extra" style:master-page-name="">
      <style:paragraph-properties fo:orphans="2" fo:widows="2" style:page-number="auto" text:number-lines="false" text:line-number="0"/>
      <style:text-properties style:font-name="Times New Roman1" fo:font-size="11pt" fo:font-style="normal"/>
    </style:style>
    <style:style style:name="Table_20_Heading" style:display-name="Table Heading" style:family="paragraph" style:parent-style-name="Table_20_Contents" style:class="extra" style:master-page-name="">
      <style:paragraph-properties fo:margin-top="0cm" fo:margin-bottom="0cm" fo:text-align="center" style:justify-single-word="false" fo:orphans="0" fo:widows="0" style:page-number="auto" text:number-lines="false" text:line-number="0"/>
      <style:text-properties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writing-mode="lr-tb"/>
      <style:text-properties fo:font-size="10pt" fo:font-style="italic" style:font-size-asian="10pt" style:font-style-asian="italic" style:font-name-complex="Tahoma2" style:font-size-complex="10pt" style:font-style-complex="italic"/>
    </style:style>
    <style:style style:name="Illustration" style:family="paragraph" style:parent-style-name="Caption" style:class="extra"/>
    <style:style style:name="Table" style:family="paragraph" style:parent-style-name="Caption" style:class="extra" style:master-page-name="">
      <style:paragraph-properties fo:margin-top="0cm" fo:margin-bottom="0cm" style:page-number="auto"/>
      <style:text-properties fo:font-size="11pt" fo:font-style="normal"/>
    </style:style>
    <style:style style:name="Text" style:family="paragraph" style:parent-style-name="Caption" style:class="extra" style:master-page-name="">
      <style:paragraph-properties style:page-number="auto"/>
      <style:text-properties fo:font-size="11pt"/>
    </style:style>
    <style:style style:name="Frame_20_contents" style:display-name="Frame contents" style:family="paragraph" style:parent-style-name="Text_20_body" style:class="extra">
      <style:paragraph-properties fo:margin-top="0cm" fo:margin-bottom="0.423cm"/>
    </style:style>
    <style:style style:name="Footnote" style:family="paragraph" style:parent-style-name="Standard" style:class="extra">
      <style:paragraph-properties fo:margin-left="0.494cm" fo:margin-right="0cm" fo:text-indent="-0.494cm" style:auto-text-indent="false" text:number-lines="false" text:line-number="0">
        <style:tab-stops/>
      </style:paragraph-properties>
      <style:text-properties fo:font-size="10pt" style:font-size-asian="10pt" style:font-size-complex="10pt"/>
    </style:style>
    <style:style style:name="Addressee" style:family="paragraph" style:parent-style-name="Standard" style:class="extra">
      <style:paragraph-properties fo:margin-top="0cm" fo:margin-bottom="0.106cm" text:number-lines="false" text:line-number="0"/>
    </style:style>
    <style:style style:name="Sender" style:family="paragraph" style:parent-style-name="Standard" style:class="extra">
      <style:paragraph-properties fo:margin-top="0cm" fo:margin-bottom="0.106cm" text:number-lines="false" text:line-number="0"/>
    </style:style>
    <style:style style:name="Endnote" style:family="paragraph" style:parent-style-name="Standard" style:class="extra">
      <style:paragraph-properties fo:margin-left="0.494cm" fo:margin-right="0cm" fo:text-indent="-0.494cm" style:auto-text-indent="false" text:number-lines="false" text:line-number="0">
        <style:tab-stops/>
      </style:paragraph-properties>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writing-mode="lr-tb"/>
      <style:text-properties style:font-name-complex="Tahoma2"/>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4cm" fo:margin-right="0cm" fo:text-indent="0cm" style:auto-text-indent="false"/>
    </style:style>
    <style:style style:name="Index_20_3" style:display-name="Index 3" style:family="paragraph" style:parent-style-name="Index" style:class="index">
      <style:paragraph-properties fo:margin-left="0.98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Contents_20_Heading" style:display-name="Contents Heading" style:family="paragraph" style:parent-style-name="Heading" style:class="index">
      <style:paragraph-properties fo:margin-left="0cm" fo:margin-right="0cm" fo:margin-top="0.847cm" fo:margin-bottom="0.212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63cm" fo:margin-bottom="0cm" fo:orphans="0" fo:widows="0" fo:text-indent="0cm" style:auto-text-indent="false" style:page-number="auto">
        <style:tab-stops>
          <style:tab-stop style:position="14.601cm" style:type="right" style:leader-style="dotted" style:leader-text="."/>
        </style:tab-stops>
      </style:paragraph-properties>
      <style:text-properties style:font-name="Helvetica-Narrow2" fo:font-size="13pt" fo:font-style="normal" fo:font-weight="bold"/>
    </style:style>
    <style:style style:name="Contents_20_2" style:display-name="Contents 2" style:family="paragraph" style:parent-style-name="Index" style:class="index" style:master-page-name="">
      <style:paragraph-properties fo:margin-left="0.6cm" fo:margin-right="0cm" fo:margin-top="0cm" fo:margin-bottom="0cm" fo:orphans="0" fo:widows="0" fo:text-indent="0cm" style:auto-text-indent="false" style:page-number="auto">
        <style:tab-stops>
          <style:tab-stop style:position="14.102cm" style:type="right" style:leader-style="dotted" style:leader-text="."/>
        </style:tab-stops>
      </style:paragraph-properties>
      <style:text-properties style:font-name="Helvetica-Narrow3" fo:font-size="11pt" fo:font-style="normal"/>
    </style:style>
    <style:style style:name="Contents_20_3" style:display-name="Contents 3" style:family="paragraph" style:parent-style-name="Index" style:class="index">
      <style:paragraph-properties fo:margin-left="1.517cm" fo:margin-right="0cm" fo:margin-top="0cm" fo:margin-bottom="0cm" fo:text-indent="0cm" style:auto-text-indent="false">
        <style:tab-stops>
          <style:tab-stop style:position="13.603cm" style:type="right" style:leader-style="dotted" style:leader-text="."/>
        </style:tab-stops>
      </style:paragraph-properties>
      <style:text-properties style:font-name="Helvetica-Narrow3" fo:font-size="10pt" fo:font-style="normal"/>
    </style:style>
    <style:style style:name="Contents_20_4" style:display-name="Contents 4" style:family="paragraph" style:parent-style-name="Index" style:class="index">
      <style:paragraph-properties fo:margin-left="1.517cm" fo:margin-right="0cm" fo:text-indent="0cm" style:auto-text-indent="false">
        <style:tab-stops>
          <style:tab-stop style:position="13.104cm" style:type="right" style:leader-style="dotted" style:leader-text="."/>
        </style:tab-stops>
      </style:paragraph-properties>
    </style:style>
    <style:style style:name="Contents_20_5" style:display-name="Contents 5" style:family="paragraph" style:parent-style-name="Index" style:class="index">
      <style:paragraph-properties fo:margin-left="2.011cm" fo:margin-right="0cm" fo:text-indent="0cm" style:auto-text-indent="false">
        <style:tab-stops>
          <style:tab-stop style:position="12.605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4.601cm" style:type="right" style:leader-style="dotted" style:leader-text="."/>
        </style:tab-stops>
      </style:paragraph-properties>
    </style:style>
    <style:style style:name="User_20_Index_20_2" style:display-name="User Index 2" style:family="paragraph" style:parent-style-name="Index" style:class="index">
      <style:paragraph-properties fo:margin-left="0.494cm" fo:margin-right="0cm" fo:text-indent="0cm" style:auto-text-indent="false">
        <style:tab-stops>
          <style:tab-stop style:position="14.102cm" style:type="right" style:leader-style="dotted" style:leader-text="."/>
        </style:tab-stops>
      </style:paragraph-properties>
    </style:style>
    <style:style style:name="User_20_Index_20_3" style:display-name="User Index 3" style:family="paragraph" style:parent-style-name="Index" style:class="index">
      <style:paragraph-properties fo:margin-left="0.988cm" fo:margin-right="0cm" fo:text-indent="0cm" style:auto-text-indent="false">
        <style:tab-stops>
          <style:tab-stop style:position="13.603cm" style:type="right" style:leader-style="dotted" style:leader-text="."/>
        </style:tab-stops>
      </style:paragraph-properties>
    </style:style>
    <style:style style:name="User_20_Index_20_4" style:display-name="User Index 4" style:family="paragraph" style:parent-style-name="Index" style:class="index">
      <style:paragraph-properties fo:margin-left="1.482cm" fo:margin-right="0cm" fo:text-indent="0cm" style:auto-text-indent="false">
        <style:tab-stops>
          <style:tab-stop style:position="13.104cm" style:type="right" style:leader-style="dotted" style:leader-text="."/>
        </style:tab-stops>
      </style:paragraph-properties>
    </style:style>
    <style:style style:name="User_20_Index_20_5" style:display-name="User Index 5" style:family="paragraph" style:parent-style-name="Index" style:class="index">
      <style:paragraph-properties fo:margin-left="1.976cm" fo:margin-right="0cm" fo:text-indent="0cm" style:auto-text-indent="false">
        <style:tab-stops>
          <style:tab-stop style:position="12.605cm" style:type="right" style:leader-style="dotted" style:leader-text="."/>
        </style:tab-stops>
      </style:paragraph-properties>
    </style:style>
    <style:style style:name="Contents_20_6" style:display-name="Contents 6" style:family="paragraph" style:parent-style-name="Index" style:class="index">
      <style:paragraph-properties fo:margin-left="2.505cm" fo:margin-right="0cm" fo:text-indent="0cm" style:auto-text-indent="false">
        <style:tab-stops>
          <style:tab-stop style:position="12.106cm" style:type="right" style:leader-style="dotted" style:leader-text="."/>
        </style:tab-stops>
      </style:paragraph-properties>
    </style:style>
    <style:style style:name="Contents_20_7" style:display-name="Contents 7" style:family="paragraph" style:parent-style-name="Index" style:class="index">
      <style:paragraph-properties fo:margin-left="2.999cm" fo:margin-right="0cm" fo:text-indent="0cm" style:auto-text-indent="false">
        <style:tab-stops>
          <style:tab-stop style:position="11.606cm" style:type="right" style:leader-style="dotted" style:leader-text="."/>
        </style:tab-stops>
      </style:paragraph-properties>
    </style:style>
    <style:style style:name="Contents_20_8" style:display-name="Contents 8" style:family="paragraph" style:parent-style-name="Index" style:class="index">
      <style:paragraph-properties fo:margin-left="3.528cm" fo:margin-right="0cm" fo:text-indent="0cm" style:auto-text-indent="false">
        <style:tab-stops>
          <style:tab-stop style:position="11.107cm" style:type="right" style:leader-style="dotted" style:leader-text="."/>
        </style:tab-stops>
      </style:paragraph-properties>
    </style:style>
    <style:style style:name="Contents_20_9" style:display-name="Contents 9" style:family="paragraph" style:parent-style-name="Index" style:class="index">
      <style:paragraph-properties fo:margin-left="3.986cm" fo:margin-right="0cm" fo:text-indent="0cm" style:auto-text-indent="false">
        <style:tab-stops>
          <style:tab-stop style:position="10.608cm" style:type="right" style:leader-style="dotted" style:leader-text="."/>
        </style:tab-stops>
      </style:paragraph-properties>
    </style:style>
    <style:style style:name="Contents_20_10" style:display-name="Contents 10" style:family="paragraph" style:parent-style-name="Index" style:class="index">
      <style:paragraph-properties fo:margin-left="4.48cm" fo:margin-right="0cm" fo:text-indent="0cm" style:auto-text-indent="false">
        <style:tab-stops>
          <style:tab-stop style:position="10.109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4.601cm"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4.601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4.6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4.601cm" style:type="right" style:leader-style="dotted" style:leader-text="."/>
        </style:tab-stops>
      </style:paragraph-properties>
    </style:style>
    <style:style style:name="User_20_Index_20_6" style:display-name="User Index 6" style:family="paragraph" style:parent-style-name="Index" style:class="index">
      <style:paragraph-properties fo:margin-left="2.469cm" fo:margin-right="0cm" fo:text-indent="0cm" style:auto-text-indent="false">
        <style:tab-stops>
          <style:tab-stop style:position="12.106cm" style:type="right" style:leader-style="dotted" style:leader-text="."/>
        </style:tab-stops>
      </style:paragraph-properties>
    </style:style>
    <style:style style:name="User_20_Index_20_7" style:display-name="User Index 7" style:family="paragraph" style:parent-style-name="Index" style:class="index">
      <style:paragraph-properties fo:margin-left="2.963cm" fo:margin-right="0cm" fo:text-indent="0cm" style:auto-text-indent="false">
        <style:tab-stops>
          <style:tab-stop style:position="11.606cm" style:type="right" style:leader-style="dotted" style:leader-text="."/>
        </style:tab-stops>
      </style:paragraph-properties>
    </style:style>
    <style:style style:name="User_20_Index_20_8" style:display-name="User Index 8" style:family="paragraph" style:parent-style-name="Index" style:class="index">
      <style:paragraph-properties fo:margin-left="3.457cm" fo:margin-right="0cm" fo:text-indent="0cm" style:auto-text-indent="false">
        <style:tab-stops>
          <style:tab-stop style:position="11.107cm" style:type="right" style:leader-style="dotted" style:leader-text="."/>
        </style:tab-stops>
      </style:paragraph-properties>
    </style:style>
    <style:style style:name="User_20_Index_20_9" style:display-name="User Index 9" style:family="paragraph" style:parent-style-name="Index" style:class="index">
      <style:paragraph-properties fo:margin-left="3.951cm" fo:margin-right="0cm" fo:text-indent="0cm" style:auto-text-indent="false">
        <style:tab-stops>
          <style:tab-stop style:position="10.608cm" style:type="right" style:leader-style="dotted" style:leader-text="."/>
        </style:tab-stops>
      </style:paragraph-properties>
    </style:style>
    <style:style style:name="User_20_Index_20_10" style:display-name="User Index 10" style:family="paragraph" style:parent-style-name="Index" style:class="index">
      <style:paragraph-properties fo:margin-left="4.48cm" fo:margin-right="0cm" fo:text-indent="0cm" style:auto-text-indent="false">
        <style:tab-stops>
          <style:tab-stop style:position="10.109cm" style:type="right" style:leader-style="dotted" style:leader-text="."/>
        </style:tab-stops>
      </style:paragraph-properties>
    </style:style>
    <style:style style:name="Title" style:family="paragraph" style:next-style-name="p" style:class="chapter" style:master-page-name="">
      <style:paragraph-properties fo:margin-top="0cm" fo:margin-bottom="0.499cm" fo:text-align="start" style:justify-single-word="false" fo:keep-together="always" style:page-number="auto" fo:break-before="page" fo:keep-with-next="always"/>
      <style:text-properties style:font-name="Helvetica-Narrow" fo:font-size="20pt" fo:font-style="normal"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0.988cm" fo:margin-right="0.988cm" fo:margin-top="0cm" fo:margin-bottom="0.494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4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0.988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itle-chapter" style:family="paragraph" style:parent-style-name="Title" style:next-style-name="p" style:master-page-name="" style:default-outline-level="1">
      <style:paragraph-properties fo:margin-left="0cm" fo:margin-right="0cm" fo:text-indent="0cm" style:auto-text-indent="false" style:page-number="auto" fo:break-before="page"/>
      <style:text-properties fo:font-size="20pt"/>
    </style:style>
    <style:style style:name="Title-book" style:family="paragraph" style:parent-style-name="Title" style:next-style-name="p" style:master-page-name="">
      <style:paragraph-properties fo:margin-top="1.401cm" fo:margin-bottom="0cm" fo:keep-together="always" style:page-number="auto" fo:break-before="auto" fo:break-after="auto" fo:keep-with-next="always"/>
      <style:text-properties fo:font-size="36pt"/>
    </style:style>
    <style:style style:name="p-right" style:family="paragraph" style:parent-style-name="p" style:master-page-name="">
      <style:paragraph-properties fo:text-align="end" style:justify-single-word="false" style:page-number="auto"/>
      <style:text-properties fo:font-style="normal" style:font-style-asian="normal" style:font-style-complex="normal"/>
    </style:style>
    <style:style style:name="p-center" style:family="paragraph" style:parent-style-name="p" style:master-page-name="">
      <style:paragraph-properties fo:text-align="center" style:justify-single-word="false" style:page-number="auto"/>
      <style:text-properties fo:font-style="normal" style:font-style-asian="normal" style:font-style-complex="normal"/>
    </style:style>
    <style:style style:name="p" style:family="paragraph" style:parent-style-name="Standard" style:master-page-name="">
      <style:paragraph-properties fo:margin-top="0cm" fo:margin-bottom="0.423cm" fo:text-align="start" style:justify-single-word="false" fo:orphans="2" fo:widows="2" style:page-number="auto"/>
      <style:text-properties fo:font-size="11pt" fo:font-style="normal" style:font-style-asian="normal" style:font-style-complex="normal"/>
    </style:style>
    <style:style style:name="h1" style:family="paragraph" style:parent-style-name="Heading_20_1" style:next-style-name="p" style:master-page-name="">
      <style:paragraph-properties fo:margin-top="1.3cm" fo:margin-bottom="0.499cm" style:page-number="auto"/>
    </style:style>
    <style:style style:name="h2" style:family="paragraph" style:parent-style-name="Heading_20_2" style:next-style-name="p" style:master-page-name="">
      <style:paragraph-properties style:page-number="auto"/>
    </style:style>
    <style:style style:name="h3" style:family="paragraph" style:parent-style-name="Heading_20_3" style:next-style-name="p" style:master-page-name="">
      <style:paragraph-properties style:page-number="auto"/>
    </style:style>
    <style:style style:name="h4" style:family="paragraph" style:parent-style-name="Heading_20_4" style:next-style-name="p" style:master-page-name="">
      <style:paragraph-properties style:page-number="auto">
        <style:tab-stops/>
      </style:paragraph-properties>
    </style:style>
    <style:style style:name="h5" style:family="paragraph" style:parent-style-name="Heading_20_5" style:next-style-name="p" style:master-page-name="">
      <style:paragraph-properties style:page-number="auto"/>
    </style:style>
    <style:style style:name="h1n" style:family="paragraph" style:parent-style-name="Heading_20_1" style:next-style-name="p" style:master-page-name="" style:default-outline-level="2">
      <style:paragraph-properties style:page-number="auto"/>
    </style:style>
    <style:style style:name="h2n" style:family="paragraph" style:parent-style-name="Heading_20_2" style:next-style-name="p" style:master-page-name="" style:default-outline-level="3">
      <style:paragraph-properties style:page-number="auto"/>
    </style:style>
    <style:style style:name="h3n" style:family="paragraph" style:parent-style-name="Heading_20_3" style:next-style-name="p" style:master-page-name="" style:default-outline-level="4">
      <style:paragraph-properties style:page-number="auto"/>
    </style:style>
    <style:style style:name="h4n" style:family="paragraph" style:parent-style-name="Heading_20_4" style:next-style-name="p" style:master-page-name="" style:default-outline-level="5">
      <style:paragraph-properties style:page-number="auto"/>
    </style:style>
    <style:style style:name="h5n" style:family="paragraph" style:parent-style-name="Heading_20_5" style:next-style-name="p" style:master-page-name="" style:default-outline-level="6">
      <style:paragraph-properties style:page-number="auto"/>
    </style:style>
    <style:style style:name="li1b" style:family="paragraph" style:parent-style-name="p" style:list-style-name="li1b" style:master-page-name="">
      <style:paragraph-properties fo:margin-top="0cm" fo:margin-bottom="0.21cm" style:page-number="auto"/>
    </style:style>
    <style:style style:name="li2b" style:family="paragraph" style:parent-style-name="p" style:list-style-name="li2b" style:master-page-name="">
      <style:paragraph-properties fo:margin-top="0cm" fo:margin-bottom="0.21cm" style:page-number="auto"/>
    </style:style>
    <style:style style:name="li3b" style:family="paragraph" style:parent-style-name="p" style:list-style-name="li3b" style:master-page-name="">
      <style:paragraph-properties fo:margin-top="0cm" fo:margin-bottom="0.21cm" style:page-number="auto"/>
    </style:style>
    <style:style style:name="li4b" style:family="paragraph" style:parent-style-name="p" style:list-style-name="li4b" style:master-page-name="">
      <style:paragraph-properties fo:margin-top="0cm" fo:margin-bottom="0.21cm" style:page-number="auto"/>
    </style:style>
    <style:style style:name="li5b" style:family="paragraph" style:parent-style-name="p" style:list-style-name="li5b" style:master-page-name="">
      <style:paragraph-properties fo:margin-top="0cm" fo:margin-bottom="0.21cm" style:page-number="auto"/>
    </style:style>
    <style:style style:name="li1p" style:family="paragraph" style:parent-style-name="p" style:master-page-name="">
      <style:paragraph-properties fo:margin-left="0.6cm" fo:margin-right="0cm" fo:margin-top="0cm" fo:margin-bottom="0.21cm" fo:text-indent="0cm" style:auto-text-indent="false" style:page-number="auto"/>
    </style:style>
    <style:style style:name="li2p" style:family="paragraph" style:parent-style-name="p" style:master-page-name="">
      <style:paragraph-properties fo:margin-left="1.199cm" fo:margin-right="0cm" fo:margin-top="0cm" fo:margin-bottom="0.21cm" fo:text-indent="0cm" style:auto-text-indent="false" style:page-number="auto"/>
    </style:style>
    <style:style style:name="li3p" style:family="paragraph" style:parent-style-name="p" style:master-page-name="">
      <style:paragraph-properties fo:margin-left="1.799cm" fo:margin-right="0cm" fo:margin-top="0cm" fo:margin-bottom="0.21cm" fo:text-indent="0cm" style:auto-text-indent="false" style:page-number="auto"/>
    </style:style>
    <style:style style:name="li4p" style:family="paragraph" style:parent-style-name="p" style:master-page-name="">
      <style:paragraph-properties fo:margin-left="2.401cm" fo:margin-right="0cm" fo:margin-top="0cm" fo:margin-bottom="0.21cm" fo:text-indent="0cm" style:auto-text-indent="false" style:page-number="auto"/>
    </style:style>
    <style:style style:name="li5p" style:family="paragraph" style:parent-style-name="p" style:master-page-name="">
      <style:paragraph-properties fo:margin-left="3cm" fo:margin-right="0cm" fo:margin-top="0cm" fo:margin-bottom="0.21cm" fo:text-indent="0cm" style:auto-text-indent="false" style:page-number="auto"/>
    </style:style>
    <style:style style:name="bq1" style:family="paragraph" style:parent-style-name="Standard" style:next-style-name="p" style:master-page-name="">
      <style:paragraph-properties fo:margin-left="0.6cm" fo:margin-right="0cm" fo:margin-top="0cm" fo:margin-bottom="0.423cm" fo:orphans="2" fo:widows="2" fo:text-indent="0cm" style:auto-text-indent="false" style:page-number="auto"/>
      <style:text-properties fo:font-style="normal"/>
    </style:style>
    <style:style style:name="bq2" style:family="paragraph" style:parent-style-name="Standard" style:next-style-name="p" style:master-page-name="">
      <style:paragraph-properties fo:margin-left="1.199cm" fo:margin-right="0cm" fo:margin-top="0cm" fo:margin-bottom="0.423cm" fo:orphans="2" fo:widows="2" fo:text-indent="0cm" style:auto-text-indent="false" style:page-number="auto"/>
      <style:text-properties fo:font-style="normal"/>
    </style:style>
    <style:style style:name="bq3" style:family="paragraph" style:parent-style-name="Standard" style:next-style-name="p" style:master-page-name="">
      <style:paragraph-properties fo:margin-left="1.799cm" fo:margin-right="0cm" fo:margin-top="0cm" fo:margin-bottom="0.423cm" fo:orphans="2" fo:widows="2" fo:text-indent="0cm" style:auto-text-indent="false" style:page-number="auto"/>
      <style:text-properties fo:font-style="normal"/>
    </style:style>
    <style:style style:name="bq4" style:family="paragraph" style:parent-style-name="Standard" style:next-style-name="p" style:master-page-name="">
      <style:paragraph-properties fo:margin-left="2.401cm" fo:margin-right="0cm" fo:margin-top="0cm" fo:margin-bottom="0.423cm" fo:orphans="2" fo:widows="2" fo:text-indent="0cm" style:auto-text-indent="false" style:page-number="auto"/>
      <style:text-properties fo:font-style="normal"/>
    </style:style>
    <style:style style:name="bq5" style:family="paragraph" style:parent-style-name="Standard" style:next-style-name="p" style:master-page-name="">
      <style:paragraph-properties fo:margin-left="3cm" fo:margin-right="0cm" fo:margin-top="0cm" fo:margin-bottom="0.423cm" fo:orphans="2" fo:widows="2" fo:text-indent="0cm" style:auto-text-indent="false" style:page-number="auto"/>
      <style:text-properties fo:font-style="normal"/>
    </style:style>
    <style:style style:name="bq1source" style:family="paragraph" style:parent-style-name="Standard" style:next-style-name="p" style:master-page-name="">
      <style:paragraph-properties fo:margin-left="0.6cm" fo:margin-right="0cm" fo:margin-top="0cm" fo:margin-bottom="0.423cm" fo:orphans="2" fo:widows="2" fo:text-indent="0cm" style:auto-text-indent="false" style:page-number="auto"/>
      <style:text-properties fo:font-size="9pt" fo:font-style="normal"/>
    </style:style>
    <style:style style:name="bq2source" style:family="paragraph" style:parent-style-name="Standard" style:next-style-name="p" style:master-page-name="">
      <style:paragraph-properties fo:margin-left="1.199cm" fo:margin-right="0cm" fo:margin-top="0cm" fo:margin-bottom="0.423cm" fo:orphans="2" fo:widows="2" fo:text-indent="0cm" style:auto-text-indent="false" style:page-number="auto"/>
      <style:text-properties fo:font-size="9pt" fo:font-style="normal"/>
    </style:style>
    <style:style style:name="bq3source" style:family="paragraph" style:parent-style-name="Standard" style:next-style-name="p" style:master-page-name="">
      <style:paragraph-properties fo:margin-left="1.799cm" fo:margin-right="0cm" fo:margin-top="0cm" fo:margin-bottom="0.423cm" fo:orphans="2" fo:widows="2" fo:text-indent="0cm" style:auto-text-indent="false" style:page-number="auto"/>
      <style:text-properties fo:font-size="9pt" fo:font-style="normal"/>
    </style:style>
    <style:style style:name="bq4source" style:family="paragraph" style:parent-style-name="Standard" style:next-style-name="p" style:master-page-name="">
      <style:paragraph-properties fo:margin-left="2.401cm" fo:margin-right="0cm" fo:margin-top="0cm" fo:margin-bottom="0.423cm" fo:orphans="2" fo:widows="2" fo:text-indent="0cm" style:auto-text-indent="false" style:page-number="auto"/>
      <style:text-properties fo:font-size="9pt" fo:font-style="normal"/>
    </style:style>
    <style:style style:name="bq5source" style:family="paragraph" style:parent-style-name="Standard" style:next-style-name="p" style:master-page-name="">
      <style:paragraph-properties fo:margin-left="3cm" fo:margin-right="0cm" fo:margin-top="0cm" fo:margin-bottom="0.423cm" fo:orphans="2" fo:widows="2" fo:text-indent="0cm" style:auto-text-indent="false" style:page-number="auto"/>
      <style:text-properties fo:font-size="9pt" fo:font-style="normal"/>
    </style:style>
    <style:style style:name="pre1" style:family="paragraph" style:master-page-name="">
      <style:paragraph-properties fo:margin-left="0cm" fo:margin-right="0cm" fo:margin-top="0cm" fo:margin-bottom="0.21cm" fo:orphans="2" fo:widows="2" fo:text-indent="0cm" style:auto-text-indent="false" style:page-number="auto" fo:background-color="transparent" style:shadow="none">
        <style:tab-stops/>
        <style:background-image/>
      </style:paragraph-properties>
      <style:text-properties style:use-window-font-color="true" style:font-name="Courier New" fo:font-size="10pt" style:font-size-asian="10pt"/>
    </style:style>
    <style:style style:name="pre2" style:family="paragraph" style:master-page-name="">
      <style:paragraph-properties fo:margin-left="0.6cm" fo:margin-right="0cm" fo:margin-top="0cm" fo:margin-bottom="0.21cm" fo:orphans="2" fo:widows="2" fo:text-indent="0cm" style:auto-text-indent="false" style:page-number="auto" fo:background-color="transparent" style:shadow="none">
        <style:background-image/>
      </style:paragraph-properties>
      <style:text-properties style:use-window-font-color="true" style:font-name="Courier New" fo:font-size="10pt" style:font-size-asian="10pt"/>
    </style:style>
    <style:style style:name="pre3" style:family="paragraph" style:master-page-name="">
      <style:paragraph-properties fo:margin-left="1.199cm" fo:margin-right="0cm" fo:margin-top="0cm" fo:margin-bottom="0.21cm" fo:orphans="2" fo:widows="2" fo:text-indent="0cm" style:auto-text-indent="false" style:page-number="auto" fo:background-color="transparent">
        <style:tab-stops/>
        <style:background-image/>
      </style:paragraph-properties>
      <style:text-properties style:use-window-font-color="true" style:font-name="Courier New" fo:font-size="10pt" style:font-size-asian="10pt"/>
    </style:style>
    <style:style style:name="pre4" style:family="paragraph" style:master-page-name="">
      <style:paragraph-properties fo:margin-left="1.799cm" fo:margin-right="0cm" fo:margin-top="0cm" fo:margin-bottom="0.21cm" fo:orphans="2" fo:widows="2" fo:text-indent="0cm" style:auto-text-indent="false" style:page-number="auto" fo:background-color="transparent">
        <style:background-image/>
      </style:paragraph-properties>
      <style:text-properties style:use-window-font-color="true" style:font-name="Courier New" fo:font-size="10pt" style:font-size-asian="10pt"/>
    </style:style>
    <style:style style:name="pre5" style:family="paragraph" style:master-page-name="">
      <style:paragraph-properties fo:margin-left="2.401cm" fo:margin-right="0cm" fo:margin-top="0cm" fo:margin-bottom="0.21cm" fo:orphans="2" fo:widows="2" fo:text-indent="0cm" style:auto-text-indent="false" style:page-number="auto" fo:background-color="transparent">
        <style:background-image/>
      </style:paragraph-properties>
      <style:text-properties style:use-window-font-color="true" style:font-name="Courier New" fo:font-size="10pt" style:font-size-asian="10pt"/>
    </style:style>
    <style:style style:name="dd1" style:family="paragraph" style:parent-style-name="p" style:master-page-name="">
      <style:paragraph-properties fo:margin-left="0.6cm" fo:margin-right="0cm" fo:margin-top="0cm" fo:margin-bottom="0.21cm" fo:orphans="2" fo:widows="2" fo:text-indent="0cm" style:auto-text-indent="false" style:page-number="auto"/>
    </style:style>
    <style:style style:name="dd2" style:family="paragraph" style:parent-style-name="p" style:master-page-name="">
      <style:paragraph-properties fo:margin-left="1.199cm" fo:margin-right="0cm" fo:margin-top="0cm" fo:margin-bottom="0.21cm" fo:orphans="2" fo:widows="2" fo:text-indent="0cm" style:auto-text-indent="false" style:page-number="auto"/>
    </style:style>
    <style:style style:name="dd3" style:family="paragraph" style:parent-style-name="p" style:master-page-name="">
      <style:paragraph-properties fo:margin-left="1.799cm" fo:margin-right="0cm" fo:margin-top="0cm" fo:margin-bottom="0.21cm" fo:orphans="2" fo:widows="2" fo:text-indent="0cm" style:auto-text-indent="false" style:page-number="auto"/>
    </style:style>
    <style:style style:name="dd4" style:family="paragraph" style:parent-style-name="p" style:master-page-name="">
      <style:paragraph-properties fo:margin-left="2.399cm" fo:margin-right="0cm" fo:margin-top="0cm" fo:margin-bottom="0.21cm" fo:orphans="2" fo:widows="2" fo:text-indent="0cm" style:auto-text-indent="false" style:page-number="auto"/>
    </style:style>
    <style:style style:name="dd5" style:family="paragraph" style:parent-style-name="p" style:master-page-name="">
      <style:paragraph-properties fo:margin-left="3cm" fo:margin-right="0cm" fo:margin-top="0cm" fo:margin-bottom="0.21cm" fo:orphans="2" fo:widows="2" fo:text-indent="0cm" style:auto-text-indent="false" style:page-number="auto"/>
    </style:style>
    <style:style style:name="dt1" style:family="paragraph" style:parent-style-name="p" style:next-style-name="dd1" style:master-page-name="">
      <style:paragraph-properties fo:margin-left="0cm" fo:margin-right="0cm" fo:margin-top="0cm" fo:margin-bottom="0.21cm" fo:orphans="2" fo:widows="2" fo:text-indent="0cm" style:auto-text-indent="false" style:page-number="auto" fo:keep-with-next="always">
        <style:tab-stops/>
      </style:paragraph-properties>
      <style:text-properties fo:font-weight="bold"/>
    </style:style>
    <style:style style:name="dt2" style:family="paragraph" style:parent-style-name="p" style:next-style-name="dd2" style:master-page-name="">
      <style:paragraph-properties fo:margin-left="0.6cm" fo:margin-right="0cm" fo:margin-top="0cm" fo:margin-bottom="0.21cm" fo:text-indent="0cm" style:auto-text-indent="false" style:page-number="auto" fo:keep-with-next="always"/>
      <style:text-properties fo:font-weight="bold"/>
    </style:style>
    <style:style style:name="dt3" style:family="paragraph" style:parent-style-name="p" style:next-style-name="dd3" style:master-page-name="">
      <style:paragraph-properties fo:margin-left="1.199cm" fo:margin-right="0cm" fo:margin-top="0cm" fo:margin-bottom="0.21cm" fo:text-indent="0cm" style:auto-text-indent="false" style:page-number="auto" fo:keep-with-next="always"/>
      <style:text-properties fo:font-weight="bold"/>
    </style:style>
    <style:style style:name="dt4" style:family="paragraph" style:parent-style-name="p" style:next-style-name="dd4" style:master-page-name="">
      <style:paragraph-properties fo:margin-left="1.799cm" fo:margin-right="0cm" fo:margin-top="0cm" fo:margin-bottom="0.21cm" fo:text-indent="0cm" style:auto-text-indent="false" style:page-number="auto" fo:keep-with-next="always"/>
      <style:text-properties fo:font-weight="bold"/>
    </style:style>
    <style:style style:name="dt5" style:family="paragraph" style:parent-style-name="p" style:next-style-name="dd5" style:master-page-name="">
      <style:paragraph-properties fo:margin-left="2.399cm" fo:margin-right="0cm" fo:margin-top="0cm" fo:margin-bottom="0.21cm" fo:text-indent="0cm" style:auto-text-indent="false" style:page-number="auto" fo:keep-with-next="always"/>
      <style:text-properties fo:font-weight="bold"/>
    </style:style>
    <style:style style:name="li1n" style:family="paragraph" style:parent-style-name="Standard" style:list-style-name="li1n">
      <style:paragraph-properties fo:margin-top="0cm" fo:margin-bottom="0.21cm"/>
    </style:style>
    <style:style style:name="li2n" style:family="paragraph" style:parent-style-name="p" style:list-style-name="li2n" style:master-page-name="">
      <style:paragraph-properties fo:margin-top="0cm" fo:margin-bottom="0.21cm" style:page-number="auto">
        <style:tab-stops/>
      </style:paragraph-properties>
    </style:style>
    <style:style style:name="li3n" style:family="paragraph" style:parent-style-name="p" style:list-style-name="li3n" style:master-page-name="">
      <style:paragraph-properties fo:margin-top="0cm" fo:margin-bottom="0.21cm" style:page-number="auto">
        <style:tab-stops/>
      </style:paragraph-properties>
    </style:style>
    <style:style style:name="li4n" style:family="paragraph" style:parent-style-name="p" style:list-style-name="li4n" style:master-page-name="">
      <style:paragraph-properties fo:margin-top="0cm" fo:margin-bottom="0.21cm" style:page-number="auto">
        <style:tab-stops/>
      </style:paragraph-properties>
    </style:style>
    <style:style style:name="li5n" style:family="paragraph" style:parent-style-name="p" style:list-style-name="li5n" style:master-page-name="">
      <style:paragraph-properties fo:margin-top="0cm" fo:margin-bottom="0.21cm" style:page-number="auto">
        <style:tab-stops/>
      </style:paragraph-properties>
    </style:style>
    <style:style style:name="li1i" style:family="paragraph" style:parent-style-name="p" style:list-style-name="li1i" style:master-page-name="">
      <style:paragraph-properties fo:margin-top="0cm" fo:margin-bottom="0.21cm" style:page-number="auto"/>
    </style:style>
    <style:style style:name="li2i" style:family="paragraph" style:parent-style-name="p" style:list-style-name="li2i" style:master-page-name="">
      <style:paragraph-properties fo:margin-top="0cm" fo:margin-bottom="0.21cm" style:page-number="auto"/>
    </style:style>
    <style:style style:name="li3i" style:family="paragraph" style:parent-style-name="p" style:list-style-name="li3i" style:master-page-name="">
      <style:paragraph-properties fo:margin-top="0cm" fo:margin-bottom="0.21cm" style:page-number="auto"/>
    </style:style>
    <style:style style:name="li4i" style:family="paragraph" style:parent-style-name="p" style:list-style-name="li4i" style:master-page-name="">
      <style:paragraph-properties fo:margin-top="0cm" fo:margin-bottom="0.21cm" style:page-number="auto"/>
    </style:style>
    <style:style style:name="li5i" style:family="paragraph" style:parent-style-name="p" style:list-style-name="li5i" style:master-page-name="">
      <style:paragraph-properties fo:margin-top="0cm" fo:margin-bottom="0.21cm" style:page-number="auto"/>
    </style:style>
    <style:style style:name="li1I" style:family="paragraph" style:parent-style-name="p" style:list-style-name="li1I" style:master-page-name="">
      <style:paragraph-properties fo:margin-top="0cm" fo:margin-bottom="0.21cm" style:page-number="auto"/>
    </style:style>
    <style:style style:name="li2I" style:family="paragraph" style:parent-style-name="p" style:list-style-name="li2I" style:master-page-name="">
      <style:paragraph-properties fo:margin-top="0cm" fo:margin-bottom="0.21cm" style:page-number="auto"/>
    </style:style>
    <style:style style:name="li3I" style:family="paragraph" style:parent-style-name="p" style:list-style-name="li3I" style:master-page-name="">
      <style:paragraph-properties fo:margin-top="0cm" fo:margin-bottom="0.21cm" style:page-number="auto"/>
    </style:style>
    <style:style style:name="li4I" style:family="paragraph" style:parent-style-name="p" style:list-style-name="li4I" style:master-page-name="">
      <style:paragraph-properties fo:margin-top="0cm" fo:margin-bottom="0.21cm" style:page-number="auto"/>
    </style:style>
    <style:style style:name="li5I" style:family="paragraph" style:parent-style-name="p" style:list-style-name="li5I" style:master-page-name="">
      <style:paragraph-properties fo:margin-top="0cm" fo:margin-bottom="0.21cm" style:page-number="auto"/>
    </style:style>
    <style:style style:name="li1a" style:family="paragraph" style:parent-style-name="p" style:list-style-name="li1a" style:master-page-name="">
      <style:paragraph-properties fo:margin-top="0cm" fo:margin-bottom="0.21cm" style:page-number="auto"/>
    </style:style>
    <style:style style:name="li2a" style:family="paragraph" style:parent-style-name="p" style:list-style-name="li2a" style:master-page-name="">
      <style:paragraph-properties fo:margin-top="0cm" fo:margin-bottom="0.21cm" style:page-number="auto"/>
    </style:style>
    <style:style style:name="li3a" style:family="paragraph" style:parent-style-name="p" style:list-style-name="li3a" style:master-page-name="">
      <style:paragraph-properties fo:margin-top="0cm" fo:margin-bottom="0.21cm" style:page-number="auto"/>
    </style:style>
    <style:style style:name="li4a" style:family="paragraph" style:parent-style-name="p" style:list-style-name="li4a" style:master-page-name="">
      <style:paragraph-properties fo:margin-top="0cm" fo:margin-bottom="0.21cm" style:page-number="auto"/>
    </style:style>
    <style:style style:name="li5a" style:family="paragraph" style:parent-style-name="p" style:list-style-name="li5a" style:master-page-name="">
      <style:paragraph-properties fo:margin-top="0cm" fo:margin-bottom="0.21cm" style:page-number="auto"/>
    </style:style>
    <style:style style:name="li1A" style:family="paragraph" style:parent-style-name="p" style:list-style-name="li1A" style:master-page-name="">
      <style:paragraph-properties fo:margin-top="0cm" fo:margin-bottom="0.21cm" style:page-number="auto"/>
    </style:style>
    <style:style style:name="li2A" style:family="paragraph" style:parent-style-name="p" style:list-style-name="li2A" style:master-page-name="">
      <style:paragraph-properties fo:margin-top="0cm" fo:margin-bottom="0.21cm" style:page-number="auto"/>
    </style:style>
    <style:style style:name="li3A" style:family="paragraph" style:parent-style-name="p" style:list-style-name="li3A" style:master-page-name="">
      <style:paragraph-properties fo:margin-top="0cm" fo:margin-bottom="0.21cm" style:page-number="auto"/>
    </style:style>
    <style:style style:name="li4A" style:family="paragraph" style:parent-style-name="p" style:list-style-name="li4A" style:master-page-name="">
      <style:paragraph-properties fo:margin-top="0cm" fo:margin-bottom="0.21cm" style:page-number="auto"/>
    </style:style>
    <style:style style:name="li5A" style:family="paragraph" style:parent-style-name="p" style:list-style-name="li5A" style:master-page-name="">
      <style:paragraph-properties fo:margin-top="0cm" fo:margin-bottom="0.21cm" style:page-number="auto"/>
    </style:style>
    <style:style style:name="p-hanging-indent" style:family="paragraph" style:parent-style-name="Hanging_20_indent" style:master-page-name="">
      <style:paragraph-properties fo:margin-top="0cm" fo:margin-bottom="0.423cm" style:page-number="auto" style:shadow="none">
        <style:tab-stops/>
      </style:paragraph-properties>
    </style:style>
    <style:style style:name="p-firstline-indent" style:family="paragraph" style:parent-style-name="First_20_line_20_indent" style:master-page-name="">
      <style:paragraph-properties fo:margin-left="0cm" fo:margin-right="0cm" fo:text-indent="0.6cm" style:auto-text-indent="false" style:page-number="auto"/>
    </style:style>
    <style:style style:name="p-latex" style:family="paragraph" style:parent-style-name="p" style:master-page-name="">
      <style:paragraph-properties fo:text-align="start" style:justify-single-word="false" style:page-number="auto" fo:background-color="transparent">
        <style:background-image/>
      </style:paragraph-properties>
      <style:text-properties style:font-name="Courier New" fo:font-size="10pt"/>
    </style:style>
    <style:style style:name="h-casestudy" style:family="paragraph" style:parent-style-name="Heading_20_6" style:next-style-name="p" style:master-page-name="">
      <style:paragraph-properties style:page-number="auto" fo:padding="0.049cm" fo:border-left="none" fo:border-right="none" fo:border-top="none" fo:border-bottom="0.018cm solid #000000" style:shadow="none"/>
    </style:style>
    <style:style style:name="h-discussion" style:family="paragraph" style:parent-style-name="Heading_20_6" style:next-style-name="p" style:master-page-name="">
      <style:paragraph-properties style:page-number="auto" fo:padding="0cm" fo:border-left="none" fo:border-right="none" fo:border-top="none" fo:border-bottom="0.018cm solid #000000"/>
    </style:style>
    <style:style style:name="h-example" style:family="paragraph" style:parent-style-name="Heading_20_6" style:next-style-name="p" style:master-page-name="">
      <style:paragraph-properties style:page-number="auto" fo:padding="0.049cm" fo:border-left="none" fo:border-right="none" fo:border-top="none" fo:border-bottom="0.018cm solid #000000" style:shadow="none"/>
    </style:style>
    <style:style style:name="h-exercise" style:family="paragraph" style:parent-style-name="Heading_20_6" style:next-style-name="p" style:master-page-name="">
      <style:paragraph-properties style:page-number="auto" fo:background-color="transparent" fo:padding="0.049cm" fo:border-left="none" fo:border-right="none" fo:border-top="none" fo:border-bottom="0.018cm solid #000000" style:shadow="none">
        <style:tab-stops/>
        <style:background-image/>
      </style:paragraph-properties>
      <style:text-properties fo:font-size="16pt"/>
    </style:style>
    <style:style style:name="h-learning" style:family="paragraph" style:parent-style-name="Heading_20_6" style:next-style-name="p" style:master-page-name="">
      <style:paragraph-properties style:page-number="auto" fo:padding="0.049cm" fo:border-left="none" fo:border-right="none" fo:border-top="none" fo:border-bottom="0.018cm solid #000000" style:shadow="none"/>
    </style:style>
    <style:style style:name="h-reading" style:family="paragraph" style:parent-style-name="Heading_20_6" style:next-style-name="p">
      <style:paragraph-properties fo:padding="0.049cm" fo:border-left="none" fo:border-right="none" fo:border-top="none" fo:border-bottom="0.018cm solid #000000" style:shadow="none"/>
    </style:style>
    <style:style style:name="h-reflection" style:family="paragraph" style:parent-style-name="Heading_20_6" style:next-style-name="p">
      <style:paragraph-properties fo:padding="0.049cm" fo:border-left="none" fo:border-right="none" fo:border-top="none" fo:border-bottom="0.018cm solid #000000" style:shadow="none"/>
    </style:style>
    <style:style style:name="h-note" style:family="paragraph" style:parent-style-name="Heading_20_6" style:next-style-name="p">
      <style:paragraph-properties fo:padding="0.049cm" fo:border-left="none" fo:border-right="none" fo:border-top="none" fo:border-bottom="0.018cm solid #000000" style:shadow="none"/>
    </style:style>
    <style:style style:name="h-slide" style:family="paragraph" style:parent-style-name="Heading_20_6" style:next-style-name="p" style:master-page-name="">
      <style:paragraph-properties style:page-number="auto" fo:padding="0.049cm" fo:border-left="none" fo:border-right="none" fo:border-top="none" fo:border-bottom="0.018cm solid #000000"/>
    </style:style>
    <style:style style:name="h-presentation" style:family="paragraph" style:parent-style-name="Heading_20_6" style:next-style-name="p" style:master-page-name="">
      <style:paragraph-properties style:page-number="auto" fo:background-color="transparent" fo:padding="0.049cm" fo:border-left="none" fo:border-right="none" fo:border-top="none" fo:border-bottom="0.018cm solid #000000" style:shadow="none">
        <style:tab-stops/>
        <style:background-image/>
      </style:paragraph-properties>
    </style:style>
    <style:style style:name="h-audio" style:family="paragraph" style:parent-style-name="Heading_20_6" style:next-style-name="p" style:master-page-name="">
      <style:paragraph-properties fo:margin-top="0cm" fo:margin-bottom="0.21cm" style:page-number="auto" fo:background-color="transparent" fo:padding="0.049cm" fo:border-left="none" fo:border-right="none" fo:border-top="none" fo:border-bottom="0.018cm solid #000000" style:shadow="none">
        <style:tab-stops/>
        <style:background-image/>
      </style:paragraph-properties>
    </style:style>
    <style:style style:name="h-selfassessment" style:family="paragraph" style:parent-style-name="Heading_20_6" style:next-style-name="p" style:master-page-name="">
      <style:paragraph-properties style:page-number="auto" fo:padding="0.049cm" fo:border-left="none" fo:border-right="none" fo:border-top="none" fo:border-bottom="0.018cm solid #000000"/>
    </style:style>
    <style:style style:name="h-video" style:family="paragraph" style:parent-style-name="Heading_20_6" style:next-style-name="p" style:master-page-name="">
      <style:paragraph-properties style:page-number="auto" fo:padding="0.049cm" fo:border-left="none" fo:border-right="none" fo:border-top="none" fo:border-bottom="0.018cm solid #000000"/>
    </style:style>
    <style:style style:name="h-cd" style:family="paragraph" style:parent-style-name="Heading_20_6" style:next-style-name="p" style:master-page-name="">
      <style:paragraph-properties style:page-number="auto" fo:background-color="transparent" fo:padding="0.049cm" fo:border-left="none" fo:border-right="none" fo:border-top="none" fo:border-bottom="0.018cm solid #000000">
        <style:background-image/>
      </style:paragraph-properties>
    </style:style>
    <style:style style:name="Title-part" style:family="paragraph" style:parent-style-name="Title" style:next-style-name="p" style:master-page-name="">
      <style:paragraph-properties style:page-number="auto"/>
      <style:text-properties fo:font-size="22pt"/>
    </style:style>
    <style:style style:name="p-ninept" style:family="paragraph" style:parent-style-name="p" style:master-page-name="">
      <style:paragraph-properties style:page-number="auto"/>
      <style:text-properties fo:font-size="9pt"/>
    </style:style>
    <style:style style:name="p-eightpt" style:family="paragraph" style:parent-style-name="p" style:master-page-name="">
      <style:paragraph-properties style:page-number="auto"/>
      <style:text-properties fo:font-size="8pt"/>
    </style:style>
    <style:style style:name="p-table-caption-below" style:family="paragraph" style:parent-style-name="p" style:next-style-name="p" style:master-page-name="">
      <style:paragraph-properties style:page-number="auto"/>
      <style:text-properties style:font-name="Helvetica-Narrow1"/>
    </style:style>
    <style:style style:name="p-table-caption-above" style:family="paragraph" style:parent-style-name="p" style:next-style-name="p" style:master-page-name="">
      <style:paragraph-properties fo:margin-top="0cm" fo:margin-bottom="0.21cm" style:page-number="auto" fo:keep-with-next="always"/>
      <style:text-properties style:font-name="Helvetica-Narrow1"/>
    </style:style>
    <style:style style:name="p-figure-caption-below" style:family="paragraph" style:parent-style-name="p" style:next-style-name="p" style:master-page-name="">
      <style:paragraph-properties style:page-number="auto"/>
      <style:text-properties style:font-name="Helvetica-Narrow1"/>
    </style:style>
    <style:style style:name="p-figure-caption-above" style:family="paragraph" style:parent-style-name="p" style:next-style-name="p" style:master-page-name="">
      <style:paragraph-properties fo:margin-top="0cm" fo:margin-bottom="0.21cm" style:page-number="auto" fo:keep-with-next="always"/>
      <style:text-properties style:font-name="Helvetica-Narrow1"/>
    </style:style>
    <style:style style:name="p-indent" style:family="paragraph" style:parent-style-name="p" style:master-page-name="">
      <style:paragraph-properties fo:margin-left="0.6cm" fo:margin-right="0cm" fo:text-indent="0cm" style:auto-text-indent="false" style:page-number="auto"/>
    </style:style>
    <style:style style:name="h-stop" style:family="paragraph" style:parent-style-name="Heading_20_6" style:master-page-name="">
      <style:paragraph-properties style:page-number="auto" fo:background-color="transparent" fo:padding="0cm" fo:border-left="none" fo:border-right="none" fo:border-top="none" fo:border-bottom="0.018cm solid #000000" style:shadow="none">
        <style:background-image/>
      </style:paragraph-properties>
    </style:style>
    <style:style style:name="h-interactive" style:family="paragraph" style:parent-style-name="Heading_20_6" style:master-page-name="">
      <style:paragraph-properties fo:text-align="start" style:justify-single-word="false" style:page-number="auto" fo:padding="0cm" fo:border-left="none" fo:border-right="none" fo:border-top="none" fo:border-bottom="0.018cm solid #000000" style:shadow="non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none"/>
    </style:style>
    <style:style style:name="Visited_20_Internet_20_Link" style:display-name="Visited Internet Link" style:family="text">
      <style:text-properties fo:color="#800000" style:text-underline-style="none"/>
    </style:style>
    <style:style style:name="Index_20_Link" style:display-name="Index Link" style:family="text"/>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Example" style:family="text">
      <style:text-properties style:font-name="Courier New1" style:font-name-asian="Courier New1" style:font-name-complex="Courier New1"/>
    </style:style>
    <style:style style:name="i-i" style:family="text">
      <style:text-properties fo:font-style="italic"/>
    </style:style>
    <style:style style:name="i-b" style:family="text">
      <style:text-properties fo:font-weight="bold" fo:background-color="transparent"/>
    </style:style>
    <style:style style:name="i-code" style:family="text">
      <style:text-properties style:font-name="Courier New"/>
    </style:style>
    <style:style style:name="i-sub" style:family="text">
      <style:text-properties style:text-position="sub 65%" fo:background-color="transparent"/>
    </style:style>
    <style:style style:name="i-sup" style:family="text">
      <style:text-properties style:text-position="super 65%" fo:background-color="transparent"/>
    </style:style>
    <style:style style:name="i-latex" style:family="text" style:parent-style-name="i-code"/>
    <style:style style:name="i-underline" style:family="text">
      <style:text-properties style:text-underline-style="solid" style:text-underline-width="auto" style:text-underline-color="font-color" fo:background-color="transparent"/>
    </style:style>
    <style:style style:name="i-double-underline" style:family="text">
      <style:text-properties style:text-underline-style="solid" style:text-underline-type="double" style:text-underline-width="auto" style:text-underline-color="font-color" fo:background-color="transparent"/>
    </style:style>
    <style:style style:name="i-bi" style:family="text">
      <style:text-properties fo:font-style="italic" fo:font-weight="bold"/>
    </style:style>
    <style:style style:name="i-nine" style:family="text">
      <style:text-properties fo:font-size="9pt"/>
    </style:style>
    <style:style style:name="i-eight" style:family="text">
      <style:text-properties fo:font-size="8pt"/>
    </style:style>
    <style:style style:name="i-bi-underline" style:family="text">
      <style:text-properties fo:font-style="italic" style:text-underline-style="solid" style:text-underline-width="auto" style:text-underline-color="font-color" fo:font-weight="bold"/>
    </style:style>
    <style:style style:name="i-b-underline" style:family="text">
      <style:text-properties style:text-underline-style="solid" style:text-underline-width="auto" style:text-underline-color="font-color" fo:font-weight="bold"/>
    </style:style>
    <style:style style:name="i-i-underline" style:family="text">
      <style:text-properties fo:font-style="italic" style:text-underline-style="solid" style:text-underline-width="auto" style:text-underline-color="font-color"/>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text:outline-level-style text:level="1" style:num-format=""/>
      <text:outline-level-style text:level="2" style:num-suffix=" " style:num-format="1"/>
      <text:outline-level-style text:level="3" style:num-suffix=" " style:num-format="1" text:display-levels="2"/>
      <text:outline-level-style text:level="4" style:num-suffix=" " style:num-format="1" text:display-levels="3"/>
      <text:outline-level-style text:level="5" style:num-suffix=" " style:num-format="1" text:display-levels="4"/>
      <text:outline-level-style text:level="6" style:num-suffix=" " style:num-format="1" text:display-levels="5"/>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i1b">
      <text:list-level-style-bullet text:level="1" text:style-name="Bullet_20_Symbols" text:bullet-char="●">
        <style:list-level-properties text:min-label-width="0.6cm"/>
        <style:text-properties style:font-name="Times New Roman1"/>
      </text:list-level-style-bullet>
      <text:list-level-style-bullet text:level="2" text:style-name="Bullet_20_Symbols" text:bullet-char="●">
        <style:list-level-properties text:min-label-width="0.6cm"/>
        <style:text-properties style:font-name="Times New Roman1"/>
      </text:list-level-style-bullet>
      <text:list-level-style-bullet text:level="3" text:style-name="Bullet_20_Symbols" text:bullet-char="●">
        <style:list-level-properties text:min-label-width="0.6cm"/>
        <style:text-properties style:font-name="Times New Roman1"/>
      </text:list-level-style-bullet>
      <text:list-level-style-bullet text:level="4" text:style-name="Bullet_20_Symbols" text:bullet-char="●">
        <style:list-level-properties text:min-label-width="0.6cm"/>
        <style:text-properties style:font-name="Times New Roman1"/>
      </text:list-level-style-bullet>
      <text:list-level-style-bullet text:level="5" text:style-name="Bullet_20_Symbols" text:bullet-char="●">
        <style:list-level-properties text:min-label-width="0.6cm"/>
        <style:text-properties style:font-name="Times New Roman1"/>
      </text:list-level-style-bullet>
      <text:list-level-style-bullet text:level="6" text:style-name="Bullet_20_Symbols" text:bullet-char="●">
        <style:list-level-properties text:min-label-width="0.6cm"/>
        <style:text-properties style:font-name="Times New Roman1"/>
      </text:list-level-style-bullet>
      <text:list-level-style-bullet text:level="7" text:style-name="Bullet_20_Symbols" text:bullet-char="●">
        <style:list-level-properties text:min-label-width="0.6cm"/>
        <style:text-properties style:font-name="Times New Roman1"/>
      </text:list-level-style-bullet>
      <text:list-level-style-bullet text:level="8" text:style-name="Bullet_20_Symbols" text:bullet-char="●">
        <style:list-level-properties text:min-label-width="0.6cm"/>
        <style:text-properties style:font-name="Times New Roman1"/>
      </text:list-level-style-bullet>
      <text:list-level-style-bullet text:level="9" text:style-name="Bullet_20_Symbols" text:bullet-char="●">
        <style:list-level-properties text:min-label-width="0.6cm"/>
        <style:text-properties style:font-name="Times New Roman1"/>
      </text:list-level-style-bullet>
      <text:list-level-style-bullet text:level="10" text:style-name="Bullet_20_Symbols" text:bullet-char="●">
        <style:list-level-properties text:min-label-width="0.6cm"/>
        <style:text-properties style:font-name="Times New Roman1"/>
      </text:list-level-style-bullet>
    </text:list-style>
    <text:list-style style:name="li2b">
      <text:list-level-style-bullet text:level="1" text:style-name="Bullet_20_Symbols" text:bullet-char="●">
        <style:list-level-properties text:space-before="0.599cm" text:min-label-width="0.6cm"/>
        <style:text-properties style:font-name="Times New Roman1"/>
      </text:list-level-style-bullet>
      <text:list-level-style-bullet text:level="2" text:style-name="Bullet_20_Symbols" text:bullet-char="●">
        <style:list-level-properties text:space-before="0.599cm" text:min-label-width="0.6cm"/>
        <style:text-properties style:font-name="Times New Roman1"/>
      </text:list-level-style-bullet>
      <text:list-level-style-bullet text:level="3" text:style-name="Bullet_20_Symbols" text:bullet-char="●">
        <style:list-level-properties text:space-before="0.599cm" text:min-label-width="0.6cm"/>
        <style:text-properties style:font-name="Times New Roman1"/>
      </text:list-level-style-bullet>
      <text:list-level-style-bullet text:level="4" text:style-name="Bullet_20_Symbols" text:bullet-char="●">
        <style:list-level-properties text:space-before="0.599cm" text:min-label-width="0.6cm"/>
        <style:text-properties style:font-name="Times New Roman1"/>
      </text:list-level-style-bullet>
      <text:list-level-style-bullet text:level="5" text:style-name="Bullet_20_Symbols" text:bullet-char="●">
        <style:list-level-properties text:space-before="0.599cm" text:min-label-width="0.6cm"/>
        <style:text-properties style:font-name="Times New Roman1"/>
      </text:list-level-style-bullet>
      <text:list-level-style-bullet text:level="6" text:style-name="Bullet_20_Symbols" text:bullet-char="●">
        <style:list-level-properties text:space-before="0.599cm" text:min-label-width="0.6cm"/>
        <style:text-properties style:font-name="Times New Roman1"/>
      </text:list-level-style-bullet>
      <text:list-level-style-bullet text:level="7" text:style-name="Bullet_20_Symbols" text:bullet-char="●">
        <style:list-level-properties text:space-before="0.599cm" text:min-label-width="0.6cm"/>
        <style:text-properties style:font-name="Times New Roman1"/>
      </text:list-level-style-bullet>
      <text:list-level-style-bullet text:level="8" text:style-name="Bullet_20_Symbols" text:bullet-char="●">
        <style:list-level-properties text:space-before="0.599cm" text:min-label-width="0.6cm"/>
        <style:text-properties style:font-name="Times New Roman1"/>
      </text:list-level-style-bullet>
      <text:list-level-style-bullet text:level="9" text:style-name="Bullet_20_Symbols" text:bullet-char="●">
        <style:list-level-properties text:space-before="0.599cm" text:min-label-width="0.6cm"/>
        <style:text-properties style:font-name="Times New Roman1"/>
      </text:list-level-style-bullet>
      <text:list-level-style-bullet text:level="10" text:style-name="Bullet_20_Symbols" text:bullet-char="●">
        <style:list-level-properties text:space-before="0.599cm" text:min-label-width="0.6cm"/>
        <style:text-properties style:font-name="Times New Roman1"/>
      </text:list-level-style-bullet>
    </text:list-style>
    <text:list-style style:name="li3b">
      <text:list-level-style-bullet text:level="1" text:style-name="Bullet_20_Symbols" text:bullet-char="●">
        <style:list-level-properties text:space-before="1.199cm" text:min-label-width="0.6cm"/>
        <style:text-properties style:font-name="Times New Roman1"/>
      </text:list-level-style-bullet>
      <text:list-level-style-bullet text:level="2" text:style-name="Bullet_20_Symbols" text:bullet-char="●">
        <style:list-level-properties text:space-before="1.199cm" text:min-label-width="0.6cm"/>
        <style:text-properties style:font-name="Times New Roman1"/>
      </text:list-level-style-bullet>
      <text:list-level-style-bullet text:level="3" text:style-name="Bullet_20_Symbols" text:bullet-char="●">
        <style:list-level-properties text:space-before="1.199cm" text:min-label-width="0.6cm"/>
        <style:text-properties style:font-name="Times New Roman1"/>
      </text:list-level-style-bullet>
      <text:list-level-style-bullet text:level="4" text:style-name="Bullet_20_Symbols" text:bullet-char="●">
        <style:list-level-properties text:space-before="1.199cm" text:min-label-width="0.6cm"/>
        <style:text-properties style:font-name="Times New Roman1"/>
      </text:list-level-style-bullet>
      <text:list-level-style-bullet text:level="5" text:style-name="Bullet_20_Symbols" text:bullet-char="●">
        <style:list-level-properties text:space-before="1.199cm" text:min-label-width="0.6cm"/>
        <style:text-properties style:font-name="Times New Roman1"/>
      </text:list-level-style-bullet>
      <text:list-level-style-bullet text:level="6" text:style-name="Bullet_20_Symbols" text:bullet-char="●">
        <style:list-level-properties text:space-before="1.199cm" text:min-label-width="0.6cm"/>
        <style:text-properties style:font-name="Times New Roman1"/>
      </text:list-level-style-bullet>
      <text:list-level-style-bullet text:level="7" text:style-name="Bullet_20_Symbols" text:bullet-char="●">
        <style:list-level-properties text:space-before="1.199cm" text:min-label-width="0.6cm"/>
        <style:text-properties style:font-name="Times New Roman1"/>
      </text:list-level-style-bullet>
      <text:list-level-style-bullet text:level="8" text:style-name="Bullet_20_Symbols" text:bullet-char="●">
        <style:list-level-properties text:space-before="1.199cm" text:min-label-width="0.6cm"/>
        <style:text-properties style:font-name="Times New Roman1"/>
      </text:list-level-style-bullet>
      <text:list-level-style-bullet text:level="9" text:style-name="Bullet_20_Symbols" text:bullet-char="●">
        <style:list-level-properties text:space-before="1.199cm" text:min-label-width="0.6cm"/>
        <style:text-properties style:font-name="Times New Roman1"/>
      </text:list-level-style-bullet>
      <text:list-level-style-bullet text:level="10" text:style-name="Bullet_20_Symbols" text:bullet-char="●">
        <style:list-level-properties text:space-before="1.199cm" text:min-label-width="0.6cm"/>
        <style:text-properties style:font-name="Times New Roman1"/>
      </text:list-level-style-bullet>
    </text:list-style>
    <text:list-style style:name="li4b">
      <text:list-level-style-bullet text:level="1" text:style-name="Bullet_20_Symbols" text:bullet-char="●">
        <style:list-level-properties text:space-before="1.801cm" text:min-label-width="0.6cm"/>
        <style:text-properties style:font-name="Times New Roman1"/>
      </text:list-level-style-bullet>
      <text:list-level-style-bullet text:level="2" text:style-name="Bullet_20_Symbols" text:bullet-char="●">
        <style:list-level-properties text:space-before="1.801cm" text:min-label-width="0.6cm"/>
        <style:text-properties style:font-name="Times New Roman1"/>
      </text:list-level-style-bullet>
      <text:list-level-style-bullet text:level="3" text:style-name="Bullet_20_Symbols" text:bullet-char="●">
        <style:list-level-properties text:space-before="1.801cm" text:min-label-width="0.6cm"/>
        <style:text-properties style:font-name="Times New Roman1"/>
      </text:list-level-style-bullet>
      <text:list-level-style-bullet text:level="4" text:style-name="Bullet_20_Symbols" text:bullet-char="●">
        <style:list-level-properties text:space-before="1.801cm" text:min-label-width="0.6cm"/>
        <style:text-properties style:font-name="Times New Roman1"/>
      </text:list-level-style-bullet>
      <text:list-level-style-bullet text:level="5" text:style-name="Bullet_20_Symbols" text:bullet-char="●">
        <style:list-level-properties text:space-before="1.801cm" text:min-label-width="0.6cm"/>
        <style:text-properties style:font-name="Times New Roman1"/>
      </text:list-level-style-bullet>
      <text:list-level-style-bullet text:level="6" text:style-name="Bullet_20_Symbols" text:bullet-char="●">
        <style:list-level-properties text:space-before="1.801cm" text:min-label-width="0.6cm"/>
        <style:text-properties style:font-name="Times New Roman1"/>
      </text:list-level-style-bullet>
      <text:list-level-style-bullet text:level="7" text:style-name="Bullet_20_Symbols" text:bullet-char="●">
        <style:list-level-properties text:space-before="1.801cm" text:min-label-width="0.6cm"/>
        <style:text-properties style:font-name="Times New Roman1"/>
      </text:list-level-style-bullet>
      <text:list-level-style-bullet text:level="8" text:style-name="Bullet_20_Symbols" text:bullet-char="●">
        <style:list-level-properties text:space-before="1.801cm" text:min-label-width="0.6cm"/>
        <style:text-properties style:font-name="Times New Roman1"/>
      </text:list-level-style-bullet>
      <text:list-level-style-bullet text:level="9" text:style-name="Bullet_20_Symbols" text:bullet-char="●">
        <style:list-level-properties text:space-before="1.801cm" text:min-label-width="0.6cm"/>
        <style:text-properties style:font-name="Times New Roman1"/>
      </text:list-level-style-bullet>
      <text:list-level-style-bullet text:level="10" text:style-name="Bullet_20_Symbols" text:bullet-char="●">
        <style:list-level-properties text:space-before="1.801cm" text:min-label-width="0.6cm"/>
        <style:text-properties style:font-name="Times New Roman1"/>
      </text:list-level-style-bullet>
    </text:list-style>
    <text:list-style style:name="li5b">
      <text:list-level-style-bullet text:level="1" text:style-name="Bullet_20_Symbols" text:bullet-char="●">
        <style:list-level-properties text:space-before="2.4cm" text:min-label-width="0.6cm"/>
        <style:text-properties style:font-name="Times New Roman1"/>
      </text:list-level-style-bullet>
      <text:list-level-style-bullet text:level="2" text:style-name="Bullet_20_Symbols" text:bullet-char="●">
        <style:list-level-properties text:space-before="2.4cm" text:min-label-width="0.6cm"/>
        <style:text-properties style:font-name="Times New Roman1"/>
      </text:list-level-style-bullet>
      <text:list-level-style-bullet text:level="3" text:style-name="Bullet_20_Symbols" text:bullet-char="●">
        <style:list-level-properties text:space-before="2.4cm" text:min-label-width="0.6cm"/>
        <style:text-properties style:font-name="Times New Roman1"/>
      </text:list-level-style-bullet>
      <text:list-level-style-bullet text:level="4" text:style-name="Bullet_20_Symbols" text:bullet-char="●">
        <style:list-level-properties text:space-before="2.4cm" text:min-label-width="0.6cm"/>
        <style:text-properties style:font-name="Times New Roman1"/>
      </text:list-level-style-bullet>
      <text:list-level-style-bullet text:level="5" text:style-name="Bullet_20_Symbols" text:bullet-char="●">
        <style:list-level-properties text:space-before="2.4cm" text:min-label-width="0.6cm"/>
        <style:text-properties style:font-name="Times New Roman1"/>
      </text:list-level-style-bullet>
      <text:list-level-style-bullet text:level="6" text:style-name="Bullet_20_Symbols" text:bullet-char="●">
        <style:list-level-properties text:space-before="2.4cm" text:min-label-width="0.6cm"/>
        <style:text-properties style:font-name="Times New Roman1"/>
      </text:list-level-style-bullet>
      <text:list-level-style-bullet text:level="7" text:style-name="Bullet_20_Symbols" text:bullet-char="●">
        <style:list-level-properties text:space-before="2.4cm" text:min-label-width="0.6cm"/>
        <style:text-properties style:font-name="Times New Roman1"/>
      </text:list-level-style-bullet>
      <text:list-level-style-bullet text:level="8" text:style-name="Bullet_20_Symbols" text:bullet-char="●">
        <style:list-level-properties text:space-before="2.4cm" text:min-label-width="0.6cm"/>
        <style:text-properties style:font-name="Times New Roman1"/>
      </text:list-level-style-bullet>
      <text:list-level-style-bullet text:level="9" text:style-name="Bullet_20_Symbols" text:bullet-char="●">
        <style:list-level-properties text:space-before="2.4cm" text:min-label-width="0.6cm"/>
        <style:text-properties style:font-name="Times New Roman1"/>
      </text:list-level-style-bullet>
      <text:list-level-style-bullet text:level="10" text:style-name="Bullet_20_Symbols" text:bullet-char="●">
        <style:list-level-properties text:space-before="2.4cm" text:min-label-width="0.6cm"/>
        <style:text-properties style:font-name="Times New Roman1"/>
      </text:list-level-style-bullet>
    </text:list-style>
    <text:list-style style:name="li1n">
      <text:list-level-style-number text:level="1" style:num-suffix="." style:num-format="1">
        <style:list-level-properties text:min-label-width="0.6cm"/>
      </text:list-level-style-number>
      <text:list-level-style-number text:level="2" style:num-suffix="." style:num-format="1">
        <style:list-level-properties text:min-label-width="0.6cm"/>
      </text:list-level-style-number>
      <text:list-level-style-number text:level="3" style:num-suffix="." style:num-format="1">
        <style:list-level-properties text:min-label-width="0.6cm"/>
      </text:list-level-style-number>
      <text:list-level-style-number text:level="4" style:num-suffix="." style:num-format="1">
        <style:list-level-properties text:min-label-width="0.6cm"/>
      </text:list-level-style-number>
      <text:list-level-style-number text:level="5" style:num-suffix="." style:num-format="1">
        <style:list-level-properties text:min-label-width="0.6cm"/>
      </text:list-level-style-number>
      <text:list-level-style-number text:level="6" style:num-suffix="." style:num-format="1">
        <style:list-level-properties text:min-label-width="0.6cm"/>
      </text:list-level-style-number>
      <text:list-level-style-number text:level="7" style:num-suffix="." style:num-format="1">
        <style:list-level-properties text:min-label-width="0.6cm"/>
      </text:list-level-style-number>
      <text:list-level-style-number text:level="8" style:num-suffix="." style:num-format="1">
        <style:list-level-properties text:min-label-width="0.6cm"/>
      </text:list-level-style-number>
      <text:list-level-style-number text:level="9" style:num-suffix="." style:num-format="1">
        <style:list-level-properties text:min-label-width="0.6cm"/>
      </text:list-level-style-number>
      <text:list-level-style-number text:level="10" style:num-suffix="." style:num-format="1">
        <style:list-level-properties text:min-label-width="0.6cm"/>
      </text:list-level-style-number>
    </text:list-style>
    <text:list-style style:name="li2n">
      <text:list-level-style-number text:level="1" style:num-suffix="." style:num-format="1">
        <style:list-level-properties text:space-before="0.599cm" text:min-label-width="0.6cm"/>
      </text:list-level-style-number>
      <text:list-level-style-number text:level="2" style:num-suffix="." style:num-format="1">
        <style:list-level-properties text:space-before="0.599cm" text:min-label-width="0.6cm"/>
      </text:list-level-style-number>
      <text:list-level-style-number text:level="3" style:num-suffix="." style:num-format="1">
        <style:list-level-properties text:space-before="0.599cm" text:min-label-width="0.6cm"/>
      </text:list-level-style-number>
      <text:list-level-style-number text:level="4" style:num-suffix="." style:num-format="1">
        <style:list-level-properties text:space-before="0.599cm" text:min-label-width="0.6cm"/>
      </text:list-level-style-number>
      <text:list-level-style-number text:level="5" style:num-suffix="." style:num-format="1">
        <style:list-level-properties text:space-before="0.599cm" text:min-label-width="0.6cm"/>
      </text:list-level-style-number>
      <text:list-level-style-number text:level="6" style:num-suffix="." style:num-format="1">
        <style:list-level-properties text:space-before="0.599cm" text:min-label-width="0.6cm"/>
      </text:list-level-style-number>
      <text:list-level-style-number text:level="7" style:num-suffix="." style:num-format="1">
        <style:list-level-properties text:space-before="0.599cm" text:min-label-width="0.6cm"/>
      </text:list-level-style-number>
      <text:list-level-style-number text:level="8" style:num-suffix="." style:num-format="1">
        <style:list-level-properties text:space-before="0.599cm" text:min-label-width="0.6cm"/>
      </text:list-level-style-number>
      <text:list-level-style-number text:level="9" style:num-suffix="." style:num-format="1">
        <style:list-level-properties text:space-before="0.599cm" text:min-label-width="0.6cm"/>
      </text:list-level-style-number>
      <text:list-level-style-number text:level="10" style:num-suffix="." style:num-format="1">
        <style:list-level-properties text:space-before="0.599cm" text:min-label-width="0.6cm"/>
      </text:list-level-style-number>
    </text:list-style>
    <text:list-style style:name="li3n">
      <text:list-level-style-number text:level="1" style:num-suffix="." style:num-format="1">
        <style:list-level-properties text:space-before="1.199cm" text:min-label-width="0.6cm"/>
      </text:list-level-style-number>
      <text:list-level-style-number text:level="2" style:num-suffix="." style:num-format="1">
        <style:list-level-properties text:space-before="1.199cm" text:min-label-width="0.6cm"/>
      </text:list-level-style-number>
      <text:list-level-style-number text:level="3" style:num-suffix="." style:num-format="1">
        <style:list-level-properties text:space-before="1.199cm" text:min-label-width="0.6cm"/>
      </text:list-level-style-number>
      <text:list-level-style-number text:level="4" style:num-suffix="." style:num-format="1">
        <style:list-level-properties text:space-before="1.199cm" text:min-label-width="0.6cm"/>
      </text:list-level-style-number>
      <text:list-level-style-number text:level="5" style:num-suffix="." style:num-format="1">
        <style:list-level-properties text:space-before="1.199cm" text:min-label-width="0.6cm"/>
      </text:list-level-style-number>
      <text:list-level-style-number text:level="6" style:num-suffix="." style:num-format="1">
        <style:list-level-properties text:space-before="1.199cm" text:min-label-width="0.6cm"/>
      </text:list-level-style-number>
      <text:list-level-style-number text:level="7" style:num-suffix="." style:num-format="1">
        <style:list-level-properties text:space-before="1.199cm" text:min-label-width="0.6cm"/>
      </text:list-level-style-number>
      <text:list-level-style-number text:level="8" style:num-suffix="." style:num-format="1">
        <style:list-level-properties text:space-before="1.199cm" text:min-label-width="0.6cm"/>
      </text:list-level-style-number>
      <text:list-level-style-number text:level="9" style:num-suffix="." style:num-format="1">
        <style:list-level-properties text:space-before="1.199cm" text:min-label-width="0.6cm"/>
      </text:list-level-style-number>
      <text:list-level-style-number text:level="10" style:num-suffix="." style:num-format="1">
        <style:list-level-properties text:space-before="1.199cm" text:min-label-width="0.6cm"/>
      </text:list-level-style-number>
    </text:list-style>
    <text:list-style style:name="li4n">
      <text:list-level-style-number text:level="1" style:num-suffix="." style:num-format="1">
        <style:list-level-properties text:space-before="1.801cm" text:min-label-width="0.6cm"/>
      </text:list-level-style-number>
      <text:list-level-style-number text:level="2" style:num-suffix="." style:num-format="1">
        <style:list-level-properties text:space-before="1.801cm" text:min-label-width="0.6cm"/>
      </text:list-level-style-number>
      <text:list-level-style-number text:level="3" style:num-suffix="." style:num-format="1">
        <style:list-level-properties text:space-before="1.801cm" text:min-label-width="0.6cm"/>
      </text:list-level-style-number>
      <text:list-level-style-number text:level="4" style:num-suffix="." style:num-format="1">
        <style:list-level-properties text:space-before="1.801cm" text:min-label-width="0.6cm"/>
      </text:list-level-style-number>
      <text:list-level-style-number text:level="5" style:num-suffix="." style:num-format="1">
        <style:list-level-properties text:space-before="1.801cm" text:min-label-width="0.6cm"/>
      </text:list-level-style-number>
      <text:list-level-style-number text:level="6" style:num-suffix="." style:num-format="1">
        <style:list-level-properties text:space-before="1.801cm" text:min-label-width="0.6cm"/>
      </text:list-level-style-number>
      <text:list-level-style-number text:level="7" style:num-suffix="." style:num-format="1">
        <style:list-level-properties text:space-before="1.801cm" text:min-label-width="0.6cm"/>
      </text:list-level-style-number>
      <text:list-level-style-number text:level="8" style:num-suffix="." style:num-format="1">
        <style:list-level-properties text:space-before="1.801cm" text:min-label-width="0.6cm"/>
      </text:list-level-style-number>
      <text:list-level-style-number text:level="9" style:num-suffix="." style:num-format="1">
        <style:list-level-properties text:space-before="1.801cm" text:min-label-width="0.6cm"/>
      </text:list-level-style-number>
      <text:list-level-style-number text:level="10" style:num-suffix="." style:num-format="1">
        <style:list-level-properties text:space-before="1.801cm" text:min-label-width="0.6cm"/>
      </text:list-level-style-number>
    </text:list-style>
    <text:list-style style:name="li5n">
      <text:list-level-style-number text:level="1" style:num-suffix="." style:num-format="1">
        <style:list-level-properties text:space-before="2.4cm" text:min-label-width="0.6cm"/>
      </text:list-level-style-number>
      <text:list-level-style-number text:level="2" style:num-suffix="." style:num-format="1">
        <style:list-level-properties text:space-before="2.4cm" text:min-label-width="0.6cm"/>
      </text:list-level-style-number>
      <text:list-level-style-number text:level="3" style:num-suffix="." style:num-format="1">
        <style:list-level-properties text:space-before="2.4cm" text:min-label-width="0.6cm"/>
      </text:list-level-style-number>
      <text:list-level-style-number text:level="4" style:num-suffix="." style:num-format="1">
        <style:list-level-properties text:space-before="2.4cm" text:min-label-width="0.6cm"/>
      </text:list-level-style-number>
      <text:list-level-style-number text:level="5" style:num-suffix="." style:num-format="1">
        <style:list-level-properties text:space-before="2.4cm" text:min-label-width="0.6cm"/>
      </text:list-level-style-number>
      <text:list-level-style-number text:level="6" style:num-suffix="." style:num-format="1">
        <style:list-level-properties text:space-before="2.4cm" text:min-label-width="0.6cm"/>
      </text:list-level-style-number>
      <text:list-level-style-number text:level="7" style:num-suffix="." style:num-format="1">
        <style:list-level-properties text:space-before="2.4cm" text:min-label-width="0.6cm"/>
      </text:list-level-style-number>
      <text:list-level-style-number text:level="8" style:num-suffix="." style:num-format="1">
        <style:list-level-properties text:space-before="2.4cm" text:min-label-width="0.6cm"/>
      </text:list-level-style-number>
      <text:list-level-style-number text:level="9" style:num-suffix="." style:num-format="1">
        <style:list-level-properties text:space-before="2.4cm" text:min-label-width="0.6cm"/>
      </text:list-level-style-number>
      <text:list-level-style-number text:level="10" style:num-suffix="." style:num-format="1">
        <style:list-level-properties text:space-before="2.4cm" text:min-label-width="0.6cm"/>
      </text:list-level-style-number>
    </text:list-style>
    <text:list-style style:name="li1a">
      <text:list-level-style-number text:level="1" text:style-name="Numbering_20_Symbols" style:num-suffix="." style:num-format="a">
        <style:list-level-properties text:min-label-width="0.6cm"/>
      </text:list-level-style-number>
      <text:list-level-style-number text:level="2" text:style-name="Numbering_20_Symbols" style:num-suffix="." style:num-format="a">
        <style:list-level-properties text:min-label-width="0.6cm"/>
      </text:list-level-style-number>
      <text:list-level-style-number text:level="3" text:style-name="Numbering_20_Symbols" style:num-suffix="." style:num-format="a">
        <style:list-level-properties text:min-label-width="0.6cm"/>
      </text:list-level-style-number>
      <text:list-level-style-number text:level="4" text:style-name="Numbering_20_Symbols" style:num-suffix="." style:num-format="a">
        <style:list-level-properties text:min-label-width="0.6cm"/>
      </text:list-level-style-number>
      <text:list-level-style-number text:level="5" text:style-name="Numbering_20_Symbols" style:num-suffix="." style:num-format="a">
        <style:list-level-properties text:min-label-width="0.6cm"/>
      </text:list-level-style-number>
      <text:list-level-style-number text:level="6" text:style-name="Numbering_20_Symbols" style:num-suffix="." style:num-format="a">
        <style:list-level-properties text:min-label-width="0.6cm"/>
      </text:list-level-style-number>
      <text:list-level-style-number text:level="7" text:style-name="Numbering_20_Symbols" style:num-suffix="." style:num-format="a">
        <style:list-level-properties text:min-label-width="0.6cm"/>
      </text:list-level-style-number>
      <text:list-level-style-number text:level="8" text:style-name="Numbering_20_Symbols" style:num-suffix="." style:num-format="a">
        <style:list-level-properties text:min-label-width="0.6cm"/>
      </text:list-level-style-number>
      <text:list-level-style-number text:level="9" text:style-name="Numbering_20_Symbols" style:num-suffix="." style:num-format="a">
        <style:list-level-properties text:min-label-width="0.6cm"/>
      </text:list-level-style-number>
      <text:list-level-style-number text:level="10" text:style-name="Numbering_20_Symbols" style:num-suffix="." style:num-format="a">
        <style:list-level-properties text:min-label-width="0.6cm"/>
      </text:list-level-style-number>
    </text:list-style>
    <text:list-style style:name="li2a">
      <text:list-level-style-number text:level="1" text:style-name="Numbering_20_Symbols" style:num-suffix="." style:num-format="a">
        <style:list-level-properties text:space-before="0.599cm" text:min-label-width="0.6cm"/>
      </text:list-level-style-number>
      <text:list-level-style-number text:level="2" text:style-name="Numbering_20_Symbols" style:num-suffix="." style:num-format="a">
        <style:list-level-properties text:space-before="0.599cm" text:min-label-width="0.6cm"/>
      </text:list-level-style-number>
      <text:list-level-style-number text:level="3" text:style-name="Numbering_20_Symbols" style:num-suffix="." style:num-format="a">
        <style:list-level-properties text:space-before="0.599cm" text:min-label-width="0.6cm"/>
      </text:list-level-style-number>
      <text:list-level-style-number text:level="4" text:style-name="Numbering_20_Symbols" style:num-suffix="." style:num-format="a">
        <style:list-level-properties text:space-before="0.599cm" text:min-label-width="0.6cm"/>
      </text:list-level-style-number>
      <text:list-level-style-number text:level="5" text:style-name="Numbering_20_Symbols" style:num-suffix="." style:num-format="a">
        <style:list-level-properties text:space-before="0.599cm" text:min-label-width="0.6cm"/>
      </text:list-level-style-number>
      <text:list-level-style-number text:level="6" text:style-name="Numbering_20_Symbols" style:num-suffix="." style:num-format="a">
        <style:list-level-properties text:space-before="0.599cm" text:min-label-width="0.6cm"/>
      </text:list-level-style-number>
      <text:list-level-style-number text:level="7" text:style-name="Numbering_20_Symbols" style:num-suffix="." style:num-format="a">
        <style:list-level-properties text:space-before="0.599cm" text:min-label-width="0.6cm"/>
      </text:list-level-style-number>
      <text:list-level-style-number text:level="8" text:style-name="Numbering_20_Symbols" style:num-suffix="." style:num-format="a">
        <style:list-level-properties text:space-before="0.599cm" text:min-label-width="0.6cm"/>
      </text:list-level-style-number>
      <text:list-level-style-number text:level="9" text:style-name="Numbering_20_Symbols" style:num-suffix="." style:num-format="a">
        <style:list-level-properties text:space-before="0.599cm" text:min-label-width="0.6cm"/>
      </text:list-level-style-number>
      <text:list-level-style-number text:level="10" text:style-name="Numbering_20_Symbols" style:num-suffix="." style:num-format="a">
        <style:list-level-properties text:space-before="0.599cm" text:min-label-width="0.6cm"/>
      </text:list-level-style-number>
    </text:list-style>
    <text:list-style style:name="li3a">
      <text:list-level-style-number text:level="1" text:style-name="Numbering_20_Symbols" style:num-suffix="." style:num-format="a">
        <style:list-level-properties text:space-before="1.199cm" text:min-label-width="0.6cm"/>
      </text:list-level-style-number>
      <text:list-level-style-number text:level="2" text:style-name="Numbering_20_Symbols" style:num-suffix="." style:num-format="a">
        <style:list-level-properties text:space-before="1.199cm" text:min-label-width="0.6cm"/>
      </text:list-level-style-number>
      <text:list-level-style-number text:level="3" text:style-name="Numbering_20_Symbols" style:num-suffix="." style:num-format="a">
        <style:list-level-properties text:space-before="1.199cm" text:min-label-width="0.6cm"/>
      </text:list-level-style-number>
      <text:list-level-style-number text:level="4" text:style-name="Numbering_20_Symbols" style:num-suffix="." style:num-format="a">
        <style:list-level-properties text:space-before="1.199cm" text:min-label-width="0.6cm"/>
      </text:list-level-style-number>
      <text:list-level-style-number text:level="5" text:style-name="Numbering_20_Symbols" style:num-suffix="." style:num-format="a">
        <style:list-level-properties text:space-before="1.199cm" text:min-label-width="0.6cm"/>
      </text:list-level-style-number>
      <text:list-level-style-number text:level="6" text:style-name="Numbering_20_Symbols" style:num-suffix="." style:num-format="a">
        <style:list-level-properties text:space-before="1.199cm" text:min-label-width="0.6cm"/>
      </text:list-level-style-number>
      <text:list-level-style-number text:level="7" text:style-name="Numbering_20_Symbols" style:num-suffix="." style:num-format="a">
        <style:list-level-properties text:space-before="1.199cm" text:min-label-width="0.6cm"/>
      </text:list-level-style-number>
      <text:list-level-style-number text:level="8" text:style-name="Numbering_20_Symbols" style:num-suffix="." style:num-format="a">
        <style:list-level-properties text:space-before="1.199cm" text:min-label-width="0.6cm"/>
      </text:list-level-style-number>
      <text:list-level-style-number text:level="9" text:style-name="Numbering_20_Symbols" style:num-suffix="." style:num-format="a">
        <style:list-level-properties text:space-before="1.199cm" text:min-label-width="0.6cm"/>
      </text:list-level-style-number>
      <text:list-level-style-number text:level="10" text:style-name="Numbering_20_Symbols" style:num-suffix="." style:num-format="a">
        <style:list-level-properties text:space-before="1.199cm" text:min-label-width="0.6cm"/>
      </text:list-level-style-number>
    </text:list-style>
    <text:list-style style:name="li4a">
      <text:list-level-style-number text:level="1" text:style-name="Numbering_20_Symbols" style:num-suffix="." style:num-format="a">
        <style:list-level-properties text:space-before="1.801cm" text:min-label-width="0.6cm"/>
      </text:list-level-style-number>
      <text:list-level-style-number text:level="2" text:style-name="Numbering_20_Symbols" style:num-suffix="." style:num-format="a">
        <style:list-level-properties text:space-before="1.801cm" text:min-label-width="0.6cm"/>
      </text:list-level-style-number>
      <text:list-level-style-number text:level="3" text:style-name="Numbering_20_Symbols" style:num-suffix="." style:num-format="a">
        <style:list-level-properties text:space-before="1.801cm" text:min-label-width="0.6cm"/>
      </text:list-level-style-number>
      <text:list-level-style-number text:level="4" text:style-name="Numbering_20_Symbols" style:num-suffix="." style:num-format="a">
        <style:list-level-properties text:space-before="1.801cm" text:min-label-width="0.6cm"/>
      </text:list-level-style-number>
      <text:list-level-style-number text:level="5" text:style-name="Numbering_20_Symbols" style:num-suffix="." style:num-format="a">
        <style:list-level-properties text:space-before="1.801cm" text:min-label-width="0.6cm"/>
      </text:list-level-style-number>
      <text:list-level-style-number text:level="6" text:style-name="Numbering_20_Symbols" style:num-suffix="." style:num-format="a">
        <style:list-level-properties text:space-before="1.801cm" text:min-label-width="0.6cm"/>
      </text:list-level-style-number>
      <text:list-level-style-number text:level="7" text:style-name="Numbering_20_Symbols" style:num-suffix="." style:num-format="a">
        <style:list-level-properties text:space-before="1.801cm" text:min-label-width="0.6cm"/>
      </text:list-level-style-number>
      <text:list-level-style-number text:level="8" text:style-name="Numbering_20_Symbols" style:num-suffix="." style:num-format="a">
        <style:list-level-properties text:space-before="1.801cm" text:min-label-width="0.6cm"/>
      </text:list-level-style-number>
      <text:list-level-style-number text:level="9" text:style-name="Numbering_20_Symbols" style:num-suffix="." style:num-format="a">
        <style:list-level-properties text:space-before="1.801cm" text:min-label-width="0.6cm"/>
      </text:list-level-style-number>
      <text:list-level-style-number text:level="10" text:style-name="Numbering_20_Symbols" style:num-suffix="." style:num-format="a">
        <style:list-level-properties text:space-before="1.801cm" text:min-label-width="0.6cm"/>
      </text:list-level-style-number>
    </text:list-style>
    <text:list-style style:name="li5a">
      <text:list-level-style-number text:level="1" text:style-name="Numbering_20_Symbols" style:num-suffix="." style:num-format="a">
        <style:list-level-properties text:space-before="2.4cm" text:min-label-width="0.6cm"/>
      </text:list-level-style-number>
      <text:list-level-style-number text:level="2" text:style-name="Numbering_20_Symbols" style:num-suffix="." style:num-format="a">
        <style:list-level-properties text:space-before="2.4cm" text:min-label-width="0.6cm"/>
      </text:list-level-style-number>
      <text:list-level-style-number text:level="3" text:style-name="Numbering_20_Symbols" style:num-suffix="." style:num-format="a">
        <style:list-level-properties text:space-before="2.4cm" text:min-label-width="0.6cm"/>
      </text:list-level-style-number>
      <text:list-level-style-number text:level="4" text:style-name="Numbering_20_Symbols" style:num-suffix="." style:num-format="a">
        <style:list-level-properties text:space-before="2.4cm" text:min-label-width="0.6cm"/>
      </text:list-level-style-number>
      <text:list-level-style-number text:level="5" text:style-name="Numbering_20_Symbols" style:num-suffix="." style:num-format="a">
        <style:list-level-properties text:space-before="2.4cm" text:min-label-width="0.6cm"/>
      </text:list-level-style-number>
      <text:list-level-style-number text:level="6" text:style-name="Numbering_20_Symbols" style:num-suffix="." style:num-format="a">
        <style:list-level-properties text:space-before="2.4cm" text:min-label-width="0.6cm"/>
      </text:list-level-style-number>
      <text:list-level-style-number text:level="7" text:style-name="Numbering_20_Symbols" style:num-suffix="." style:num-format="a">
        <style:list-level-properties text:space-before="2.4cm" text:min-label-width="0.6cm"/>
      </text:list-level-style-number>
      <text:list-level-style-number text:level="8" text:style-name="Numbering_20_Symbols" style:num-suffix="." style:num-format="a">
        <style:list-level-properties text:space-before="2.4cm" text:min-label-width="0.6cm"/>
      </text:list-level-style-number>
      <text:list-level-style-number text:level="9" text:style-name="Numbering_20_Symbols" style:num-suffix="." style:num-format="a">
        <style:list-level-properties text:space-before="2.4cm" text:min-label-width="0.6cm"/>
      </text:list-level-style-number>
      <text:list-level-style-number text:level="10" text:style-name="Numbering_20_Symbols" style:num-suffix="." style:num-format="a">
        <style:list-level-properties text:space-before="2.4cm" text:min-label-width="0.6cm"/>
      </text:list-level-style-number>
    </text:list-style>
    <text:list-style style:name="li1A">
      <text:list-level-style-number text:level="1" text:style-name="Numbering_20_Symbols" style:num-suffix="." style:num-format="A">
        <style:list-level-properties text:min-label-width="0.6cm"/>
      </text:list-level-style-number>
      <text:list-level-style-number text:level="2" text:style-name="Numbering_20_Symbols" style:num-suffix="." style:num-format="A">
        <style:list-level-properties text:min-label-width="0.6cm"/>
      </text:list-level-style-number>
      <text:list-level-style-number text:level="3" text:style-name="Numbering_20_Symbols" style:num-suffix="." style:num-format="A">
        <style:list-level-properties text:min-label-width="0.6cm"/>
      </text:list-level-style-number>
      <text:list-level-style-number text:level="4" text:style-name="Numbering_20_Symbols" style:num-suffix="." style:num-format="A">
        <style:list-level-properties text:min-label-width="0.6cm"/>
      </text:list-level-style-number>
      <text:list-level-style-number text:level="5" text:style-name="Numbering_20_Symbols" style:num-suffix="." style:num-format="A">
        <style:list-level-properties text:min-label-width="0.6cm"/>
      </text:list-level-style-number>
      <text:list-level-style-number text:level="6" text:style-name="Numbering_20_Symbols" style:num-suffix="." style:num-format="A">
        <style:list-level-properties text:min-label-width="0.6cm"/>
      </text:list-level-style-number>
      <text:list-level-style-number text:level="7" text:style-name="Numbering_20_Symbols" style:num-suffix="." style:num-format="A">
        <style:list-level-properties text:min-label-width="0.6cm"/>
      </text:list-level-style-number>
      <text:list-level-style-number text:level="8" text:style-name="Numbering_20_Symbols" style:num-suffix="." style:num-format="A">
        <style:list-level-properties text:min-label-width="0.6cm"/>
      </text:list-level-style-number>
      <text:list-level-style-number text:level="9" text:style-name="Numbering_20_Symbols" style:num-suffix="." style:num-format="A">
        <style:list-level-properties text:min-label-width="0.6cm"/>
      </text:list-level-style-number>
      <text:list-level-style-number text:level="10" text:style-name="Numbering_20_Symbols" style:num-suffix="." style:num-format="A">
        <style:list-level-properties text:min-label-width="0.6cm"/>
      </text:list-level-style-number>
    </text:list-style>
    <text:list-style style:name="li2A">
      <text:list-level-style-number text:level="1" text:style-name="Numbering_20_Symbols" style:num-suffix="." style:num-format="A">
        <style:list-level-properties text:space-before="0.599cm" text:min-label-width="0.6cm"/>
      </text:list-level-style-number>
      <text:list-level-style-number text:level="2" text:style-name="Numbering_20_Symbols" style:num-suffix="." style:num-format="A">
        <style:list-level-properties text:space-before="0.599cm" text:min-label-width="0.6cm"/>
      </text:list-level-style-number>
      <text:list-level-style-number text:level="3" text:style-name="Numbering_20_Symbols" style:num-suffix="." style:num-format="A">
        <style:list-level-properties text:space-before="0.599cm" text:min-label-width="0.6cm"/>
      </text:list-level-style-number>
      <text:list-level-style-number text:level="4" text:style-name="Numbering_20_Symbols" style:num-suffix="." style:num-format="A">
        <style:list-level-properties text:space-before="0.599cm" text:min-label-width="0.6cm"/>
      </text:list-level-style-number>
      <text:list-level-style-number text:level="5" text:style-name="Numbering_20_Symbols" style:num-suffix="." style:num-format="A">
        <style:list-level-properties text:space-before="0.599cm" text:min-label-width="0.6cm"/>
      </text:list-level-style-number>
      <text:list-level-style-number text:level="6" text:style-name="Numbering_20_Symbols" style:num-suffix="." style:num-format="A">
        <style:list-level-properties text:space-before="0.599cm" text:min-label-width="0.6cm"/>
      </text:list-level-style-number>
      <text:list-level-style-number text:level="7" text:style-name="Numbering_20_Symbols" style:num-suffix="." style:num-format="A">
        <style:list-level-properties text:space-before="0.599cm" text:min-label-width="0.6cm"/>
      </text:list-level-style-number>
      <text:list-level-style-number text:level="8" text:style-name="Numbering_20_Symbols" style:num-suffix="." style:num-format="A">
        <style:list-level-properties text:space-before="0.599cm" text:min-label-width="0.6cm"/>
      </text:list-level-style-number>
      <text:list-level-style-number text:level="9" text:style-name="Numbering_20_Symbols" style:num-suffix="." style:num-format="A">
        <style:list-level-properties text:space-before="0.599cm" text:min-label-width="0.6cm"/>
      </text:list-level-style-number>
      <text:list-level-style-number text:level="10" text:style-name="Numbering_20_Symbols" style:num-suffix="." style:num-format="A">
        <style:list-level-properties text:space-before="0.599cm" text:min-label-width="0.6cm"/>
      </text:list-level-style-number>
    </text:list-style>
    <text:list-style style:name="li3A">
      <text:list-level-style-number text:level="1" text:style-name="Numbering_20_Symbols" style:num-suffix="." style:num-format="A">
        <style:list-level-properties text:space-before="1.199cm" text:min-label-width="0.6cm"/>
      </text:list-level-style-number>
      <text:list-level-style-number text:level="2" text:style-name="Numbering_20_Symbols" style:num-suffix="." style:num-format="A">
        <style:list-level-properties text:space-before="1.199cm" text:min-label-width="0.6cm"/>
      </text:list-level-style-number>
      <text:list-level-style-number text:level="3" text:style-name="Numbering_20_Symbols" style:num-suffix="." style:num-format="A">
        <style:list-level-properties text:space-before="1.199cm" text:min-label-width="0.6cm"/>
      </text:list-level-style-number>
      <text:list-level-style-number text:level="4" text:style-name="Numbering_20_Symbols" style:num-suffix="." style:num-format="A">
        <style:list-level-properties text:space-before="1.199cm" text:min-label-width="0.6cm"/>
      </text:list-level-style-number>
      <text:list-level-style-number text:level="5" text:style-name="Numbering_20_Symbols" style:num-suffix="." style:num-format="A">
        <style:list-level-properties text:space-before="1.199cm" text:min-label-width="0.6cm"/>
      </text:list-level-style-number>
      <text:list-level-style-number text:level="6" text:style-name="Numbering_20_Symbols" style:num-suffix="." style:num-format="A">
        <style:list-level-properties text:space-before="1.199cm" text:min-label-width="0.6cm"/>
      </text:list-level-style-number>
      <text:list-level-style-number text:level="7" text:style-name="Numbering_20_Symbols" style:num-suffix="." style:num-format="A">
        <style:list-level-properties text:space-before="1.199cm" text:min-label-width="0.6cm"/>
      </text:list-level-style-number>
      <text:list-level-style-number text:level="8" text:style-name="Numbering_20_Symbols" style:num-suffix="." style:num-format="A">
        <style:list-level-properties text:space-before="1.199cm" text:min-label-width="0.6cm"/>
      </text:list-level-style-number>
      <text:list-level-style-number text:level="9" text:style-name="Numbering_20_Symbols" style:num-suffix="." style:num-format="A">
        <style:list-level-properties text:space-before="1.199cm" text:min-label-width="0.6cm"/>
      </text:list-level-style-number>
      <text:list-level-style-number text:level="10" text:style-name="Numbering_20_Symbols" style:num-suffix="." style:num-format="A">
        <style:list-level-properties text:space-before="1.199cm" text:min-label-width="0.6cm"/>
      </text:list-level-style-number>
    </text:list-style>
    <text:list-style style:name="li4A">
      <text:list-level-style-number text:level="1" text:style-name="Numbering_20_Symbols" style:num-suffix="." style:num-format="A">
        <style:list-level-properties text:space-before="1.801cm" text:min-label-width="0.6cm"/>
      </text:list-level-style-number>
      <text:list-level-style-number text:level="2" text:style-name="Numbering_20_Symbols" style:num-suffix="." style:num-format="A">
        <style:list-level-properties text:space-before="1.801cm" text:min-label-width="0.6cm"/>
      </text:list-level-style-number>
      <text:list-level-style-number text:level="3" text:style-name="Numbering_20_Symbols" style:num-suffix="." style:num-format="A">
        <style:list-level-properties text:space-before="1.801cm" text:min-label-width="0.6cm"/>
      </text:list-level-style-number>
      <text:list-level-style-number text:level="4" text:style-name="Numbering_20_Symbols" style:num-suffix="." style:num-format="A">
        <style:list-level-properties text:space-before="1.801cm" text:min-label-width="0.6cm"/>
      </text:list-level-style-number>
      <text:list-level-style-number text:level="5" text:style-name="Numbering_20_Symbols" style:num-suffix="." style:num-format="A">
        <style:list-level-properties text:space-before="1.801cm" text:min-label-width="0.6cm"/>
      </text:list-level-style-number>
      <text:list-level-style-number text:level="6" text:style-name="Numbering_20_Symbols" style:num-suffix="." style:num-format="A">
        <style:list-level-properties text:space-before="1.801cm" text:min-label-width="0.6cm"/>
      </text:list-level-style-number>
      <text:list-level-style-number text:level="7" text:style-name="Numbering_20_Symbols" style:num-suffix="." style:num-format="A">
        <style:list-level-properties text:space-before="1.801cm" text:min-label-width="0.6cm"/>
      </text:list-level-style-number>
      <text:list-level-style-number text:level="8" text:style-name="Numbering_20_Symbols" style:num-suffix="." style:num-format="A">
        <style:list-level-properties text:space-before="1.801cm" text:min-label-width="0.6cm"/>
      </text:list-level-style-number>
      <text:list-level-style-number text:level="9" text:style-name="Numbering_20_Symbols" style:num-suffix="." style:num-format="A">
        <style:list-level-properties text:space-before="1.801cm" text:min-label-width="0.6cm"/>
      </text:list-level-style-number>
      <text:list-level-style-number text:level="10" text:style-name="Numbering_20_Symbols" style:num-suffix="." style:num-format="A">
        <style:list-level-properties text:space-before="1.801cm" text:min-label-width="0.6cm"/>
      </text:list-level-style-number>
    </text:list-style>
    <text:list-style style:name="li5A">
      <text:list-level-style-number text:level="1" text:style-name="Numbering_20_Symbols" style:num-suffix="." style:num-format="A">
        <style:list-level-properties text:space-before="2.4cm" text:min-label-width="0.6cm"/>
      </text:list-level-style-number>
      <text:list-level-style-number text:level="2" text:style-name="Numbering_20_Symbols" style:num-suffix="." style:num-format="A">
        <style:list-level-properties text:space-before="2.4cm" text:min-label-width="0.6cm"/>
      </text:list-level-style-number>
      <text:list-level-style-number text:level="3" text:style-name="Numbering_20_Symbols" style:num-suffix="." style:num-format="A">
        <style:list-level-properties text:space-before="2.4cm" text:min-label-width="0.6cm"/>
      </text:list-level-style-number>
      <text:list-level-style-number text:level="4" text:style-name="Numbering_20_Symbols" style:num-suffix="." style:num-format="A">
        <style:list-level-properties text:space-before="2.4cm" text:min-label-width="0.6cm"/>
      </text:list-level-style-number>
      <text:list-level-style-number text:level="5" text:style-name="Numbering_20_Symbols" style:num-suffix="." style:num-format="A">
        <style:list-level-properties text:space-before="2.4cm" text:min-label-width="0.6cm"/>
      </text:list-level-style-number>
      <text:list-level-style-number text:level="6" text:style-name="Numbering_20_Symbols" style:num-suffix="." style:num-format="A">
        <style:list-level-properties text:space-before="2.4cm" text:min-label-width="0.6cm"/>
      </text:list-level-style-number>
      <text:list-level-style-number text:level="7" text:style-name="Numbering_20_Symbols" style:num-suffix="." style:num-format="A">
        <style:list-level-properties text:space-before="2.4cm" text:min-label-width="0.6cm"/>
      </text:list-level-style-number>
      <text:list-level-style-number text:level="8" text:style-name="Numbering_20_Symbols" style:num-suffix="." style:num-format="A">
        <style:list-level-properties text:space-before="2.4cm" text:min-label-width="0.6cm"/>
      </text:list-level-style-number>
      <text:list-level-style-number text:level="9" text:style-name="Numbering_20_Symbols" style:num-suffix="." style:num-format="A">
        <style:list-level-properties text:space-before="2.4cm" text:min-label-width="0.6cm"/>
      </text:list-level-style-number>
      <text:list-level-style-number text:level="10" text:style-name="Numbering_20_Symbols" style:num-suffix="." style:num-format="A">
        <style:list-level-properties text:space-before="2.4cm" text:min-label-width="0.6cm"/>
      </text:list-level-style-number>
    </text:list-style>
    <text:list-style style:name="li1i">
      <text:list-level-style-number text:level="1" text:style-name="Numbering_20_Symbols" style:num-suffix="." style:num-format="i">
        <style:list-level-properties text:min-label-width="0.6cm"/>
      </text:list-level-style-number>
      <text:list-level-style-number text:level="2" text:style-name="Numbering_20_Symbols" style:num-suffix="." style:num-format="i">
        <style:list-level-properties text:min-label-width="0.6cm"/>
      </text:list-level-style-number>
      <text:list-level-style-number text:level="3" text:style-name="Numbering_20_Symbols" style:num-suffix="." style:num-format="i">
        <style:list-level-properties text:min-label-width="0.6cm"/>
      </text:list-level-style-number>
      <text:list-level-style-number text:level="4" text:style-name="Numbering_20_Symbols" style:num-suffix="." style:num-format="i">
        <style:list-level-properties text:min-label-width="0.6cm"/>
      </text:list-level-style-number>
      <text:list-level-style-number text:level="5" text:style-name="Numbering_20_Symbols" style:num-suffix="." style:num-format="i">
        <style:list-level-properties text:min-label-width="0.6cm"/>
      </text:list-level-style-number>
      <text:list-level-style-number text:level="6" text:style-name="Numbering_20_Symbols" style:num-suffix="." style:num-format="i">
        <style:list-level-properties text:min-label-width="0.6cm"/>
      </text:list-level-style-number>
      <text:list-level-style-number text:level="7" text:style-name="Numbering_20_Symbols" style:num-suffix="." style:num-format="i">
        <style:list-level-properties text:min-label-width="0.6cm"/>
      </text:list-level-style-number>
      <text:list-level-style-number text:level="8" text:style-name="Numbering_20_Symbols" style:num-suffix="." style:num-format="i">
        <style:list-level-properties text:min-label-width="0.6cm"/>
      </text:list-level-style-number>
      <text:list-level-style-number text:level="9" text:style-name="Numbering_20_Symbols" style:num-suffix="." style:num-format="i">
        <style:list-level-properties text:min-label-width="0.6cm"/>
      </text:list-level-style-number>
      <text:list-level-style-number text:level="10" text:style-name="Numbering_20_Symbols" style:num-suffix="." style:num-format="i">
        <style:list-level-properties text:min-label-width="0.6cm"/>
      </text:list-level-style-number>
    </text:list-style>
    <text:list-style style:name="li2i">
      <text:list-level-style-number text:level="1" text:style-name="Numbering_20_Symbols" style:num-suffix="." style:num-format="i">
        <style:list-level-properties text:space-before="0.599cm" text:min-label-width="0.6cm"/>
      </text:list-level-style-number>
      <text:list-level-style-number text:level="2" text:style-name="Numbering_20_Symbols" style:num-suffix="." style:num-format="i">
        <style:list-level-properties text:space-before="0.599cm" text:min-label-width="0.6cm"/>
      </text:list-level-style-number>
      <text:list-level-style-number text:level="3" text:style-name="Numbering_20_Symbols" style:num-suffix="." style:num-format="i">
        <style:list-level-properties text:space-before="0.599cm" text:min-label-width="0.6cm"/>
      </text:list-level-style-number>
      <text:list-level-style-number text:level="4" text:style-name="Numbering_20_Symbols" style:num-suffix="." style:num-format="i">
        <style:list-level-properties text:space-before="0.599cm" text:min-label-width="0.6cm"/>
      </text:list-level-style-number>
      <text:list-level-style-number text:level="5" text:style-name="Numbering_20_Symbols" style:num-suffix="." style:num-format="i">
        <style:list-level-properties text:space-before="0.599cm" text:min-label-width="0.6cm"/>
      </text:list-level-style-number>
      <text:list-level-style-number text:level="6" text:style-name="Numbering_20_Symbols" style:num-suffix="." style:num-format="i">
        <style:list-level-properties text:space-before="0.599cm" text:min-label-width="0.6cm"/>
      </text:list-level-style-number>
      <text:list-level-style-number text:level="7" text:style-name="Numbering_20_Symbols" style:num-suffix="." style:num-format="i">
        <style:list-level-properties text:space-before="0.599cm" text:min-label-width="0.6cm"/>
      </text:list-level-style-number>
      <text:list-level-style-number text:level="8" text:style-name="Numbering_20_Symbols" style:num-suffix="." style:num-format="i">
        <style:list-level-properties text:space-before="0.599cm" text:min-label-width="0.6cm"/>
      </text:list-level-style-number>
      <text:list-level-style-number text:level="9" text:style-name="Numbering_20_Symbols" style:num-suffix="." style:num-format="i">
        <style:list-level-properties text:space-before="0.599cm" text:min-label-width="0.6cm"/>
      </text:list-level-style-number>
      <text:list-level-style-number text:level="10" text:style-name="Numbering_20_Symbols" style:num-suffix="." style:num-format="i">
        <style:list-level-properties text:space-before="0.599cm" text:min-label-width="0.6cm"/>
      </text:list-level-style-number>
    </text:list-style>
    <text:list-style style:name="li3i">
      <text:list-level-style-number text:level="1" text:style-name="Numbering_20_Symbols" style:num-suffix="." style:num-format="i">
        <style:list-level-properties text:space-before="1.199cm" text:min-label-width="0.6cm"/>
      </text:list-level-style-number>
      <text:list-level-style-number text:level="2" text:style-name="Numbering_20_Symbols" style:num-suffix="." style:num-format="i">
        <style:list-level-properties text:space-before="1.199cm" text:min-label-width="0.6cm"/>
      </text:list-level-style-number>
      <text:list-level-style-number text:level="3" text:style-name="Numbering_20_Symbols" style:num-suffix="." style:num-format="i">
        <style:list-level-properties text:space-before="1.199cm" text:min-label-width="0.6cm"/>
      </text:list-level-style-number>
      <text:list-level-style-number text:level="4" text:style-name="Numbering_20_Symbols" style:num-suffix="." style:num-format="i">
        <style:list-level-properties text:space-before="1.199cm" text:min-label-width="0.6cm"/>
      </text:list-level-style-number>
      <text:list-level-style-number text:level="5" text:style-name="Numbering_20_Symbols" style:num-suffix="." style:num-format="i">
        <style:list-level-properties text:space-before="1.199cm" text:min-label-width="0.6cm"/>
      </text:list-level-style-number>
      <text:list-level-style-number text:level="6" text:style-name="Numbering_20_Symbols" style:num-suffix="." style:num-format="i">
        <style:list-level-properties text:space-before="1.199cm" text:min-label-width="0.6cm"/>
      </text:list-level-style-number>
      <text:list-level-style-number text:level="7" text:style-name="Numbering_20_Symbols" style:num-suffix="." style:num-format="i">
        <style:list-level-properties text:space-before="1.199cm" text:min-label-width="0.6cm"/>
      </text:list-level-style-number>
      <text:list-level-style-number text:level="8" text:style-name="Numbering_20_Symbols" style:num-suffix="." style:num-format="i">
        <style:list-level-properties text:space-before="1.199cm" text:min-label-width="0.6cm"/>
      </text:list-level-style-number>
      <text:list-level-style-number text:level="9" text:style-name="Numbering_20_Symbols" style:num-suffix="." style:num-format="i">
        <style:list-level-properties text:space-before="1.199cm" text:min-label-width="0.6cm"/>
      </text:list-level-style-number>
      <text:list-level-style-number text:level="10" text:style-name="Numbering_20_Symbols" style:num-suffix="." style:num-format="i">
        <style:list-level-properties text:space-before="1.199cm" text:min-label-width="0.6cm"/>
      </text:list-level-style-number>
    </text:list-style>
    <text:list-style style:name="li4i">
      <text:list-level-style-number text:level="1" text:style-name="Numbering_20_Symbols" style:num-suffix="." style:num-format="i">
        <style:list-level-properties text:space-before="1.801cm" text:min-label-width="0.6cm"/>
      </text:list-level-style-number>
      <text:list-level-style-number text:level="2" text:style-name="Numbering_20_Symbols" style:num-suffix="." style:num-format="i">
        <style:list-level-properties text:space-before="1.801cm" text:min-label-width="0.6cm"/>
      </text:list-level-style-number>
      <text:list-level-style-number text:level="3" text:style-name="Numbering_20_Symbols" style:num-suffix="." style:num-format="i">
        <style:list-level-properties text:space-before="1.801cm" text:min-label-width="0.6cm"/>
      </text:list-level-style-number>
      <text:list-level-style-number text:level="4" text:style-name="Numbering_20_Symbols" style:num-suffix="." style:num-format="i">
        <style:list-level-properties text:space-before="1.801cm" text:min-label-width="0.6cm"/>
      </text:list-level-style-number>
      <text:list-level-style-number text:level="5" text:style-name="Numbering_20_Symbols" style:num-suffix="." style:num-format="i">
        <style:list-level-properties text:space-before="1.801cm" text:min-label-width="0.6cm"/>
      </text:list-level-style-number>
      <text:list-level-style-number text:level="6" text:style-name="Numbering_20_Symbols" style:num-suffix="." style:num-format="i">
        <style:list-level-properties text:space-before="1.801cm" text:min-label-width="0.6cm"/>
      </text:list-level-style-number>
      <text:list-level-style-number text:level="7" text:style-name="Numbering_20_Symbols" style:num-suffix="." style:num-format="i">
        <style:list-level-properties text:space-before="1.801cm" text:min-label-width="0.6cm"/>
      </text:list-level-style-number>
      <text:list-level-style-number text:level="8" text:style-name="Numbering_20_Symbols" style:num-suffix="." style:num-format="i">
        <style:list-level-properties text:space-before="1.801cm" text:min-label-width="0.6cm"/>
      </text:list-level-style-number>
      <text:list-level-style-number text:level="9" text:style-name="Numbering_20_Symbols" style:num-suffix="." style:num-format="i">
        <style:list-level-properties text:space-before="1.801cm" text:min-label-width="0.6cm"/>
      </text:list-level-style-number>
      <text:list-level-style-number text:level="10" text:style-name="Numbering_20_Symbols" style:num-suffix="." style:num-format="i">
        <style:list-level-properties text:space-before="1.801cm" text:min-label-width="0.6cm"/>
      </text:list-level-style-number>
    </text:list-style>
    <text:list-style style:name="li5i">
      <text:list-level-style-number text:level="1" text:style-name="Numbering_20_Symbols" style:num-suffix="." style:num-format="i">
        <style:list-level-properties text:space-before="2.4cm" text:min-label-width="0.6cm"/>
      </text:list-level-style-number>
      <text:list-level-style-number text:level="2" text:style-name="Numbering_20_Symbols" style:num-suffix="." style:num-format="i">
        <style:list-level-properties text:space-before="2.4cm" text:min-label-width="0.6cm"/>
      </text:list-level-style-number>
      <text:list-level-style-number text:level="3" text:style-name="Numbering_20_Symbols" style:num-suffix="." style:num-format="i">
        <style:list-level-properties text:space-before="2.4cm" text:min-label-width="0.6cm"/>
      </text:list-level-style-number>
      <text:list-level-style-number text:level="4" text:style-name="Numbering_20_Symbols" style:num-suffix="." style:num-format="i">
        <style:list-level-properties text:space-before="2.4cm" text:min-label-width="0.6cm"/>
      </text:list-level-style-number>
      <text:list-level-style-number text:level="5" text:style-name="Numbering_20_Symbols" style:num-suffix="." style:num-format="i">
        <style:list-level-properties text:space-before="2.4cm" text:min-label-width="0.6cm"/>
      </text:list-level-style-number>
      <text:list-level-style-number text:level="6" text:style-name="Numbering_20_Symbols" style:num-suffix="." style:num-format="i">
        <style:list-level-properties text:space-before="2.4cm" text:min-label-width="0.6cm"/>
      </text:list-level-style-number>
      <text:list-level-style-number text:level="7" text:style-name="Numbering_20_Symbols" style:num-suffix="." style:num-format="i">
        <style:list-level-properties text:space-before="2.4cm" text:min-label-width="0.6cm"/>
      </text:list-level-style-number>
      <text:list-level-style-number text:level="8" text:style-name="Numbering_20_Symbols" style:num-suffix="." style:num-format="i">
        <style:list-level-properties text:space-before="2.4cm" text:min-label-width="0.6cm"/>
      </text:list-level-style-number>
      <text:list-level-style-number text:level="9" text:style-name="Numbering_20_Symbols" style:num-suffix="." style:num-format="i">
        <style:list-level-properties text:space-before="2.4cm" text:min-label-width="0.6cm"/>
      </text:list-level-style-number>
      <text:list-level-style-number text:level="10" text:style-name="Numbering_20_Symbols" style:num-suffix="." style:num-format="i">
        <style:list-level-properties text:space-before="2.4cm" text:min-label-width="0.6cm"/>
      </text:list-level-style-number>
    </text:list-style>
    <text:list-style style:name="li1I">
      <text:list-level-style-number text:level="1" text:style-name="Numbering_20_Symbols" style:num-suffix="." style:num-format="I">
        <style:list-level-properties text:min-label-width="0.6cm"/>
      </text:list-level-style-number>
      <text:list-level-style-number text:level="2" text:style-name="Numbering_20_Symbols" style:num-suffix="." style:num-format="I">
        <style:list-level-properties text:min-label-width="0.6cm"/>
      </text:list-level-style-number>
      <text:list-level-style-number text:level="3" text:style-name="Numbering_20_Symbols" style:num-suffix="." style:num-format="I">
        <style:list-level-properties text:min-label-width="0.6cm"/>
      </text:list-level-style-number>
      <text:list-level-style-number text:level="4" text:style-name="Numbering_20_Symbols" style:num-suffix="." style:num-format="I">
        <style:list-level-properties text:min-label-width="0.6cm"/>
      </text:list-level-style-number>
      <text:list-level-style-number text:level="5" text:style-name="Numbering_20_Symbols" style:num-suffix="." style:num-format="I">
        <style:list-level-properties text:min-label-width="0.6cm"/>
      </text:list-level-style-number>
      <text:list-level-style-number text:level="6" text:style-name="Numbering_20_Symbols" style:num-suffix="." style:num-format="I">
        <style:list-level-properties text:min-label-width="0.6cm"/>
      </text:list-level-style-number>
      <text:list-level-style-number text:level="7" text:style-name="Numbering_20_Symbols" style:num-suffix="." style:num-format="I">
        <style:list-level-properties text:min-label-width="0.6cm"/>
      </text:list-level-style-number>
      <text:list-level-style-number text:level="8" text:style-name="Numbering_20_Symbols" style:num-suffix="." style:num-format="I">
        <style:list-level-properties text:min-label-width="0.6cm"/>
      </text:list-level-style-number>
      <text:list-level-style-number text:level="9" text:style-name="Numbering_20_Symbols" style:num-suffix="." style:num-format="I">
        <style:list-level-properties text:min-label-width="0.6cm"/>
      </text:list-level-style-number>
      <text:list-level-style-number text:level="10" text:style-name="Numbering_20_Symbols" style:num-suffix="." style:num-format="I">
        <style:list-level-properties text:min-label-width="0.6cm"/>
      </text:list-level-style-number>
    </text:list-style>
    <text:list-style style:name="li2I">
      <text:list-level-style-number text:level="1" text:style-name="Numbering_20_Symbols" style:num-suffix="." style:num-format="I">
        <style:list-level-properties text:space-before="0.599cm" text:min-label-width="0.6cm"/>
      </text:list-level-style-number>
      <text:list-level-style-number text:level="2" text:style-name="Numbering_20_Symbols" style:num-suffix="." style:num-format="I">
        <style:list-level-properties text:space-before="0.599cm" text:min-label-width="0.6cm"/>
      </text:list-level-style-number>
      <text:list-level-style-number text:level="3" text:style-name="Numbering_20_Symbols" style:num-suffix="." style:num-format="I">
        <style:list-level-properties text:space-before="0.599cm" text:min-label-width="0.6cm"/>
      </text:list-level-style-number>
      <text:list-level-style-number text:level="4" text:style-name="Numbering_20_Symbols" style:num-suffix="." style:num-format="I">
        <style:list-level-properties text:space-before="0.599cm" text:min-label-width="0.6cm"/>
      </text:list-level-style-number>
      <text:list-level-style-number text:level="5" text:style-name="Numbering_20_Symbols" style:num-suffix="." style:num-format="I">
        <style:list-level-properties text:space-before="0.599cm" text:min-label-width="0.6cm"/>
      </text:list-level-style-number>
      <text:list-level-style-number text:level="6" text:style-name="Numbering_20_Symbols" style:num-suffix="." style:num-format="I">
        <style:list-level-properties text:space-before="0.599cm" text:min-label-width="0.6cm"/>
      </text:list-level-style-number>
      <text:list-level-style-number text:level="7" text:style-name="Numbering_20_Symbols" style:num-suffix="." style:num-format="I">
        <style:list-level-properties text:space-before="0.599cm" text:min-label-width="0.6cm"/>
      </text:list-level-style-number>
      <text:list-level-style-number text:level="8" text:style-name="Numbering_20_Symbols" style:num-suffix="." style:num-format="I">
        <style:list-level-properties text:space-before="0.599cm" text:min-label-width="0.6cm"/>
      </text:list-level-style-number>
      <text:list-level-style-number text:level="9" text:style-name="Numbering_20_Symbols" style:num-suffix="." style:num-format="I">
        <style:list-level-properties text:space-before="0.599cm" text:min-label-width="0.6cm"/>
      </text:list-level-style-number>
      <text:list-level-style-number text:level="10" text:style-name="Numbering_20_Symbols" style:num-suffix="." style:num-format="I">
        <style:list-level-properties text:space-before="0.599cm" text:min-label-width="0.6cm"/>
      </text:list-level-style-number>
    </text:list-style>
    <text:list-style style:name="li3I">
      <text:list-level-style-number text:level="1" text:style-name="Numbering_20_Symbols" style:num-suffix="." style:num-format="I">
        <style:list-level-properties text:space-before="1.199cm" text:min-label-width="0.6cm"/>
      </text:list-level-style-number>
      <text:list-level-style-number text:level="2" text:style-name="Numbering_20_Symbols" style:num-suffix="." style:num-format="I">
        <style:list-level-properties text:space-before="1.199cm" text:min-label-width="0.6cm"/>
      </text:list-level-style-number>
      <text:list-level-style-number text:level="3" text:style-name="Numbering_20_Symbols" style:num-suffix="." style:num-format="I">
        <style:list-level-properties text:space-before="1.199cm" text:min-label-width="0.6cm"/>
      </text:list-level-style-number>
      <text:list-level-style-number text:level="4" text:style-name="Numbering_20_Symbols" style:num-suffix="." style:num-format="I">
        <style:list-level-properties text:space-before="1.199cm" text:min-label-width="0.6cm"/>
      </text:list-level-style-number>
      <text:list-level-style-number text:level="5" text:style-name="Numbering_20_Symbols" style:num-suffix="." style:num-format="I">
        <style:list-level-properties text:space-before="1.199cm" text:min-label-width="0.6cm"/>
      </text:list-level-style-number>
      <text:list-level-style-number text:level="6" text:style-name="Numbering_20_Symbols" style:num-suffix="." style:num-format="I">
        <style:list-level-properties text:space-before="1.199cm" text:min-label-width="0.6cm"/>
      </text:list-level-style-number>
      <text:list-level-style-number text:level="7" text:style-name="Numbering_20_Symbols" style:num-suffix="." style:num-format="I">
        <style:list-level-properties text:space-before="1.199cm" text:min-label-width="0.6cm"/>
      </text:list-level-style-number>
      <text:list-level-style-number text:level="8" text:style-name="Numbering_20_Symbols" style:num-suffix="." style:num-format="I">
        <style:list-level-properties text:space-before="1.199cm" text:min-label-width="0.6cm"/>
      </text:list-level-style-number>
      <text:list-level-style-number text:level="9" text:style-name="Numbering_20_Symbols" style:num-suffix="." style:num-format="I">
        <style:list-level-properties text:space-before="1.199cm" text:min-label-width="0.6cm"/>
      </text:list-level-style-number>
      <text:list-level-style-number text:level="10" text:style-name="Numbering_20_Symbols" style:num-suffix="." style:num-format="I">
        <style:list-level-properties text:space-before="1.199cm" text:min-label-width="0.6cm"/>
      </text:list-level-style-number>
    </text:list-style>
    <text:list-style style:name="li4I">
      <text:list-level-style-number text:level="1" text:style-name="Numbering_20_Symbols" style:num-suffix="." style:num-format="I">
        <style:list-level-properties text:space-before="1.801cm" text:min-label-width="0.6cm"/>
      </text:list-level-style-number>
      <text:list-level-style-number text:level="2" text:style-name="Numbering_20_Symbols" style:num-suffix="." style:num-format="I">
        <style:list-level-properties text:space-before="1.801cm" text:min-label-width="0.6cm"/>
      </text:list-level-style-number>
      <text:list-level-style-number text:level="3" text:style-name="Numbering_20_Symbols" style:num-suffix="." style:num-format="I">
        <style:list-level-properties text:space-before="1.801cm" text:min-label-width="0.6cm"/>
      </text:list-level-style-number>
      <text:list-level-style-number text:level="4" text:style-name="Numbering_20_Symbols" style:num-suffix="." style:num-format="I">
        <style:list-level-properties text:space-before="1.801cm" text:min-label-width="0.6cm"/>
      </text:list-level-style-number>
      <text:list-level-style-number text:level="5" text:style-name="Numbering_20_Symbols" style:num-suffix="." style:num-format="I">
        <style:list-level-properties text:space-before="1.801cm" text:min-label-width="0.6cm"/>
      </text:list-level-style-number>
      <text:list-level-style-number text:level="6" text:style-name="Numbering_20_Symbols" style:num-suffix="." style:num-format="I">
        <style:list-level-properties text:space-before="1.801cm" text:min-label-width="0.6cm"/>
      </text:list-level-style-number>
      <text:list-level-style-number text:level="7" text:style-name="Numbering_20_Symbols" style:num-suffix="." style:num-format="I">
        <style:list-level-properties text:space-before="1.801cm" text:min-label-width="0.6cm"/>
      </text:list-level-style-number>
      <text:list-level-style-number text:level="8" text:style-name="Numbering_20_Symbols" style:num-suffix="." style:num-format="I">
        <style:list-level-properties text:space-before="1.801cm" text:min-label-width="0.6cm"/>
      </text:list-level-style-number>
      <text:list-level-style-number text:level="9" text:style-name="Numbering_20_Symbols" style:num-suffix="." style:num-format="I">
        <style:list-level-properties text:space-before="1.801cm" text:min-label-width="0.6cm"/>
      </text:list-level-style-number>
      <text:list-level-style-number text:level="10" text:style-name="Numbering_20_Symbols" style:num-suffix="." style:num-format="I">
        <style:list-level-properties text:space-before="1.801cm" text:min-label-width="0.6cm"/>
      </text:list-level-style-number>
    </text:list-style>
    <text:list-style style:name="li5I">
      <text:list-level-style-number text:level="1" text:style-name="Numbering_20_Symbols" style:num-suffix="." style:num-format="I">
        <style:list-level-properties text:space-before="2.4cm" text:min-label-width="0.6cm"/>
      </text:list-level-style-number>
      <text:list-level-style-number text:level="2" text:style-name="Numbering_20_Symbols" style:num-suffix="." style:num-format="I">
        <style:list-level-properties text:space-before="2.4cm" text:min-label-width="0.6cm"/>
      </text:list-level-style-number>
      <text:list-level-style-number text:level="3" text:style-name="Numbering_20_Symbols" style:num-suffix="." style:num-format="I">
        <style:list-level-properties text:space-before="2.4cm" text:min-label-width="0.6cm"/>
      </text:list-level-style-number>
      <text:list-level-style-number text:level="4" text:style-name="Numbering_20_Symbols" style:num-suffix="." style:num-format="I">
        <style:list-level-properties text:space-before="2.4cm" text:min-label-width="0.6cm"/>
      </text:list-level-style-number>
      <text:list-level-style-number text:level="5" text:style-name="Numbering_20_Symbols" style:num-suffix="." style:num-format="I">
        <style:list-level-properties text:space-before="2.4cm" text:min-label-width="0.6cm"/>
      </text:list-level-style-number>
      <text:list-level-style-number text:level="6" text:style-name="Numbering_20_Symbols" style:num-suffix="." style:num-format="I">
        <style:list-level-properties text:space-before="2.4cm" text:min-label-width="0.6cm"/>
      </text:list-level-style-number>
      <text:list-level-style-number text:level="7" text:style-name="Numbering_20_Symbols" style:num-suffix="." style:num-format="I">
        <style:list-level-properties text:space-before="2.4cm" text:min-label-width="0.6cm"/>
      </text:list-level-style-number>
      <text:list-level-style-number text:level="8" text:style-name="Numbering_20_Symbols" style:num-suffix="." style:num-format="I">
        <style:list-level-properties text:space-before="2.4cm" text:min-label-width="0.6cm"/>
      </text:list-level-style-number>
      <text:list-level-style-number text:level="9" text:style-name="Numbering_20_Symbols" style:num-suffix="." style:num-format="I">
        <style:list-level-properties text:space-before="2.4cm" text:min-label-width="0.6cm"/>
      </text:list-level-style-number>
      <text:list-level-style-number text:level="10" text:style-name="Numbering_20_Symbols" style:num-suffix="." style:num-format="I">
        <style:list-level-properties text:space-before="2.4cm" text:min-label-width="0.6cm"/>
      </text:list-level-style-number>
    </text:list-style>
    <text:list-style style:name="chapter">
      <text:list-level-style-number text:level="1" style:num-prefix="Chapter " style:num-suffix="  " style:num-format="1">
        <style:list-level-properties text:min-label-width="0.499cm"/>
      </text:list-level-style-number>
      <text:list-level-style-number text:level="2" style:num-suffix="  " style:num-format="1" text:display-levels="2">
        <style:list-level-properties text:min-label-width="0.499cm"/>
      </text:list-level-style-number>
      <text:list-level-style-number text:level="3" style:num-suffix="  " style:num-format="1" text:display-levels="3">
        <style:list-level-properties text:min-label-width="0.499cm"/>
      </text:list-level-style-number>
      <text:list-level-style-number text:level="4" style:num-suffix="  " style:num-format="1" text:display-levels="4">
        <style:list-level-properties text:min-label-width="0.499cm"/>
      </text:list-level-style-number>
      <text:list-level-style-number text:level="5" style:num-suffix="  " style:num-format="1" text:display-levels="5">
        <style:list-level-properties text:min-label-width="0.499cm"/>
      </text:list-level-style-number>
      <text:list-level-style-number text:level="6" style:num-suffix="  " style:num-format="1" text:display-levels="6">
        <style:list-level-properties text:min-label-width="0.499cm"/>
      </text:list-level-style-number>
      <text:list-level-style-number text:level="7" style:num-suffix="  " style:num-format="1" text:display-levels="7">
        <style:list-level-properties text:min-label-width="0.499cm"/>
      </text:list-level-style-number>
      <text:list-level-style-number text:level="8" style:num-suffix="  " style:num-format="1" text:display-levels="8">
        <style:list-level-properties text:min-label-width="0.499cm"/>
      </text:list-level-style-number>
      <text:list-level-style-number text:level="9" style:num-suffix="  " style:num-format="1" text:display-levels="9">
        <style:list-level-properties text:min-label-width="0.499cm"/>
      </text:list-level-style-number>
      <text:list-level-style-number text:level="10" style:num-suffix="  " style:num-format="1" text:display-levels="10">
        <style:list-level-properties text:min-label-width="0.499cm"/>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1" text:start-value="0"/>
    <text:linenumbering-configuration text:style-name="Line_20_numbering" text:number-lines="false" text:offset="0.499cm" style:num-format="1" text:number-position="left" text:increment="5"/>
  </office:styles>
  <office:automatic-styles>
    <style:style style:name="BodyFooter" style:family="table" style:master-page-name="">
      <style:table-properties style:width="14.6cm" style:page-number="0" table:align="left"/>
    </style:style>
    <style:style style:name="BodyFooter.A" style:family="table-column">
      <style:table-column-properties style:column-width="13.552cm"/>
    </style:style>
    <style:style style:name="BodyFooter.B" style:family="table-column">
      <style:table-column-properties style:column-width="1.048cm"/>
    </style:style>
    <style:style style:name="BodyFooter.A1" style:family="table-cell">
      <style:table-cell-properties fo:background-color="transparent">
        <style:background-image/>
      </style:table-cell-properties>
    </style:style>
    <style:style style:name="Table1" style:family="table" style:master-page-name="">
      <style:table-properties style:width="14.6cm" style:page-number="0" table:align="left"/>
    </style:style>
    <style:style style:name="Table1.A" style:family="table-column">
      <style:table-column-properties style:column-width="1.048cm"/>
    </style:style>
    <style:style style:name="Table1.B" style:family="table-column">
      <style:table-column-properties style:column-width="13.552cm"/>
    </style:style>
    <style:style style:name="Table2" style:family="table" style:master-page-name="">
      <style:table-properties style:width="14.6cm" style:page-number="0" table:align="left"/>
    </style:style>
    <style:style style:name="Table2.A" style:family="table-column">
      <style:table-column-properties style:column-width="1.048cm"/>
    </style:style>
    <style:style style:name="Table2.B" style:family="table-column">
      <style:table-column-properties style:column-width="13.552cm"/>
    </style:style>
    <style:style style:name="Table3" style:family="table" style:master-page-name="">
      <style:table-properties style:width="14.6cm" style:page-number="0" table:align="left"/>
    </style:style>
    <style:style style:name="Table3.A" style:family="table-column">
      <style:table-column-properties style:column-width="13.552cm"/>
    </style:style>
    <style:style style:name="Table3.B" style:family="table-column">
      <style:table-column-properties style:column-width="1.048cm"/>
    </style:style>
    <style:style style:name="Table3.A1" style:family="table-cell">
      <style:table-cell-properties fo:background-color="transparent">
        <style:background-image/>
      </style:table-cell-properties>
    </style:style>
    <style:style style:name="Table4" style:family="table" style:master-page-name="">
      <style:table-properties style:width="14.6cm" style:page-number="0" table:align="left"/>
    </style:style>
    <style:style style:name="Table4.A" style:family="table-column">
      <style:table-column-properties style:column-width="13.552cm"/>
    </style:style>
    <style:style style:name="Table4.B" style:family="table-column">
      <style:table-column-properties style:column-width="1.048cm"/>
    </style:style>
    <style:style style:name="Table4.A1" style:family="table-cell">
      <style:table-cell-properties fo:background-color="transparent">
        <style:background-image/>
      </style:table-cell-properties>
    </style:style>
    <style:style style:name="Table5" style:family="table" style:master-page-name="">
      <style:table-properties style:width="14.6cm" style:page-number="0" table:align="left"/>
    </style:style>
    <style:style style:name="Table5.A" style:family="table-column">
      <style:table-column-properties style:column-width="1.048cm"/>
    </style:style>
    <style:style style:name="Table5.B" style:family="table-column">
      <style:table-column-properties style:column-width="13.552cm"/>
    </style:style>
    <style:style style:name="Table42" style:family="table" style:master-page-name="">
      <style:table-properties style:width="14.6cm" style:page-number="0" table:align="left"/>
    </style:style>
    <style:style style:name="Table42.A" style:family="table-column">
      <style:table-column-properties style:column-width="13.552cm"/>
    </style:style>
    <style:style style:name="Table42.B" style:family="table-column">
      <style:table-column-properties style:column-width="1.048cm"/>
    </style:style>
    <style:style style:name="Table42.A1" style:family="table-cell">
      <style:table-cell-properties fo:background-color="transparent">
        <style:background-image/>
      </style:table-cell-properties>
    </style:style>
    <style:style style:name="Table43" style:family="table" style:master-page-name="">
      <style:table-properties style:width="14.6cm" style:page-number="0" table:align="left"/>
    </style:style>
    <style:style style:name="Table43.A" style:family="table-column">
      <style:table-column-properties style:column-width="1.048cm"/>
    </style:style>
    <style:style style:name="Table43.B" style:family="table-column">
      <style:table-column-properties style:column-width="13.552cm"/>
    </style:style>
    <style:style style:name="Table44" style:family="table" style:master-page-name="">
      <style:table-properties style:width="14.6cm" style:page-number="0" table:align="left"/>
    </style:style>
    <style:style style:name="Table44.A" style:family="table-column">
      <style:table-column-properties style:column-width="13.552cm"/>
    </style:style>
    <style:style style:name="Table44.B" style:family="table-column">
      <style:table-column-properties style:column-width="1.048cm"/>
    </style:style>
    <style:style style:name="Table44.A1" style:family="table-cell">
      <style:table-cell-properties fo:background-color="transparent">
        <style:background-image/>
      </style:table-cell-properties>
    </style:style>
    <style:style style:name="Table45" style:family="table" style:master-page-name="">
      <style:table-properties style:width="14.6cm" style:page-number="0" table:align="left"/>
    </style:style>
    <style:style style:name="Table45.A" style:family="table-column">
      <style:table-column-properties style:column-width="1.048cm"/>
    </style:style>
    <style:style style:name="Table45.B" style:family="table-column">
      <style:table-column-properties style:column-width="13.552cm"/>
    </style:style>
    <style:style style:name="Table46" style:family="table" style:master-page-name="">
      <style:table-properties style:width="23.698cm" style:page-number="0" table:align="left"/>
    </style:style>
    <style:style style:name="Table46.A" style:family="table-column">
      <style:table-column-properties style:column-width="22.65cm"/>
    </style:style>
    <style:style style:name="Table46.B" style:family="table-column">
      <style:table-column-properties style:column-width="1.048cm"/>
    </style:style>
    <style:style style:name="Table46.A1" style:family="table-cell">
      <style:table-cell-properties fo:background-color="transparent" fo:padding="0cm" fo:border="none">
        <style:background-image/>
      </style:table-cell-properties>
    </style:style>
    <style:style style:name="Table47" style:family="table" style:master-page-name="">
      <style:table-properties style:page-number="0" table:align="margins"/>
    </style:style>
    <style:style style:name="Table47.A" style:family="table-column">
      <style:table-column-properties style:rel-column-width="2907*"/>
    </style:style>
    <style:style style:name="Table47.B" style:family="table-column">
      <style:table-column-properties style:rel-column-width="62628*"/>
    </style:style>
    <style:style style:name="Table6" style:family="table" style:master-page-name="">
      <style:table-properties style:width="14.6cm" style:page-number="0" table:align="left"/>
    </style:style>
    <style:style style:name="Table6.A" style:family="table-column">
      <style:table-column-properties style:column-width="13.552cm"/>
    </style:style>
    <style:style style:name="Table6.B" style:family="table-column">
      <style:table-column-properties style:column-width="1.048cm"/>
    </style:style>
    <style:style style:name="Table6.A1" style:family="table-cell">
      <style:table-cell-properties fo:background-color="transparent">
        <style:background-image/>
      </style:table-cell-properties>
    </style:style>
    <style:style style:name="Table7" style:family="table" style:master-page-name="">
      <style:table-properties style:width="14.6cm" style:page-number="0" table:align="left"/>
    </style:style>
    <style:style style:name="Table7.A" style:family="table-column">
      <style:table-column-properties style:column-width="1.048cm"/>
    </style:style>
    <style:style style:name="Table7.B" style:family="table-column">
      <style:table-column-properties style:column-width="13.552cm"/>
    </style:style>
    <style:style style:name="P1" style:family="paragraph" style:parent-style-name="Header_20_right">
      <style:paragraph-properties fo:margin-top="0cm" fo:margin-bottom="0cm"/>
    </style:style>
    <style:style style:name="P2" style:family="paragraph" style:parent-style-name="Header_20_right">
      <style:paragraph-properties>
        <style:tab-stops>
          <style:tab-stop style:position="11.06cm"/>
          <style:tab-stop style:position="13.501cm"/>
          <style:tab-stop style:position="14.6cm" style:type="right"/>
        </style:tab-stops>
      </style:paragraph-properties>
    </style:style>
    <style:style style:name="P3" style:family="paragraph" style:parent-style-name="Header_20_left">
      <style:text-properties fo:font-weight="normal" style:font-weight-asian="normal" style:font-weight-complex="normal"/>
    </style:style>
    <style:style style:name="T1" style:family="text"/>
    <style:page-layout style:name="pm1">
      <style:page-layout-properties fo:page-width="21.001cm" fo:page-height="29.7cm" style:num-format="1" style:print-orientation="portrait" fo:margin-top="1.401cm" fo:margin-bottom="2.54cm" fo:margin-left="3.2cm" fo:margin-right="3.2cm" style:writing-mode="lr-tb" style:footnote-max-height="0cm">
        <style:footnote-sep style:width="0.018cm" style:distance-before-sep="0.101cm" style:distance-after-sep="0.101cm" style:adjustment="left" style:rel-width="35%" style:color="#000000"/>
      </style:page-layout-properties>
      <style:header-style>
        <style:header-footer-properties fo:min-height="2.101cm" fo:margin-left="0cm" fo:margin-right="0cm" fo:margin-bottom="1.55cm" style:dynamic-spacing="true"/>
      </style:header-style>
      <style:footer-style/>
    </style:page-layout>
    <style:page-layout style:name="pm2">
      <style:page-layout-properties fo:page-width="21.001cm" fo:page-height="29.7cm" style:num-format="1" style:print-orientation="portrait" fo:margin-top="3cm" fo:margin-bottom="1.499cm" fo:margin-left="3.2cm" fo:margin-right="3.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usage="left">
      <style:page-layout-properties fo:page-width="21.001cm" fo:page-height="29.7cm" style:num-format="1" style:print-orientation="portrait" fo:margin-top="1.401cm" fo:margin-bottom="2.54cm" fo:margin-left="3.2cm" fo:margin-right="3.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35%" style:color="#000000"/>
      </style:page-layout-properties>
      <style:header-style>
        <style:header-footer-properties fo:min-height="2.101cm" fo:margin-left="0cm" fo:margin-right="0cm" fo:margin-bottom="1.55cm" style:dynamic-spacing="true"/>
      </style:header-style>
      <style:footer-style/>
    </style:page-layout>
    <style:page-layout style:name="pm4" style:page-usage="right">
      <style:page-layout-properties fo:page-width="21.001cm" fo:page-height="29.7cm" style:num-format="1" style:print-orientation="portrait" fo:margin-top="1.401cm" fo:margin-bottom="2.54cm" fo:margin-left="3.2cm" fo:margin-right="3.2cm" style:shadow="none" fo:background-color="transparent" style:writing-mode="lr-tb" style:footnote-max-height="0cm">
        <style:background-image/>
        <style:footnote-sep style:width="0.018cm" style:distance-before-sep="0.101cm" style:distance-after-sep="0.101cm" style:adjustment="left" style:rel-width="35%" style:color="#000000"/>
      </style:page-layout-properties>
      <style:header-style>
        <style:header-footer-properties fo:min-height="2.101cm" fo:margin-left="0cm" fo:margin-right="0cm" fo:margin-bottom="1.55cm" style:dynamic-spacing="true"/>
      </style:header-style>
      <style:footer-style/>
    </style:page-layout>
    <style:page-layout style:name="pm5">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6">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pm7">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8">
      <style:page-layout-properties fo:page-width="21.001cm" fo:page-height="29.7cm" style:num-format="1" style:print-orientation="portrait" fo:margin-top="1.401cm" fo:margin-bottom="2.54cm" fo:margin-left="3.2cm" fo:margin-right="3.2cm" style:shadow="none" fo:background-color="transparent" style:writing-mode="lr-tb" style:footnote-max-height="0cm">
        <style:background-image/>
        <style:columns fo:column-count="1" fo:column-gap="0cm"/>
        <style:footnote-sep style:adjustment="left" style:rel-width="0%" style:color="#000000"/>
      </style:page-layout-properties>
      <style:header-style>
        <style:header-footer-properties fo:min-height="2.101cm" fo:margin-left="0cm" fo:margin-right="0cm" fo:margin-bottom="1.55cm" style:dynamic-spacing="true"/>
      </style:header-style>
      <style:footer-style/>
    </style:page-layout>
    <style:page-layout style:name="pm9">
      <style:page-layout-properties fo:page-width="21.001cm" fo:page-height="29.7cm" style:num-format="1" style:print-orientation="portrait" fo:margin-top="3cm" fo:margin-bottom="1.499cm" fo:margin-left="3.2cm" fo:margin-right="3.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pm10">
      <style:page-layout-properties fo:page-width="21.001cm" fo:page-height="29.7cm" style:num-format="1" style:print-orientation="portrait" fo:margin-top="1.401cm" fo:margin-bottom="2.54cm" fo:margin-left="3.2cm" fo:margin-right="3.2cm" style:writing-mode="lr-tb" style:footnote-max-height="0cm">
        <style:footnote-sep style:width="0.018cm" style:distance-before-sep="0.101cm" style:distance-after-sep="0.101cm" style:adjustment="left" style:rel-width="25%" style:color="#000000"/>
      </style:page-layout-properties>
      <style:header-style>
        <style:header-footer-properties fo:min-height="2.101cm" fo:margin-left="0cm" fo:margin-right="0cm" fo:margin-bottom="1.55cm" style:dynamic-spacing="true"/>
      </style:header-style>
      <style:footer-style/>
    </style:page-layout>
    <style:page-layout style:name="pm11">
      <style:page-layout-properties fo:page-width="29.7cm" fo:page-height="21.001cm" style:num-format="1" style:print-orientation="landscape" fo:margin-top="1.499cm" fo:margin-bottom="3.2cm" fo:margin-left="2.499cm" fo:margin-right="3.5cm" style:writing-mode="lr-tb" style:footnote-max-height="0cm">
        <style:footnote-sep style:width="0.018cm" style:distance-before-sep="0.101cm" style:distance-after-sep="0.101cm" style:adjustment="left" style:rel-width="25%" style:color="#000000"/>
      </style:page-layout-properties>
      <style:header-style>
        <style:header-footer-properties fo:min-height="1.651cm" fo:margin-left="0cm" fo:margin-right="0cm" fo:margin-bottom="1.101cm" style:dynamic-spacing="true"/>
      </style:header-style>
      <style:footer-style/>
    </style:page-layout>
    <style:page-layout style:name="pm12">
      <style:page-layout-properties fo:page-width="29.7cm" fo:page-height="21.001cm" style:num-format="1" style:print-orientation="landscape" fo:margin-top="3.2cm" fo:margin-bottom="3.2cm" fo:margin-left="2.51cm" fo:margin-right="3.55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13">
      <style:page-layout-properties fo:page-width="21.001cm" fo:page-height="29.7cm" style:num-format="1" style:print-orientation="portrait" fo:margin-top="1.401cm" fo:margin-bottom="1cm" fo:margin-left="1cm" fo:margin-right="1cm" fo:background-color="transparent" style:writing-mode="lr-tb" style:footnote-max-height="0cm">
        <style:background-image/>
        <style:footnote-sep style:width="0.018cm" style:distance-before-sep="0.101cm" style:distance-after-sep="0.101cm" style:adjustment="left" style:rel-width="35%" style:color="#000000"/>
      </style:page-layout-properties>
      <style:header-style>
        <style:header-footer-properties fo:min-height="0.75cm" fo:margin-left="2.2cm" fo:margin-right="2.2cm" fo:margin-bottom="0.199cm" style:dynamic-spacing="true"/>
      </style:header-style>
      <style:footer-style/>
    </style:page-layout>
  </office:automatic-styles>
  <office:master-styles>
    <style:master-page style:name="Standard" style:page-layout-name="pm1">
      <style:header>
        <table:table table:name="BodyFooter" table:style-name="BodyFooter">
          <table:table-column table:style-name="BodyFooter.A"/>
          <table:table-column table:style-name="BodyFooter.B"/>
          <table:table-row>
            <table:table-cell table:style-name="BodyFooter.A1" office:value-type="string">
              <text:p text:style-name="Header_20_right"><text:title>List of readings</text:title></text:p>
            </table:table-cell>
            <table:table-cell table:style-name="BodyFooter.A1" office:value-type="string">
              <text:p text:style-name="P1"><text:span text:style-name="i-b"><text:page-number text:select-page="current">1</text:page-number></text:span></text:p>
            </table:table-cell>
          </table:table-row>
        </table:table>
        <text:p text:style-name="P2"/>
      </style:header>
      <style:header-left>
        <table:table table:name="Table1" table:style-name="Table1">
          <table:table-column table:style-name="Table1.A"/>
          <table:table-column table:style-name="Table1.B"/>
          <table:table-row>
            <table:table-cell office:value-type="string">
              <text:p text:style-name="Header_20_left"><text:span text:style-name="i-b"><text:page-number text:select-page="current">1</text:page-number></text:span></text:p>
            </table:table-cell>
            <table:table-cell office:value-type="string">
              <text:p text:style-name="P3"><text:subject>ABC1234 – Course name here</text:subject></text:p>
            </table:table-cell>
          </table:table-row>
        </table:table>
        <text:p text:style-name="Header_20_left"/>
      </style:header-left>
    </style:master-page>
    <style:master-page style:name="First_20_Page" style:display-name="First Page" style:page-layout-name="pm2" style:next-style-name="Left_20_Page"/>
    <style:master-page style:name="Left_20_Page" style:display-name="Left Page" style:page-layout-name="pm3" style:next-style-name="Right_20_Page">
      <style:header>
        <table:table table:name="Table2" table:style-name="Table2">
          <table:table-column table:style-name="Table2.A"/>
          <table:table-column table:style-name="Table2.B"/>
          <table:table-row>
            <table:table-cell office:value-type="string">
              <text:p text:style-name="Header_20_left"><text:span text:style-name="i-b"><text:page-number text:select-page="current">1</text:page-number></text:span></text:p>
            </table:table-cell>
            <table:table-cell office:value-type="string">
              <text:p text:style-name="P3"><text:subject>ABC1234 – Course name here</text:subject></text:p>
            </table:table-cell>
          </table:table-row>
        </table:table>
        <text:p text:style-name="Header_20_left"/>
      </style:header>
    </style:master-page>
    <style:master-page style:name="Right_20_Page" style:display-name="Right Page" style:page-layout-name="pm4" style:next-style-name="Left_20_Page">
      <style:header>
        <table:table table:name="Table3" table:style-name="Table3">
          <table:table-column table:style-name="Table3.A"/>
          <table:table-column table:style-name="Table3.B"/>
          <table:table-row>
            <table:table-cell table:style-name="Table3.A1" office:value-type="string">
              <text:p text:style-name="Header_20_right"><text:title>List of readings</text:title></text:p>
            </table:table-cell>
            <table:table-cell table:style-name="Table3.A1" office:value-type="string">
              <text:p text:style-name="P1"><text:span text:style-name="i-b"><text:page-number text:select-page="current">1</text:page-number></text:span></text:p>
            </table:table-cell>
          </table:table-row>
        </table:table>
        <text:p text:style-name="Header_20_right"/>
      </style:header>
    </style:master-page>
    <style:master-page style:name="Index" style:page-layout-name="pm5"/>
    <style:master-page style:name="HTML" style:page-layout-name="pm6">
      <style:header>
        <text:p text:style-name="Header"/>
      </style:header>
    </style:master-page>
    <style:master-page style:name="Footnote" style:page-layout-name="pm7"/>
    <style:master-page style:name="Endnote" style:page-layout-name="pm8">
      <style:header>
        <table:table table:name="Table4" table:style-name="Table4">
          <table:table-column table:style-name="Table4.A"/>
          <table:table-column table:style-name="Table4.B"/>
          <table:table-row>
            <table:table-cell table:style-name="Table4.A1" office:value-type="string">
              <text:p text:style-name="Header_20_right"><text:title>List of readings</text:title></text:p>
            </table:table-cell>
            <table:table-cell table:style-name="Table4.A1" office:value-type="string">
              <text:p text:style-name="P1"><text:span text:style-name="i-b"><text:page-number text:select-page="current">1</text:page-number></text:span></text:p>
            </table:table-cell>
          </table:table-row>
        </table:table>
        <text:p text:style-name="Header_20_right"/>
      </style:header>
      <style:header-left>
        <table:table table:name="Table5" table:style-name="Table5">
          <table:table-column table:style-name="Table5.A"/>
          <table:table-column table:style-name="Table5.B"/>
          <table:table-row>
            <table:table-cell office:value-type="string">
              <text:p text:style-name="Header_20_left"><text:span text:style-name="i-b"><text:page-number text:select-page="current">1</text:page-number></text:span></text:p>
            </table:table-cell>
            <table:table-cell office:value-type="string">
              <text:p text:style-name="P3"><text:subject>ABC1234 – Course name here</text:subject></text:p>
            </table:table-cell>
          </table:table-row>
        </table:table>
        <text:p text:style-name="Header_20_left"/>
      </style:header-left>
    </style:master-page>
    <style:master-page style:name="TOC_20_Page" style:display-name="TOC Page" style:page-layout-name="pm9"/>
    <style:master-page style:name="Copyright_20_Page" style:display-name="Copyright Page" style:page-layout-name="pm2"/>
    <style:master-page style:name="End_20_Section" style:display-name="End Section" style:page-layout-name="pm10">
      <style:header>
        <table:table table:name="Table42" table:style-name="Table42">
          <table:table-column table:style-name="Table42.A"/>
          <table:table-column table:style-name="Table42.B"/>
          <table:table-row>
            <table:table-cell table:style-name="Table42.A1" office:value-type="string">
              <text:p text:style-name="Header_20_right"/>
            </table:table-cell>
            <table:table-cell table:style-name="Table42.A1" office:value-type="string">
              <text:p text:style-name="P1"><text:span text:style-name="i-b"><text:page-number text:select-page="current">1</text:page-number></text:span></text:p>
            </table:table-cell>
          </table:table-row>
        </table:table>
        <text:p text:style-name="P2"/>
      </style:header>
      <style:header-left>
        <table:table table:name="Table43" table:style-name="Table43">
          <table:table-column table:style-name="Table43.A"/>
          <table:table-column table:style-name="Table43.B"/>
          <table:table-row>
            <table:table-cell office:value-type="string">
              <text:p text:style-name="Header_20_left"><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Start_20_Section" style:display-name="Start Section" style:page-layout-name="pm10">
      <style:header>
        <table:table table:name="Table44" table:style-name="Table44">
          <table:table-column table:style-name="Table44.A"/>
          <table:table-column table:style-name="Table44.B"/>
          <table:table-row>
            <table:table-cell table:style-name="Table44.A1" office:value-type="string">
              <text:p text:style-name="Header_20_right"/>
            </table:table-cell>
            <table:table-cell table:style-name="Table44.A1" office:value-type="string">
              <text:p text:style-name="P1"><text:span text:style-name="i-b"><text:page-number text:select-page="current">1</text:page-number></text:span></text:p>
            </table:table-cell>
          </table:table-row>
        </table:table>
        <text:p text:style-name="P2"/>
      </style:header>
      <style:header-left>
        <table:table table:name="Table45" table:style-name="Table45">
          <table:table-column table:style-name="Table45.A"/>
          <table:table-column table:style-name="Table45.B"/>
          <table:table-row>
            <table:table-cell office:value-type="string">
              <text:p text:style-name="Header_20_left"><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Landscape" style:page-layout-name="pm11" style:next-style-name="Standard">
      <style:header>
        <table:table table:name="Table46" table:style-name="Table46">
          <table:table-column table:style-name="Table46.A"/>
          <table:table-column table:style-name="Table46.B"/>
          <table:table-row>
            <table:table-cell table:style-name="Table46.A1" office:value-type="string">
              <text:p text:style-name="Header_20_right"><text:title>List of readings</text:title></text:p>
            </table:table-cell>
            <table:table-cell table:style-name="Table46.A1" office:value-type="string">
              <text:p text:style-name="P1"><text:span text:style-name="i-b"><text:page-number text:select-page="current">1</text:page-number></text:span></text:p>
            </table:table-cell>
          </table:table-row>
        </table:table>
        <text:p text:style-name="P2"/>
      </style:header>
      <style:header-left>
        <table:table table:name="Table47" table:style-name="Table47">
          <table:table-column table:style-name="Table47.A"/>
          <table:table-column table:style-name="Table47.B"/>
          <table:table-row>
            <table:table-cell office:value-type="string">
              <text:p text:style-name="Header_20_left"><text:span text:style-name="i-b"><text:page-number text:select-page="current">1</text:page-number></text:span></text:p>
            </table:table-cell>
            <table:table-cell office:value-type="string">
              <text:p text:style-name="P3"><text:subject>ABC1234 – Course name here</text:subject></text:p>
            </table:table-cell>
          </table:table-row>
        </table:table>
        <text:p text:style-name="Header_20_left"/>
      </style:header-left>
    </style:master-page>
    <style:master-page style:name="Landscape_20_No_20_Header" style:display-name="Landscape No Header" style:page-layout-name="pm12" style:next-style-name="Standard"/>
    <style:master-page style:name="Large_20_Page" style:display-name="Large Page" style:page-layout-name="pm13">
      <style:header>
        <table:table table:name="Table6" table:style-name="Table6">
          <table:table-column table:style-name="Table6.A"/>
          <table:table-column table:style-name="Table6.B"/>
          <table:table-row>
            <table:table-cell table:style-name="Table6.A1" office:value-type="string">
              <text:p text:style-name="Header_20_right"><text:title>List of readings</text:title></text:p>
            </table:table-cell>
            <table:table-cell table:style-name="Table6.A1" office:value-type="string">
              <text:p text:style-name="P1"><text:span text:style-name="i-b"><text:page-number text:select-page="current">1</text:page-number></text:span></text:p>
            </table:table-cell>
          </table:table-row>
        </table:table>
        <text:p text:style-name="P2"/>
      </style:header>
      <style:header-left>
        <table:table table:name="Table7" table:style-name="Table7">
          <table:table-column table:style-name="Table7.A"/>
          <table:table-column table:style-name="Table7.B"/>
          <table:table-row>
            <table:table-cell office:value-type="string">
              <text:p text:style-name="Header_20_left"><text:span text:style-name="i-b"><text:page-number text:select-page="current">1</text:page-number></text:span></text:p>
            </table:table-cell>
            <table:table-cell office:value-type="string">
              <text:p text:style-name="P3"><text:subject>ABC1234 – Course name here</text:subject></text:p>
            </table:table-cell>
          </table:table-row>
        </table:table>
        <text:p text:style-name="Header_20_left"/>
      </style:head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List of readings</dc:title>
    <dc:subject>ABC1234 – Course name here</dc:subject>
    <meta:initial-creator>Pamela Glossop</meta:initial-creator>
    <meta:creation-date>2006-09-01T11:27:34</meta:creation-date>
    <dc:creator>Pamela Glossop</dc:creator>
    <dc:date>2008-10-22T12:05:46</dc:date>
    <meta:editing-cycles>11</meta:editing-cycles>
    <meta:editing-duration>PT3M5S</meta:editing-duration>
    <meta:template xlink:type="simple" xlink:actuate="onRequest" xlink:href="../../../../../../Documents%20and%20Settings/glossop/My%20Documents/ice-usq/trunk/usq-content/templates/ice-template.ott" xlink:title="ice-template" meta:date="2008-10-02T14:08:18"/>
    <meta:user-defined meta:name="Info 1"/>
    <meta:user-defined meta:name="Info 2"/>
    <meta:user-defined meta:name="Info 3"/>
    <meta:user-defined meta:name="Info 4"/>
    <meta:document-statistic meta:table-count="14" meta:image-count="0" meta:object-count="0" meta:page-count="1" meta:paragraph-count="25" meta:word-count="3" meta:character-count="40"/>
  </office:meta>
</office:document-meta>
</file>

<file path=Basic/Standard/Module1.xml><?xml version="1.0" encoding="utf-8"?>
<!DOCTYPE module  PUBLIC '-//OpenOffice.org//DTD OfficeDocument 1.0//EN'  'module.dtd'>
<script:module xmlns:script="http://openoffice.org/2000/script" script:name="Module1" script:language="StarBasic">'************************************************************
'	This is a program that alters one of the configuration
'	 settings of the OpenOffice.org office software.
'	The setting altered determines how or whether OOo will
'	 allow a remote UNO connection to the office.
'
'**********************************************************************
'	Copyright (c) 2003-2004 Danny Brewer
'	d29583@groovegarden.com
'
'	This library is free software; you can redistribute it and/or
'	modify it under the terms of the GNU Lesser General Public
'	License as published by the Free Software Foundation; either
'	version 2.1 of the License, or (at your option) any later version.
'
'	This library is distributed in the hope that it will be useful,
'	but WITHOUT ANY WARRANTY; without even the implied warranty of
'	MERCHANTABILITY or FITNESS FOR A PARTICULAR PURPOSE.  See the GNU
'	Lesser General Public License for more details.
'
'	You should have received a copy of the GNU Lesser General Public
'	License along with this library; if not, write to the Free Software
'	Foundation, Inc., 59 Temple Place, Suite 330, Boston, MA  02111-1307  USA
'
'	See:  http://www.gnu.org/licenses/lgpl.html
'
'**********************************************************************
'	If you make changes, please append to the change log below.
'
'	Change Log
'		Danny Brewer			Revised 2004-03-12-01
'
'          Sally MacFarlane                2005-08-23
'                                          Accept port number from input dialog
'
'
'**********************************************************************
Sub Main

End Sub



'======================================================================
' Allow user to change OOo listening port
'======================================================================



Sub changePort()
        ' first get the current host and port
	cUnoSetupConnectionURL = GetUnoConnectionURL()
	
	nPos = Instr( 1, cUnoSetupConnectionURL, "host=", 1 )
	If nPos &gt; 0 Then
		cHost = GetToken( cUnoSetupConnectionURL, nPos+5, ",;" )
	Else
		cHost = ""
	EndIf
	
	nPos = Instr( 1, cUnoSetupConnectionURL, "port=", True )
	If nPos &gt; 0 Then
		cPort = GetToken( cUnoSetupConnectionURL, nPos+5, ",;" )
		nPort = Val( cPort )
	Else
		nPort = 0
	EndIf

        ' accept connections from localhost only - set this to 0 to listen to any host
	cConnectionsFrom = "localhost"
	' Dialog to prompt user for a port

        nConnectionPort = InputBox("Please enter the port for OOo to listen on.  (You will need to restart OOo for this change to take effect.)", "Change OOo port", nPort)

        if nConnectionPort = "" then  ' User clicked Cancel

            exit sub

        endif

'	SetUnoConnectionURL( "socket,host=0,port=8100;urp;StarOffice.ServiceManager" )
	SetUnoConnectionURL( "socket,host=" + cConnectionsFrom _
			+ ",port=" + CSTR( nConnectionPort )_
			+ ";urp;StarOffice.ServiceManager" )
End Sub


'======================================================================
'	Configuration Management
'	These routines get or alter the property that affects whether
'	 and how OOo will accept a remote UNO connection.
'======================================================================

Function GetUnoConnectionURL()
	oConfigAccess = GetConfigAccess( "/org.openoffice.Setup/Office" )
	
	cUnoSetupConnectionURL = oConfigAccess.ooSetupConnectionURL

	' Check to see if we've got a string.
	nType = VarType( cUnoSetupConnectionURL )
	If nType &lt;&gt; 8 Then
		cUnoSetupConnectionURL = ""
	EndIf
	
	GetUnoConnectionURL() = cUnoSetupConnectionURL
End Function

Sub SetUnoConnectionURL( cUnoSetupConnectionURL )
	oConfigAccess = GetConfigAccess( "/org.openoffice.Setup/Office", True, True, False )
	oConfigAccess.ooSetupConnectionURL = cUnoSetupConnectionURL
	oConfigAccess.commitChanges()
End Sub


'======================================================================
'	A miscellaneous routine from Danny's library.
'======================================================================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Function GetConfigAccess( ByVal cNodePath As String,_
							Optional bWriteAccess,_
							Optional bEnableSync,_
							Optional bLazyWrite ) As Object
	If IsMissing( bWriteAccess ) Then
		bWriteAccess = False
	EndIf
	If IsMissing( bEnableSync ) Then
		bEnableSync = True
	EndIf
	If IsMissing( bLazyWrite ) Then
		bLazyWrite = False
	EndIf

'	If bWriteAccess  And  bEnableSync Then
		oConfigProvider = GetProcessServiceManager().createInstanceWithArguments(_
							"com.sun.star.configuration.ConfigurationProvider",_
							Array( MakePropertyValue( "enableasync", bEnableSync ) ) )
'	Else
'		oConfigProvider = createUnoService( "com.sun.star.configuration.ConfigurationProvider" )
'	EndIf
	
	If bWriteAccess Then
		cServiceName = "com.sun.star.configuration.ConfigurationUpdateAccess"
	Else
		cServiceName = "com.sun.star.configuration.ConfigurationAccess"
	EndIf
	
	oConfigAccess = oConfigProvider.createInstanceWithArguments( cServiceName,_
		Array( MakePropertyValue( "nodepath", cNodePath ),_
				MakePropertyValue( "lazywrite", bLazyWrite ) ) )
	
	GetConfigAccess() = oConfigAccess
End Function



' Given a string and starting position,
'  accumulate and return all the characters up to the
'  end of the string, or up to a delimiter character.
Function GetToken( cString, nStartPos, cDelimiter )
	cResult = ""
	nLen = Len( cString )
	For i = nStartPos To nLen
		c = Mid( cString, i, 1 )
		If CharsInSet( c, cDelimiter ) Then
			Exit For
		EndIf
		cResult = cResult + c
	Next
	GetToken() = cResult
End Function


' Returns true if every char in cChars is a digit.
Function IsDigit( cChars )
	IsDigit() = CharsInSet( cChars, "0123456789" )
End Function

' Returns true if every char in cChars is a letter.
Function IsAlpha( cChars )
	IsAlpha() = IsUCaseAlpha( UCase(cChars) )
End Function

' Returns true if every char in cChars is a upper case letter.
Function IsUCaseAlpha( cChars )
	IsUCaseAlpha() = CharsInSet( cChars, "ABCDEFGHIJKLMNOPQRSTUVWXYZ" )
End Function

' Returns true if every char in cChars is in the set cSet.
Function CharsInSet( cChars, cSet )
	CharsInSet() = False
	For i = 1 To Len( cChars )
		c = Mid( cChars, i, 1 )
		If Instr( cSet, c ) = 0 Then
			Exit Function
		EndIf
	Next
	CharsInSet() = True
End Function

' Returns true if every char in cChars is NOT in the set cSet.
Function CharsNotInSet( cChars, cSet )
	CharsNotInSet() = False
	For i = 1 To Len( cChars )
		c = Mid( cChars, i, 1 )
		If Instr( cSet, c ) &gt; 0 Then
			Exit Function
		EndIf
	Next
	CharsNotInSet() = True
End Function

' Return string with proper capitalization.
Function ProperName( cName )
	bInWord = False
	cResult = ""
	For i = 1 To Len( cName )
		c = Mid( cName, i, 1 )
		If bInWord Then
			If IsAlpha( c ) Then
				c = LCase( c )
			Else
				bInWord = False
			EndIf
		Else
			If IsAlpha( c ) Then
				c = UCase( c )
				bInWord = True
			Else
				c = LCase( c )
			EndIf
		EndIf
		cResult = cResult + c
	Next
	ProperName() = cResult
End Function


</script:module>
</file>

<file path=Basic/Standard/WPInteropStyles.xml><?xml version="1.0" encoding="utf-8"?>
<!DOCTYPE module  PUBLIC '-//OpenOffice.org//DTD OfficeDocument 1.0//EN'  'module.dtd'>
<script:module xmlns:script="http://openoffice.org/2000/script" script:name="WPInteropStyles" script:language="StarBasic">
       

function SetStyle(style as string)
         rem ----------------------------------------------------------------------
         rem define variables
         dim document   as object
         dim dispatcher as object
         rem ----------------------------------------------------------------------
         rem get access to the document
         document   = ThisComponent.CurrentController.Frame
         dispatcher = createUnoService("com.sun.star.frame.DispatchHelper")
         
         rem ----------------------------------------------------------------------
         dim args1(1) as new com.sun.star.beans.PropertyValue
         
         'Remove bullets and numbering before re-applying
         dispatcher.executeDispatch(document, ".uno:RemoveBullets", "", 0, args1())
         
         'Now apply paragraph style
         args1(0).Name = "Template"
         args1(0).Value = style
         args1(1).Name = "Family"
         args1(1).Value = 2
         
         dispatcher.executeDispatch(document, ".uno:StyleApply", "", 0, args1())
         'Apply char style
         args1(1).Value = 1
         
         dispatcher.executeDispatch(document, ".uno:StyleApply", "", 0, args1())
         
         'Apply list style
         args1(1).Value = 16
         
         dispatcher.executeDispatch(document, ".uno:StyleApply", "", 0, args1())
                 
end function

 
        
Sub p() 
         SetStyle("p" ) 
end Sub 
    
    
   
        
Sub pcenter() 
         SetStyle("p-center" ) 
end Sub 
    
    
   
        
Sub pright() 
         SetStyle("p-right" ) 
end Sub 




Sub pfirstlineindent() 
         SetStyle("p-firstline-indent" ) 
end Sub 


Sub phangingindent() 
         SetStyle("p-hanging-indent" ) 
end Sub 


    
Sub platex() 
         SetStyle("p-latex" ) 
end Sub     



   
        
Sub title() 
         SetStyle("Title" ) 
end Sub 
    
    
   
        
Sub Titlechapter() 
         SetStyle("Title-chapter" ) 
end Sub 
    
    
   
        
Sub Titlebook() 
         SetStyle("Title-book" ) 
end Sub 
    
    
   
        
Sub h1() 
         SetStyle("h1" ) 
end Sub 
    
    
   
        
Sub h1n() 
         SetStyle("h1n" ) 
end Sub 
    
    
   
        
Sub h1chapter() 
         SetStyle("h1-chapter" ) 
end Sub 
    
    
   
        
Sub h2() 
         SetStyle("h2" ) 
end Sub 
    
    
   
        
Sub h2n() 
         SetStyle("h2n" ) 
end Sub 
    
    
   
        
Sub h2chapter() 
         SetStyle("h2-chapter" ) 
end Sub 
    
    
   
        
Sub h3() 
         SetStyle("h3" ) 
end Sub 
    
    
   
        
Sub h3n() 
         SetStyle("h3n" ) 
end Sub 
    
    
   
        
Sub h3chapter() 
         SetStyle("h3-chapter" ) 
end Sub 
    
    
   
        
Sub h4() 
         SetStyle("h4" ) 
end Sub 
    
    
   
        
Sub h4n() 
         SetStyle("h4n" ) 
end Sub 
    
    
   
        
Sub h4chapter() 
         SetStyle("h4-chapter" ) 
end Sub 
    
    
   
        
Sub h5() 
         SetStyle("h5" ) 
end Sub 
    
    
   
        
Sub h5n() 
         SetStyle("h5n" ) 
end Sub 
    
    
   
        
Sub h5chapter() 
         SetStyle("h5-chapter" ) 
end Sub 
    
    
   
        
Sub li1b() 
         SetStyle("li1b" ) 
end Sub 
    
    
   
        
Sub li1n() 
         SetStyle("li1n" ) 
end Sub 
    
    
   
        
Sub li1p() 
         SetStyle("li1p" ) 
end Sub 
    
    
   
        
Sub li1a() 
         SetStyle("li1a" ) 
end Sub 
    
    
   
        
Sub li1alpha() 
         SetStyle("li1A" ) 
end Sub 
    
    
   
        
Sub li1i() 
         SetStyle("li1i" ) 
end Sub 
    
    
   
        
Sub li1rom() 
         SetStyle("li1I" ) 
end Sub 
    
    
   
        
Sub dt1() 
         SetStyle("dt1" ) 
end Sub 
    
    
   
        
Sub dd1() 
         SetStyle("dd1" ) 
end Sub 
    
    
   
        
Sub li2b() 
         SetStyle("li2b" ) 
end Sub 
    
    
   
        
Sub li2n() 
         SetStyle("li2n" ) 
end Sub 
    
    
   
        
Sub li2p() 
         SetStyle("li2p" ) 
end Sub 
    
    
   
        
Sub li2a() 
         SetStyle("li2a" ) 
end Sub 
    
    
   
        
Sub li2alpha() 
         SetStyle("li2A" ) 
end Sub 
    
    
   
        
Sub li2i() 
         SetStyle("li2i" ) 
end Sub 
    
    
   
        
Sub li2rom() 
         SetStyle("li2I" ) 
end Sub 
    
    
   
        
Sub dt2() 
         SetStyle("dt2" ) 
end Sub 
    
    
   
        
Sub dd2() 
         SetStyle("dd2" ) 
end Sub 
    
    
   
        
Sub li3b() 
         SetStyle("li3b" ) 
end Sub 
    
    
   
        
Sub li3n() 
         SetStyle("li3n" ) 
end Sub 
    
    
   
        
Sub li3p() 
         SetStyle("li3p" ) 
end Sub 
    
    
   
        
Sub li3a() 
         SetStyle("li3a" ) 
end Sub 
    
    
   
        
Sub li3alpha() 
         SetStyle("li3A" ) 
end Sub 
    
    
   
        
Sub li3i() 
         SetStyle("li3i" ) 
end Sub 
    
    
   
        
Sub li3rom() 
         SetStyle("li3I" ) 
end Sub 
    
    
   
        
Sub dt3() 
         SetStyle("dt3" ) 
end Sub 
    
    
   
        
Sub dd3() 
         SetStyle("dd3" ) 
end Sub 
    
    
   
        
Sub li4b() 
         SetStyle("li4b" ) 
end Sub 
    
    
   
        
Sub li4n() 
         SetStyle("li4n" ) 
end Sub 
    
    
   
        
Sub li4p() 
         SetStyle("li4p" ) 
end Sub 
    
    
   
        
Sub li4a() 
         SetStyle("li4a" ) 
end Sub 
    
    
   
        
Sub li4alpha() 
         SetStyle("li4A" ) 
end Sub 
    
    
   
        
Sub li4i() 
         SetStyle("li4i" ) 
end Sub 
    
    
   
        
Sub li4rom() 
         SetStyle("li4I" ) 
end Sub 
    
    
   
        
Sub dt4() 
         SetStyle("dt4" ) 
end Sub 
    
    
   
        
Sub dd4() 
         SetStyle("dd4" ) 
end Sub 
    
    
   
        
Sub li5b() 
         SetStyle("li5b" ) 
end Sub 
    
    
   
        
Sub li5n() 
         SetStyle("li5n" ) 
end Sub 
    
    
   
        
Sub li5p() 
         SetStyle("li5p" ) 
end Sub 
    
    
   
        
Sub li5a() 
         SetStyle("li5a" ) 
end Sub 
    
    
   
        
Sub li5alpha() 
         SetStyle("li5A" ) 
end Sub 
    
    
   
        
Sub li5i() 
         SetStyle("li5i" ) 
end Sub 
    
    
   
        
Sub li5rom() 
         SetStyle("li5I" ) 
end Sub 
    
    
   
        
Sub dt5() 
         SetStyle("dt5" ) 
end Sub 
    
    
   
        
Sub dd5() 
         SetStyle("dd5" ) 
end Sub 
    
    
   
        
Sub bq1() 
         SetStyle("bq1" ) 
end Sub 
    
    
   
        
Sub bq1source() 
         SetStyle("bq1source" ) 
end Sub 
    
    
   
        
Sub bq2() 
         SetStyle("bq2" ) 
end Sub 
    
    
   
        
Sub bq2source() 
         SetStyle("bq2source" ) 
end Sub 
    
    
   
        
Sub bq3() 
         SetStyle("bq3" ) 
end Sub 
    
    
   
        
Sub bq3source() 
         SetStyle("bq3source" ) 
end Sub 
    
    
   
        
Sub bq4() 
         SetStyle("bq4" ) 
end Sub 
    
    
   
        
Sub bq4source() 
         SetStyle("bq4source" ) 
end Sub 
    
    
   
        
Sub bq5() 
         SetStyle("bq5" ) 
end Sub 
    
    
   
        
Sub bq5source() 
         SetStyle("bq5source" ) 
end Sub 
    
    
   
        
Sub pre1() 
         SetStyle("pre1" ) 
end Sub 
    
    
   
        
Sub pre2() 
         SetStyle("pre2" ) 
end Sub 
    
    
   
        
Sub pre3() 
         SetStyle("pre3" ) 
end Sub 
    
    
   
        
Sub pre4() 
         SetStyle("pre4" ) 
end Sub 
    
    
   
        
Sub pre5() 
         SetStyle("pre5" ) 
end Sub 
    
    
   
        
Sub iii() 
         SetStyle("i-i" ) 
end Sub 
    
    
   
        
Sub iib() 
         SetStyle("i-b" ) 
end Sub 
    

         
Sub iibi() 
         SetStyle("i-bi" ) 
end Sub 
         
         
   
        
Sub iicode() 
         SetStyle("i-code" ) 
end Sub 
    
    
   
        
Sub iisub() 
         SetStyle("i-sub" ) 
end Sub 
    
    
   
        
Sub iisup() 
         SetStyle("i-sup" ) 
end Sub 


    
Sub iilatex() 
         SetStyle("i-latex" ) 
end Sub  

         
         
Sub iiunderline() 
         SetStyle("i-underline" ) 
end Sub 

         
Sub iidoubleunderline() 
         SetStyle("i-double-underline" )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WPInteropStyles"/>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Configurations/writermenubar.xml><?xml version="1.0" encoding="utf-8"?>
<menu:menubar xmlns:menu="http://openoffice.org/2001/menu" menu:id="menubar">
  <menu:menu menu:id="slot:5510" menu:label="~File">
    <menu:menupopup>
      <menu:menuitem menu:id="slot:5537" menu:helpid="5537" menu:label="~New"/>
      <menu:menuitem menu:id="slot:5501" menu:helpid="5501" menu:label="~Open..."/>
      <menu:menuitem menu:id="slot:6381" menu:helpid="6381" menu:label="A~utoPilot"/>
      <menu:menuseparator/>
      <menu:menuitem menu:id="slot:5503" menu:helpid="5503" menu:label="~Close"/>
      <menu:menuitem menu:id="slot:5505" menu:helpid="5505" menu:label="~Save"/>
      <menu:menuitem menu:id="slot:5502" menu:helpid="5502" menu:label="Save ~As..."/>
      <menu:menuitem menu:id="slot:5309" menu:helpid="5309" menu:label="Sa~ve All"/>
      <menu:menuitem menu:id="slot:5508" menu:helpid="5508" menu:label="Re~load"/>
      <menu:menuseparator/>
      <menu:menuitem menu:id="slot:6583" menu:helpid="6583" menu:label="V~ersions..."/>
      <menu:menuseparator/>
      <menu:menuitem menu:id="slot:5829" menu:helpid="5829" menu:label="Expor~t..."/>
      <menu:menuitem menu:id="slot:6673" menu:helpid="6673" menu:label="Export as P~DF..."/>
      <menu:menu menu:id="slot:1" menu:label="Sen~d">
        <menu:menupopup>
          <menu:menuitem menu:id="slot:5331" menu:helpid="5331" menu:label="Document as ~E-mail..."/>
          <menu:menuitem menu:id="slot:6672" menu:helpid="6672" menu:label="Document as P~DF Attachment..."/>
          <menu:menuseparator/>
          <menu:menuitem menu:id="slot:20004" menu:helpid="20004" menu:label="Create Master ~Document"/>
          <menu:menuitem menu:id="slot:20040" menu:helpid="20040" menu:label="Create ~HTML Document"/>
          <menu:menuseparator/>
          <menu:menuitem menu:id="slot:20036" menu:helpid="20036" menu:label="Outline to ~Presentation"/>
          <menu:menuitem menu:id="slot:20037" menu:helpid="20037" menu:label="Outline to ~Clipboard"/>
          <menu:menuseparator/>
          <menu:menuitem menu:id="slot:21612" menu:helpid="21612" menu:label="Create A~utoAbstract..."/>
          <menu:menuitem menu:id="slot:21613" menu:helpid="21613" menu:label="AutoAbst~ract to Presentation..."/>
        </menu:menupopup>
      </menu:menu>
      <menu:menuseparator/>
      <menu:menuitem menu:id="slot:5535" menu:helpid="5535" menu:label="Propert~ies..."/>
      <menu:menu menu:id="slot:2" menu:label="~Templates">
        <menu:menupopup>
          <menu:menuitem menu:id="slot:5540" menu:helpid="5540" menu:label="~Organize..."/>
          <menu:menuitem menu:id="slot:6655" menu:helpid="6655" menu:label="~Address Book Source..."/>
          <menu:menuitem menu:id="slot:5538" menu:helpid="5538" menu:label="~Save..."/>
          <menu:menuitem menu:id="slot:5594" menu:helpid="5594" menu:label="~Edit..."/>
        </menu:menupopup>
      </menu:menu>
      <menu:menuseparator/>
      <menu:menuitem menu:id="slot:5325" menu:helpid="5325" menu:label="Pa~ge Preview"/>
      <menu:menuitem menu:id="slot:5504" menu:helpid="5504" menu:label="~Print..."/>
      <menu:menuitem menu:id="slot:5302" menu:helpid="5302" menu:label="P~rinter Settings..."/>
      <menu:menuseparator/>
      <menu:menuitem menu:id="slot:5300" menu:helpid="5300" menu:label="E~xit"/>
      <menu:menuseparator/>
    </menu:menupopup>
  </menu:menu>
  <menu:menu menu:id="slot:1" menu:label="~Edit">
    <menu:menupopup>
      <menu:menuitem menu:id="slot:5701" menu:helpid="5701" menu:label="Can't Undo"/>
      <menu:menuitem menu:id="slot:5700" menu:helpid="5700" menu:label="Can't Restore"/>
      <menu:menuitem menu:id="slot:5702" menu:helpid="5702" menu:label="~Repeat"/>
      <menu:menuseparator/>
      <menu:menuitem menu:id="slot:5710" menu:helpid="5710" menu:label="Cu~t"/>
      <menu:menuitem menu:id="slot:5711" menu:helpid="5711" menu:label="~Copy"/>
      <menu:menuitem menu:id="slot:5712" menu:helpid="5712" menu:label="~Paste"/>
      <menu:menuitem menu:id="slot:20114" menu:helpid="20114" menu:label="Paste ~Special..."/>
      <menu:menuitem menu:id="slot:20989" menu:helpid="20989" menu:label="Select Text"/>
      <menu:menuitem menu:id="slot:5723" menu:helpid="5723" menu:label="Select ~All"/>
      <menu:menuseparator/>
      <menu:menu menu:id="slot:1" menu:label="Chan~ges">
        <menu:menupopup>
          <menu:menuitem menu:id="slot:21825" menu:helpid="21825" menu:label="~Record"/>
          <menu:menuitem menu:id="slot:21823" menu:helpid="21823" menu:label="~Protect Records..."/>
          <menu:menuitem menu:id="slot:21826" menu:helpid="21826" menu:label="~Show"/>
          <menu:menuseparator/>
          <menu:menuitem menu:id="slot:21829" menu:helpid="21829" menu:label="~Accept or Reject..."/>
          <menu:menuitem menu:id="slot:21827" menu:helpid="21827" menu:label="~Comment..."/>
          <menu:menuseparator/>
          <menu:menuitem menu:id="slot:6587" menu:helpid="6587" menu:label="~Merge Document..."/>
        </menu:menupopup>
      </menu:menu>
      <menu:menuitem menu:id="slot:6586" menu:helpid="6586" menu:label="Compar~e Document..."/>
      <menu:menuitem menu:id="slot:5961" menu:helpid="5961" menu:label="~Find &amp; Replace..."/>
      <menu:menuitem menu:id="slot:10366" menu:helpid="10366" menu:label="~Navigator"/>
      <menu:menuitem menu:id="slot:20620" menu:helpid="20620" menu:label="AutoTe~xt..."/>
      <menu:menuseparator/>
      <menu:menuitem menu:id="slot:20309" menu:helpid="20309" menu:label="Exc~hange Database..."/>
      <menu:menuitem menu:id="slot:20104" menu:helpid="20104" menu:label="F~ields..."/>
      <menu:menuitem menu:id="slot:20162" menu:helpid="20162" menu:label="Footnote~..."/>
      <menu:menuitem menu:id="slot:20123" menu:helpid="20123" menu:label="Index Entr~y..."/>
      <menu:menuitem menu:id="slot:21833" menu:helpid="21833" menu:label="~Bibliography Entry..."/>
      <menu:menuitem menu:id="slot:21835" menu:helpid="21835" menu:label="H~yperlink"/>
      <menu:menuseparator/>
      <menu:menuitem menu:id="slot:20109" menu:helpid="20109" menu:label="Lin~ks..."/>
      <menu:menuitem menu:id="slot:6314" menu:helpid="6314" menu:label="P~lug-in"/>
      <menu:menuitem menu:id="slot:10371" menu:helpid="10371" menu:label="ImageMap"/>
      <menu:menuitem menu:id="slot:5575" menu:helpid="5575" menu:label="~Object"/>
    </menu:menupopup>
  </menu:menu>
  <menu:menu menu:id="slot:2" menu:label="~View">
    <menu:menupopup>
      <menu:menuitem menu:id="slot:10000" menu:helpid="10000" menu:label="~Zoom..."/>
      <menu:menuseparator/>
      <menu:menuitem menu:id="slot:6660" menu:helpid="6660" menu:label="~Data Sources"/>
      <menu:menuseparator/>
      <menu:menu menu:id="slot:1" menu:label="~Toolbars">
        <menu:menupopup>
          <menu:menuitem menu:id="slot:5910" menu:helpid="5910" menu:label="~Function Bar"/>
          <menu:menuitem menu:id="slot:5905" menu:helpid="5905" menu:label="~Object Bar"/>
          <menu:menuitem menu:id="slot:5909" menu:helpid="5909" menu:label="Main ~Toolbar"/>
          <menu:menuitem menu:id="slot:10360" menu:helpid="10360" menu:label="~Hyperlink Bar"/>
          <menu:menuitem menu:id="slot:20128" menu:helpid="20128" menu:label="Fo~rmula Bar"/>
          <menu:menuseparator/>
          <menu:menuitem menu:id="slot:5908" menu:helpid="5908" menu:label="Customi~ze..."/>
        </menu:menupopup>
      </menu:menu>
      <menu:menuitem menu:id="slot:20211" menu:helpid="20211" menu:label="~Ruler"/>
      <menu:menuitem menu:id="slot:5920" menu:helpid="5920" menu:label="~Status Bar"/>
      <menu:menuitem menu:id="slot:6680" menu:helpid="6680" menu:label="~Input Method Status"/>
      <menu:menuseparator/>
      <menu:menuitem menu:id="slot:20214" menu:helpid="20214" menu:label="Te~xt Boundaries"/>
      <menu:menuitem menu:id="slot:20225" menu:helpid="20225" menu:label="Fie~ld Shadings"/>
      <menu:menuitem menu:id="slot:20226" menu:helpid="20226" menu:label="~Fields"/>
      <menu:menuitem menu:id="slot:20224" menu:helpid="20224" menu:label="~Nonprinting Characters"/>
      <menu:menuitem menu:id="slot:20242" menu:helpid="20242" menu:label="~Hidden Paragraphs"/>
      <menu:menuseparator/>
      <menu:menuitem menu:id="slot:6313" menu:helpid="6313" menu:label="~Online Layout"/>
      <menu:menuitem menu:id="slot:5627" menu:helpid="5627" menu:label="F~ull Screen"/>
    </menu:menupopup>
  </menu:menu>
  <menu:menu menu:id="slot:3" menu:label="~Insert">
    <menu:menupopup>
      <menu:menuitem menu:id="slot:20304" menu:helpid="20304" menu:label="Manual ~Break..."/>
      <menu:menu menu:id="slot:1" menu:label="Fiel~ds">
        <menu:menupopup>
          <menu:menuitem menu:id="slot:20392" menu:helpid="20392" menu:label="~Date"/>
          <menu:menuitem menu:id="slot:20393" menu:helpid="20393" menu:label="~Time"/>
          <menu:menuitem menu:id="slot:20394" menu:helpid="20394" menu:label="~Page Number"/>
          <menu:menuitem menu:id="slot:20395" menu:helpid="20395" menu:label="Page ~Count"/>
          <menu:menuitem menu:id="slot:20396" menu:helpid="20396" menu:label="~Subject"/>
          <menu:menuitem menu:id="slot:20397" menu:helpid="20397" menu:label="~Title"/>
          <menu:menuitem menu:id="slot:20398" menu:helpid="20398" menu:label="~Author"/>
          <menu:menuseparator/>
          <menu:menuitem menu:id="slot:20308" menu:helpid="20308" menu:label="~Other..."/>
        </menu:menupopup>
      </menu:menu>
      <menu:menuitem menu:id="slot:20328" menu:helpid="20328" menu:label="S~pecial Character..."/>
      <menu:menuseparator/>
      <menu:menuitem menu:id="slot:21419" menu:helpid="21419" menu:label="~Section..."/>
      <menu:menuitem menu:id="slot:5678" menu:helpid="5678" menu:label="~Hyperlink"/>
      <menu:menuseparator/>
      <menu:menuitem menu:id="slot:21413" menu:helpid="21413" menu:label="He~ader"/>
      <menu:menuitem menu:id="slot:21414" menu:helpid="21414" menu:label="Foote~r"/>
      <menu:menuitem menu:id="slot:20312" menu:helpid="20312" menu:label="Footnote~..."/>
      <menu:menuitem menu:id="slot:20310" menu:helpid="20310" menu:label="~Caption..."/>
      <menu:menuitem menu:id="slot:20302" menu:helpid="20302" menu:label="Bookmar~k..."/>
      <menu:menuitem menu:id="slot:20313" menu:helpid="20313" menu:label="Cross-refere~nce..."/>
      <menu:menuitem menu:id="slot:20329" menu:helpid="20329" menu:label="Not~e..."/>
      <menu:menu menu:id="slot:2" menu:label="Inde~xes and Tables">
        <menu:menupopup>
          <menu:menuitem menu:id="slot:20335" menu:helpid="20335" menu:label="~Entry..."/>
          <menu:menuitem menu:id="slot:21420" menu:helpid="21420" menu:label="~Indexes and Tables..."/>
          <menu:menuitem menu:id="slot:21421" menu:helpid="21421" menu:label="~Bibliography Entry..."/>
        </menu:menupopup>
      </menu:menu>
      <menu:menuseparator/>
      <menu:menuitem menu:id="slot:21050" menu:helpid="21050" menu:label="En~velope..."/>
      <menu:menuseparator/>
      <menu:menuitem menu:id="slot:20334" menu:helpid="20334" menu:label="Fra~me..."/>
      <menu:menuitem menu:id="slot:20330" menu:helpid="20330" menu:label="~Table..."/>
      <menu:menuitem menu:id="slot:21411" menu:helpid="21411" menu:label="Hori~zontal Ruler..."/>
      <menu:menu menu:id="slot:3" menu:label="~Graphics">
        <menu:menupopup>
          <menu:menuitem menu:id="slot:10241" menu:helpid="10241" menu:label="From ~File..."/>
          <menu:menu menu:id="slot:1" menu:label="Scan">
            <menu:menupopup>
              <menu:menuitem menu:id="slot:10331" menu:helpid="10331" menu:label="~Select Source..."/>
              <menu:menuitem menu:id="slot:10332" menu:helpid="10332" menu:label="~Request..."/>
            </menu:menupopup>
          </menu:menu>
        </menu:menupopup>
      </menu:menu>
      <menu:menu menu:id="slot:4" menu:label="~Object">
        <menu:menupopup>
          <menu:menuitem menu:id="slot:5561" menu:helpid="5561" menu:label="~OLE Object..."/>
          <menu:menuitem menu:id="slot:5672" menu:helpid="5672" menu:label="~Plug-in..."/>
          <menu:menuitem menu:id="slot:5676" menu:helpid="5676" menu:label="~Sound..."/>
          <menu:menuitem menu:id="slot:5677" menu:helpid="5677" menu:label="~Video..."/>
          <menu:menuitem menu:id="slot:20369" menu:helpid="20369" menu:label="~Formula"/>
          <menu:menuitem menu:id="slot:10140" menu:helpid="10140" menu:label="~Chart..."/>
        </menu:menupopup>
      </menu:menu>
      <menu:menuitem menu:id="slot:5563" menu:helpid="5563" menu:label="Float~ing Frame"/>
      <menu:menuseparator/>
      <menu:menuitem menu:id="slot:5532" menu:helpid="5532" menu:label="~File..."/>
    </menu:menupopup>
  </menu:menu>
  <menu:menu menu:id="slot:5780" menu:label="F~ormat">
    <menu:menupopup/>
  </menu:menu>
  <menu:menu menu:id="slot:6677" menu:label="~Tools">
    <menu:menupopup>
      <menu:menu menu:id="slot:1" menu:label="~Spellcheck">
        <menu:menupopup>
          <menu:menuitem menu:id="slot:20622" menu:helpid="20622" menu:label="~Check..."/>
          <menu:menuitem menu:id="slot:12021" menu:helpid="12021" menu:label="~AutoSpellcheck"/>
        </menu:menupopup>
      </menu:menu>
      <menu:menuitem menu:id="slot:10959" menu:helpid="10959" menu:label="Hangul/Han~ja Conversion..."/>
      <menu:menuitem menu:id="slot:20603" menu:helpid="20603" menu:label="~Thesaurus..."/>
      <menu:menuitem menu:id="slot:20605" menu:helpid="20605" menu:label="~Hyphenation..."/>
      <menu:menuseparator/>
      <menu:menuitem menu:id="slot:10424" menu:helpid="10424" menu:label="~AutoCorrect/AutoFormat..."/>
      <menu:menuseparator/>
      <menu:menuitem menu:id="slot:20612" menu:helpid="20612" menu:label="Outline ~Numbering..."/>
      <menu:menuitem menu:id="slot:20602" menu:helpid="20602" menu:label="~Line Numbering..."/>
      <menu:menuitem menu:id="slot:20468" menu:helpid="20468" menu:label="~Footnotes..."/>
      <menu:menuseparator/>
      <menu:menuitem menu:id="slot:5960" menu:helpid="5960" menu:label="~Gallery"/>
      <menu:menuseparator/>
      <menu:menuitem menu:id="slot:10880" menu:helpid="10880" menu:label="~Bibliography Database"/>
      <menu:menuitem menu:id="slot:10882" menu:helpid="10882" menu:label="~Data Sources..."/>
      <menu:menuseparator/>
      <menu:menuitem menu:id="slot:20364" menu:helpid="20364" menu:label="~Mail Merge..."/>
      <menu:menuseparator/>
      <menu:menuitem menu:id="slot:20500" menu:helpid="20500" menu:label="Te~xt &lt;-&gt; Table..."/>
      <menu:menuitem menu:id="slot:20614" menu:helpid="20614" menu:label="So~rt..."/>
      <menu:menuitem menu:id="slot:20615" menu:helpid="20615" menu:label="Calculat~e"/>
      <menu:menu menu:id="slot:2" menu:label="~Update">
        <menu:menupopup>
          <menu:menuitem menu:id="slot:21828" menu:helpid="21828" menu:label="~Update All"/>
          <menu:menuseparator/>
          <menu:menuitem menu:id="slot:20126" menu:helpid="20126" menu:label="~Fields"/>
          <menu:menuitem menu:id="slot:21824" menu:helpid="21824" menu:label="~Links"/>
          <menu:menuitem menu:id="slot:21834" menu:helpid="21834" menu:label="All ~Charts"/>
          <menu:menuitem menu:id="slot:20654" menu:helpid="20654" menu:label="Current ~Index"/>
          <menu:menuitem menu:id="slot:20653" menu:helpid="20653" menu:label="~All Indexes and Tables"/>
          <menu:menuitem menu:id="slot:20161" menu:helpid="20161" menu:label="Page Formatting"/>
        </menu:menupopup>
      </menu:menu>
      <menu:menuseparator/>
      <menu:menu menu:id="slot:3" menu:label="~Macros">
        <menu:menupopup>
          <menu:menuitem menu:id="slot:6669" menu:helpid="6669" menu:label="Record Macro"/>
          <menu:menuitem menu:id="slot:5959" menu:helpid="5959" menu:label="~Macro..."/>
        </menu:menupopup>
      </menu:menu>
      <menu:menuitem menu:id="slot:10958" menu:helpid="10958" menu:label="~XML Filter Settings..."/>
      <menu:menuitem menu:id="slot:5904" menu:helpid="5904" menu:label="~Configure..."/>
      <menu:menuitem menu:id="slot:31630" menu:helpid="31630" menu:label="~Options..."/>
    </menu:menupopup>
  </menu:menu>
  <menu:menu menu:id="slot:5610" menu:label="~Window">
    <menu:menupopup>
      <menu:menuitem menu:id="slot:5620" menu:helpid="5620" menu:label="~New Window"/>
      <menu:menuitem menu:id="slot:5621" menu:helpid="5621" menu:label="~Close Window"/>
      <menu:menuseparator/>
    </menu:menupopup>
  </menu:menu>
  <menu:menu menu:id="slot:5" menu:label="I~ce">
    <menu:menupopup>
      <menu:menuitem menu:id="macro://./Standard.Module1.changePort()" menu:label="Change ~Port"/>
    </menu:menupopup>
  </menu:menu>
  <menu:menu menu:id="slot:4" menu:label="~Styles">
    <menu:menupopup>
      <menu:menu menu:id="slot:1" menu:label="~Paragraph - p">
        <menu:menupopup>
          <menu:menuitem menu:id="macro://./Standard.WPInteropStyles.p()" menu:label="~p"/>
          <menu:menuitem menu:id="macro://./Standard.WPInteropStyles.pcenter()" menu:label="p-~center"/>
          <menu:menuitem menu:id="macro://./Standard.WPInteropStyles.pright()" menu:label="p-~right"/>
        </menu:menupopup>
      </menu:menu>
      <menu:menu menu:id="slot:2" menu:label="~Title - title">
        <menu:menupopup>
          <menu:menuitem menu:id="macro://./Standard.WPInteropStyles.title()" menu:label="~Title"/>
          <menu:menuitem menu:id="macro://./Standard.WPInteropStyles.Titlechapter()" menu:label="Title-~chapter"/>
          <menu:menuitem menu:id="macro://./Standard.WPInteropStyles.Titlebook()" menu:label="Title-~book"/>
        </menu:menupopup>
      </menu:menu>
      <menu:menu menu:id="slot:3" menu:label="~Headings - h">
        <menu:menupopup>
          <menu:menu menu:id="slot:1" menu:label="Level ~1 - h1">
            <menu:menupopup>
              <menu:menuitem menu:id="macro://./Standard.WPInteropStyles.h1()" menu:label="Heading 1 - h~1"/>
              <menu:menuitem menu:id="macro://./Standard.WPInteropStyles.h1n()" menu:label="Numbered Heading 1 - h1~n"/>
              <menu:menuitem menu:id="macro://./Standard.WPInteropStyles.h1chapter()" menu:label="Chapter Heading 1 - h1-~chapter"/>
            </menu:menupopup>
          </menu:menu>
          <menu:menu menu:id="slot:2" menu:label="Level ~2 - h2">
            <menu:menupopup>
              <menu:menuitem menu:id="macro://./Standard.WPInteropStyles.h2()" menu:label="Heading 2 - h~2"/>
              <menu:menuitem menu:id="macro://./Standard.WPInteropStyles.h2n()" menu:label="Numbered Heading 2 - h2~n"/>
              <menu:menuitem menu:id="macro://./Standard.WPInteropStyles.h2chapter()" menu:label="Chapter Heading 2 - h2-~chapter"/>
            </menu:menupopup>
          </menu:menu>
          <menu:menu menu:id="slot:3" menu:label="Level ~3 - h3">
            <menu:menupopup>
              <menu:menuitem menu:id="macro://./Standard.WPInteropStyles.h3()" menu:label="Heading 3 - h~3"/>
              <menu:menuitem menu:id="macro://./Standard.WPInteropStyles.h3n()" menu:label="Numbered Heading 3 - h3~n"/>
              <menu:menuitem menu:id="macro://./Standard.WPInteropStyles.h3chapter()" menu:label="Chapter Heading 3 - h3-~chapter"/>
            </menu:menupopup>
          </menu:menu>
          <menu:menu menu:id="slot:4" menu:label="Level ~4 - h4">
            <menu:menupopup>
              <menu:menuitem menu:id="macro://./Standard.WPInteropStyles.h4()" menu:label="Heading 4 - h~4"/>
              <menu:menuitem menu:id="macro://./Standard.WPInteropStyles.h4n()" menu:label="Numbered Heading 4 - h4~n"/>
              <menu:menuitem menu:id="macro://./Standard.WPInteropStyles.h4chapter()" menu:label="Chapter Heading 4 - h4-~chapter"/>
            </menu:menupopup>
          </menu:menu>
          <menu:menu menu:id="slot:5" menu:label="Level ~5 - h5">
            <menu:menupopup>
              <menu:menuitem menu:id="macro://./Standard.WPInteropStyles.h5()" menu:label="Heading 5 - h~5"/>
              <menu:menuitem menu:id="macro://./Standard.WPInteropStyles.h5n()" menu:label="Numbered Heading 5 - h5~n"/>
              <menu:menuitem menu:id="macro://./Standard.WPInteropStyles.h5chapter()" menu:label="Chapter Heading 5 - h5-~chapter"/>
            </menu:menupopup>
          </menu:menu>
        </menu:menupopup>
      </menu:menu>
      <menu:menu menu:id="slot:4" menu:label="~List Item - li">
        <menu:menupopup>
          <menu:menu menu:id="slot:1" menu:label="Level ~1 - li1">
            <menu:menupopup>
              <menu:menuitem menu:id="macro://./Standard.WPInteropStyles.li1b()" menu:label="Bullet 1 - li1~b"/>
              <menu:menuitem menu:id="macro://./Standard.WPInteropStyles.li1n()" menu:label="Numbered 1 - li1~n"/>
              <menu:menuitem menu:id="macro://./Standard.WPInteropStyles.li1p()" menu:label="Paragraph 1 - li1~p"/>
              <menu:menuitem menu:id="macro://./Standard.WPInteropStyles.li1a()" menu:label="Lowercase Alpha 1 - li1~a"/>
              <menu:menuitem menu:id="macro://./Standard.WPInteropStyles.li1alpha()" menu:label="~Uppercase Alpha 1 - li1~A"/>
              <menu:menuitem menu:id="macro://./Standard.WPInteropStyles.li1i()" menu:label="Lowercase Roman 1 - li1~i"/>
              <menu:menuitem menu:id="macro://./Standard.WPInteropStyles.li1rom()" menu:label="Uppercase ~Roman 1 - li1~I"/>
              <menu:menuitem menu:id="macro://./Standard.WPInteropStyles.dt1()" menu:label="Definition ~Term 1 - dt1"/>
              <menu:menuitem menu:id="macro://./Standard.WPInteropStyles.dd1()" menu:label="Definition ~Description 1 - dd1"/>
            </menu:menupopup>
          </menu:menu>
          <menu:menu menu:id="slot:2" menu:label="Level ~2 - li2">
            <menu:menupopup>
              <menu:menuitem menu:id="macro://./Standard.WPInteropStyles.li2b()" menu:label="Bullet 2 - li2~b"/>
              <menu:menuitem menu:id="macro://./Standard.WPInteropStyles.li2n()" menu:label="Numbered 2 - li2~n"/>
              <menu:menuitem menu:id="macro://./Standard.WPInteropStyles.li2p()" menu:label="Paragraph 2 - li2~p"/>
              <menu:menuitem menu:id="macro://./Standard.WPInteropStyles.li2a()" menu:label="Lowercase Alpha 2 - li2~a"/>
              <menu:menuitem menu:id="macro://./Standard.WPInteropStyles.li2alpha()" menu:label="~Uppercase Alpha 2 - li2~A"/>
              <menu:menuitem menu:id="macro://./Standard.WPInteropStyles.li2i()" menu:label="Lowercase Roman 2 - li2~i"/>
              <menu:menuitem menu:id="macro://./Standard.WPInteropStyles.li2rom()" menu:label="Uppercase ~Roman 2 - li2~I"/>
              <menu:menuitem menu:id="macro://./Standard.WPInteropStyles.dt2()" menu:label="Definition ~Term 2 - dt2"/>
              <menu:menuitem menu:id="macro://./Standard.WPInteropStyles.dd2()" menu:label="Definition ~Description 2 - dd2"/>
            </menu:menupopup>
          </menu:menu>
          <menu:menu menu:id="slot:3" menu:label="Level ~3 - li3">
            <menu:menupopup>
              <menu:menuitem menu:id="macro://./Standard.WPInteropStyles.li3b()" menu:label="Bullet 3 - li3~b"/>
              <menu:menuitem menu:id="macro://./Standard.WPInteropStyles.li3n()" menu:label="Numbered 3 - li3~n"/>
              <menu:menuitem menu:id="macro://./Standard.WPInteropStyles.li3p()" menu:label="Paragraph 3 - li3~p"/>
              <menu:menuitem menu:id="macro://./Standard.WPInteropStyles.li3a()" menu:label="Lowercase Alpha 3 - li3~a"/>
              <menu:menuitem menu:id="macro://./Standard.WPInteropStyles.li3alpha()" menu:label="~Uppercase Alpha 3 - li3~A"/>
              <menu:menuitem menu:id="macro://./Standard.WPInteropStyles.li3i()" menu:label="Lowercase Roman 3 - li3~i"/>
              <menu:menuitem menu:id="macro://./Standard.WPInteropStyles.li3rom()" menu:label="Uppercase ~Roman 3 - li3~I"/>
              <menu:menuitem menu:id="macro://./Standard.WPInteropStyles.dt3()" menu:label="Definition ~Term 3 - dt3"/>
              <menu:menuitem menu:id="macro://./Standard.WPInteropStyles.dd3()" menu:label="Definition ~Description 3 - dd3"/>
            </menu:menupopup>
          </menu:menu>
          <menu:menu menu:id="slot:4" menu:label="Level ~4 - li4">
            <menu:menupopup>
              <menu:menuitem menu:id="macro://./Standard.WPInteropStyles.li4b()" menu:label="Bullet 4 - li4~b"/>
              <menu:menuitem menu:id="macro://./Standard.WPInteropStyles.li4n()" menu:label="Numbered 4 - li4~n"/>
              <menu:menuitem menu:id="macro://./Standard.WPInteropStyles.li4p()" menu:label="Paragraph 4 - li4~p"/>
              <menu:menuitem menu:id="macro://./Standard.WPInteropStyles.li4a()" menu:label="Lowercase Alpha 4 - li4~a"/>
              <menu:menuitem menu:id="macro://./Standard.WPInteropStyles.li4alpha()" menu:label="~Uppercase Alpha 4 - li4~A"/>
              <menu:menuitem menu:id="macro://./Standard.WPInteropStyles.li4i()" menu:label="Lowercase Roman 4 - li4~i"/>
              <menu:menuitem menu:id="macro://./Standard.WPInteropStyles.li4rom()" menu:label="Uppercase ~Roman 4 - li4~I"/>
              <menu:menuitem menu:id="macro://./Standard.WPInteropStyles.dt4()" menu:label="Definition ~Term 4 - dt4"/>
              <menu:menuitem menu:id="macro://./Standard.WPInteropStyles.dd4()" menu:label="Definition ~Description 4 - dd4"/>
            </menu:menupopup>
          </menu:menu>
          <menu:menu menu:id="slot:5" menu:label="Level ~5 - li5">
            <menu:menupopup>
              <menu:menuitem menu:id="macro://./Standard.WPInteropStyles.li5b()" menu:label="Bullet 5 - li5~b"/>
              <menu:menuitem menu:id="macro://./Standard.WPInteropStyles.li5n()" menu:label="Numbered 5 - li5~n"/>
              <menu:menuitem menu:id="macro://./Standard.WPInteropStyles.li5p()" menu:label="Paragraph 5 - li5~p"/>
              <menu:menuitem menu:id="macro://./Standard.WPInteropStyles.li5a()" menu:label="Lowercase Alpha 5 - li5~a"/>
              <menu:menuitem menu:id="macro://./Standard.WPInteropStyles.li5alpha()" menu:label="~Uppercase Alpha 5 - li5~A"/>
              <menu:menuitem menu:id="macro://./Standard.WPInteropStyles.li5i()" menu:label="Lowercase Roman 5 - li5~i"/>
              <menu:menuitem menu:id="macro://./Standard.WPInteropStyles.li5rom()" menu:label="Uppercase ~Roman 5 - li5~I"/>
              <menu:menuitem menu:id="macro://./Standard.WPInteropStyles.dt5()" menu:label="Definition ~Term 5 - dt5"/>
              <menu:menuitem menu:id="macro://./Standard.WPInteropStyles.dd5()" menu:label="Definition ~Description 5 - dd5"/>
            </menu:menupopup>
          </menu:menu>
        </menu:menupopup>
      </menu:menu>
      <menu:menu menu:id="slot:5" menu:label="~Blockquote">
        <menu:menupopup>
          <menu:menu menu:id="slot:1" menu:label="Level ~1 - bq1">
            <menu:menupopup>
              <menu:menuitem menu:id="macro://./Standard.WPInteropStyles.bq1()" menu:label="Blockquote 1 - ~bq1"/>
              <menu:menuitem menu:id="macro://./Standard.WPInteropStyles.bq1source()" menu:label="Blockquote-source 1 - ~source1"/>
            </menu:menupopup>
          </menu:menu>
          <menu:menu menu:id="slot:2" menu:label="Level ~2 - bq2">
            <menu:menupopup>
              <menu:menuitem menu:id="macro://./Standard.WPInteropStyles.bq2()" menu:label="Blockquote 2 - ~bq2"/>
              <menu:menuitem menu:id="macro://./Standard.WPInteropStyles.bq2source()" menu:label="Blockquote-source 2 - ~source2"/>
            </menu:menupopup>
          </menu:menu>
          <menu:menu menu:id="slot:3" menu:label="Level ~3 - bq3">
            <menu:menupopup>
              <menu:menuitem menu:id="macro://./Standard.WPInteropStyles.bq3()" menu:label="Blockquote 3 - ~bq3"/>
              <menu:menuitem menu:id="macro://./Standard.WPInteropStyles.bq3source()" menu:label="Blockquote-source 3 - ~source3"/>
            </menu:menupopup>
          </menu:menu>
          <menu:menu menu:id="slot:4" menu:label="Level ~4 - bq4">
            <menu:menupopup>
              <menu:menuitem menu:id="macro://./Standard.WPInteropStyles.bq4()" menu:label="Blockquote 4 - ~bq4"/>
              <menu:menuitem menu:id="macro://./Standard.WPInteropStyles.bq4source()" menu:label="Blockquote-source 4 - ~source4"/>
            </menu:menupopup>
          </menu:menu>
          <menu:menu menu:id="slot:5" menu:label="Level ~5 - bq5">
            <menu:menupopup>
              <menu:menuitem menu:id="macro://./Standard.WPInteropStyles.bq5()" menu:label="Blockquote 5 - ~bq5"/>
              <menu:menuitem menu:id="macro://./Standard.WPInteropStyles.bq5source()" menu:label="Blockquote-source 5 - ~source5"/>
            </menu:menupopup>
          </menu:menu>
        </menu:menupopup>
      </menu:menu>
      <menu:menu menu:id="slot:6" menu:label="Pre-~formatted (fixed-width)">
        <menu:menupopup>
          <menu:menuitem menu:id="macro://./Standard.WPInteropStyles.pre1()" menu:label="Pre-formatted 1 - pre~1"/>
          <menu:menuitem menu:id="macro://./Standard.WPInteropStyles.pre2()" menu:label="Pre-formatted 2 - pre~2"/>
          <menu:menuitem menu:id="macro://./Standard.WPInteropStyles.pre3()" menu:label="Pre-formatted 3 - pre~3"/>
          <menu:menuitem menu:id="macro://./Standard.WPInteropStyles.pre4()" menu:label="Pre-formatted 4 - pre~4"/>
          <menu:menuitem menu:id="macro://./Standard.WPInteropStyles.pre5()" menu:label="Pre-formatted 5 - pre~5"/>
        </menu:menupopup>
      </menu:menu>
      <menu:menu menu:id="slot:7" menu:label="~Inline (Character style)">
        <menu:menupopup>
          <menu:menuitem menu:id="macro://./Standard.WPInteropStyles.iii()" menu:label="~Italic font - i-i"/>
          <menu:menuitem menu:id="macro://./Standard.WPInteropStyles.iib()" menu:label="~Bold font - i-b"/>
          <menu:menuitem menu:id="macro://./Standard.WPInteropStyles.iicode()" menu:label="Program ~code (fixed width) - i-code"/>
          <menu:menuitem menu:id="macro://./Standard.WPInteropStyles.iisub()" menu:label="S~ubscript - i-sub"/>
          <menu:menuitem menu:id="macro://./Standard.WPInteropStyles.iisup()" menu:label="Su~perscript - i-sup"/>
        </menu:menupopup>
      </menu:menu>
    </menu:menupopup>
  </menu:menu>
  <menu:menu menu:id="slot:5410" menu:label="~Help">
    <menu:menupopup>
      <menu:menuitem menu:id="slot:5401" menu:helpid="5401" menu:label="~Contents"/>
      <menu:menuseparator/>
      <menu:menuitem menu:id="slot:5962" menu:helpid="5962" menu:label="Help ~Agent"/>
      <menu:menuitem menu:id="slot:5404" menu:helpid="5404" menu:label="~Tips"/>
      <menu:menuitem menu:id="slot:5403" menu:helpid="5403" menu:label="~Extended Tips"/>
      <menu:menuseparator/>
      <menu:menuitem menu:id="slot:6683" menu:helpid="6683" menu:label="~Support"/>
      <menu:menuitem menu:id="slot:6537" menu:helpid="6537" menu:label="~Registration..."/>
      <menu:menuseparator/>
      <menu:menuitem menu:id="slot:5301" menu:helpid="5301" menu:label="A~bout OpenOffice.org..."/>
    </menu:menupopup>
  </menu:menu>
</menu:menubar>
</file>